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ans-Italic" svg:font-family="LiberationSans-Italic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21.5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Sans-Italic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italic" style:font-weight-asian="normal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72bf44"/>
    </style:style>
    <style:style style:name="ce11" style:family="table-cell" style:parent-style-name="Default">
      <style:text-properties style:font-name="LiberationSans-Italic" fo:language="none" fo:country="none" fo:font-style="italic" style:font-name-asian="LiberationSans-Italic" style:language-asian="none" style:country-asian="none" style:font-style-asian="italic" style:font-name-complex="LiberationSans-Italic" style:language-complex="none" style:country-complex="none" style:font-style-complex="italic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200"/>
    </style:style>
    <style:style style:name="ce14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Sans-Italic" fo:font-style="italic" style:font-name-asian="LiberationSans-Italic" style:font-name-complex="LiberationSans-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Common Problems" table:style-name="ta1">
        <table:table-column table:style-name="co1" table:default-cell-style-name="Default"/>
        <table:table-row table:style-name="ro1">
          <table:table-cell office:value-type="string" calcext:value-type="string">
            <text:p>‘&lt;&lt;’ has a problem of width inference. See ‘chisel-book’ Leros chapter</text:p>
          </table:table-cell>
        </table:table-row>
        <table:table-row table:style-name="ro1">
          <table:table-cell office:value-type="string" calcext:value-type="string">
            <text:p>always @(posedge nvdla_core_clk or negedge nvdla_core_rstn) need to be replaced by always @(posedge nvdla_core_clk)</text:p>
          </table:table-cell>
        </table:table-row>
      </table:table>
      <table:table table:name="rams" table:style-name="ta1">
        <table:table-column table:style-name="co1" table:number-columns-repeated="7" table:default-cell-style-name="Default"/>
        <table:table-column table:style-name="co1" table:default-cell-style-name="ce10"/>
        <table:table-row table:style-name="ro1">
          <table:table-cell table:style-name="ce9" office:value-type="string" calcext:value-type="string">
            <text:p>nv_rams_rws dout failed, but pass the tester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nv_rams_rwspdout_r failed, dout failed, but pass the tester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nv_rams_rwspdout failed due to the same reason with 1&amp;2, haven’t tested on tester ye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rying to prove $equiv for \dout [13]: failed.</text:p>
            <text:p>  Trying to prove $equiv for \dout [5]: failed.</text:p>
            <text:p>  Trying to prove $equiv for \dout_r [1]: failed.</text:p>
            <text:p>  Trying to prove $equiv for \dout [12]: failed.</text:p>
            <text:p>  Trying to prove $equiv for \dout [11]: failed.</text:p>
            <text:p>  Trying to prove $equiv for \dout [10]: failed.</text:p>
            <text:p>  Trying to prove $equiv for \dout [9]: failed.</text:p>
            <text:p>  Trying to prove $equiv for \dout [26]: failed.</text:p>
            <text:p>  Trying to prove $equiv for \dout [28]: failed.</text:p>
            <text:p>  Trying to prove $equiv for \dout [29]: failed.</text:p>
            <text:p>  Trying to prove $equiv for \dout_r [2]: failed.</text:p>
            <text:p>  Trying to prove $equiv for \dout_r [3]: failed.</text:p>
            <text:p>  Trying to prove $equiv for \dout_r [4]: failed.</text:p>
            <text:p>  Trying to prove $equiv for \dout_r [5]: failed.</text:p>
            <text:p>  Trying to prove $equiv for \dout [30]: failed.</text:p>
            <text:p>  Trying to prove $equiv for \dout [31]: failed.</text:p>
            <text:p>  Trying to prove $equiv for \dout_r [6]: failed.</text:p>
            <text:p>  Trying to prove $equiv for \dout_r [7]: failed.</text:p>
            <text:p>  Trying to prove $equiv for \dout_r [8]: failed.</text:p>
            <text:p>  Trying to prove $equiv for \dout_r [9]: failed.</text:p>
            <text:p>  Trying to prove $equiv for \dout_r [10]: failed.</text:p>
            <text:p>  Trying to prove $equiv for \dout_r [11]: failed.</text:p>
            <text:p>  Trying to prove $equiv for \dout_r [12]: failed.</text:p>
            <text:p>  Trying to prove $equiv for \dout_r [13]: failed.</text:p>
            <text:p>  Trying to prove $equiv for \dout_r [14]: failed.</text:p>
            <text:p>  Trying to prove $equiv for \dout_r [15]: failed.</text:p>
            <text:p>  Trying to prove $equiv for \dout_r [16]: failed.</text:p>
            <text:p>  Trying to prove $equiv for \dout [6]: failed.</text:p>
            <text:p>  Trying to prove $equiv for \dout [7]: failed.</text:p>
            <text:p>  Trying to prove $equiv for \dout [8]: failed.</text:p>
            <text:p>  Trying to prove $equiv for \dout [21]: failed.</text:p>
            <text:p>  Trying to prove $equiv for \dout [23]: failed.</text:p>
            <text:p>  Trying to prove $equiv for \dout [0]: failed.</text:p>
            <text:p>  Trying to prove $equiv for \dout [20]: failed.</text:p>
            <text:p>  Trying to prove $equiv for \dout [1]: failed.</text:p>
            <text:p>  Trying to prove $equiv for \dout [17]: failed.</text:p>
            <text:p>  Trying to prove $equiv for \dout [25]: failed.</text:p>
            <text:p>  Trying to prove $equiv for \dout [2]: failed.</text:p>
            <text:p>  Trying to prove $equiv for \dout [18]: failed.</text:p>
            <text:p>  Trying to prove $equiv for \dout [3]: failed.</text:p>
            <text:p>  Trying to prove $equiv for \dout [19]: failed.</text:p>
            <text:p>  Trying to prove $equiv for \dout [4]: failed.</text:p>
            <text:p>  Trying to prove $equiv for \dout_r [31]: failed.</text:p>
            <text:p>  Trying to prove $equiv for \dout_r [17]: failed.</text:p>
            <text:p>  Trying to prove $equiv for \dout_r [18]: failed.</text:p>
            <text:p>  Trying to prove $equiv for \dout_r [19]: failed.</text:p>
            <text:p>  Trying to prove $equiv for \dout_r [20]: failed.</text:p>
            <text:p>  Trying to prove $equiv for \dout_r [21]: failed.</text:p>
            <text:p>  Trying to prove $equiv for \dout_r [22]: failed.</text:p>
            <text:p>  Trying to prove $equiv for \dout_r [23]: failed.</text:p>
            <text:p>  Trying to prove $equiv for \dout_r [24]: failed.</text:p>
            <text:p>  Trying to prove $equiv for \dout_r [25]: failed.</text:p>
            <text:p>  Trying to prove $equiv for \dout_r [26]: failed.</text:p>
            <text:p>  Trying to prove $equiv for \dout_r [27]: failed.</text:p>
            <text:p>  Trying to prove $equiv for \dout_r [28]: failed.</text:p>
            <text:p>  Trying to prove $equiv for \dout_r [29]: failed.</text:p>
            <text:p>  Trying to prove $equiv for \dout_r [30]: failed.</text:p>
            <text:p>  Trying to prove $equiv for \dout [14]: failed.</text:p>
            <text:p>  Trying to prove $equiv for \dout [15]: failed.</text:p>
            <text:p>  Trying to prove $equiv for \dout [16]: failed.</text:p>
            <text:p>  Trying to prove $equiv for \dout [27]: failed.</text:p>
            <text:p>  Trying to prove $equiv for \dout_r [0]: failed.</text:p>
            <text:p>  Trying to prove $equiv for \dout [24]: failed.</text:p>
            <text:p>  Trying to prove $equiv for \dout [22]: failed.</text:p>
          </table:table-cell>
          <table:table-cell table:number-columns-repeated="7"/>
        </table:table-row>
        <table:table-row table:style-name="ro1" table:number-rows-repeated="104857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acc" table:style-name="ta1">
        <table:table-column table:style-name="co1" table:number-columns-repeated="7" table:default-cell-style-name="Default"/>
        <table:table-column table:style-name="co1" table:default-cell-style-name="ce10"/>
        <table:table-row table:style-name="ro1">
          <table:table-cell table:style-name="ce11" office:value-type="string" calcext:value-type="string">
            <text:p>NV_NVDLA_CACC_CALC_int8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<text:span text:style-name="T1">Unproven $equiv $auto$equiv_make.cc:241:find_same_wires$369: \out_partial_valid_gold \out_partial_valid_gate</text:span></text:p>
            <text:p><text:span text:style-name="T1">Unproven $equiv $auto$equiv_make.cc:241:find_same_wires$334: \out_final_valid_gold \out_final_valid_gate</text:span></text:p>
            <text:p><text:span text:style-name="T1">Unproven $equiv $auto$equiv_make.cc:241:find_same_wires$333: \out_final_sat_gold \out_final_sat_gate</text:span></text:p>
            <text:p><text:span text:style-name="T1">Unproven $equiv $auto$equiv_make.cc:270:find_same_wires$264: \i_sat_vld_gold \i_sat_vld_gate</text:span></text:p>
            <text:p><text:span text:style-name="T1">Unproven $equiv $auto$equiv_make.cc:270:find_same_wires$263: \i_sat_sel_gold \i_sat_sel_gate</text:span>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dual_r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fix on 12/16</text:p>
          </table:table-cell>
        </table:table-row>
        <table:table-row table:style-name="ro1">
          <table:table-cell office:value-type="string" calcext:value-type="string">
            <text:p>NV_soDLA_CACC_assembly_ctr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accu_ctrl_pd [12]: failed.</text:p>
          </table:table-cell>
          <table:table-cell table:number-columns-repeated="4"/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Trying to prove $equiv for \cfg_in_en_mask: failed.</text:p>
          </table:table-cell>
          <table:table-cell table:number-columns-repeated="4"/>
          <table:table-cell office:value-type="string" calcext:value-type="string">
            <text:p>waived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NV_soDLA_CACC_assembly_buff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s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calculat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und 2152 unproven $equiv cells (68 groups) in equiv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Grouping SAT models for \abuf_wr_addr:</text:p>
          </table:table-cell>
          <table:table-cell table:number-columns-repeated="4"/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Grouping SAT models for \dp2reg_sat_count:</text:p>
          </table:table-cell>
          <table:table-cell table:number-columns-repeated="4"/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Trying to prove $equiv for \calc_valid: failed.</text:p>
          </table:table-cell>
          <table:table-cell table:number-columns-repeated="4"/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Grouping SAT models for \calc_pout_0:</text:p>
          </table:table-cell>
          <table:table-cell table:number-columns-repeated="4"/>
          <table:table-cell office:value-type="string" calcext:value-type="string">
            <text:p>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Trying to prove $equiv for \sat_reg_en: failed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livery buff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acc2sdp_pd : failed.</text:p>
          </table:table-cell>
          <table:table-cell table:number-columns-repeated="3"/>
          <table:table-cell office:value-type="string" calcext:value-type="string">
            <text:p>due to the dbuf_rd_data, waiv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livery ctrl</text:p>
          </table:table-cell>
          <table:table-cell table:number-columns-repeated="7"/>
        </table:table-row>
        <table:table-row table:style-name="ro4">
          <table:table-cell table:style-name="ce13" office:value-type="string" calcext:value-type="string">
            <text:p>dbuf_wr width problem</text:p>
          </table:table-cell>
          <table:table-cell table:number-columns-repeated="2"/>
          <table:table-cell office:value-type="string" calcext:value-type="string">
            <text:p>fix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2"/>Trying to prove $equiv for \dbuf_wr_data [0]: failed.</text:p>
          </table:table-cell>
          <table:table-cell table:number-columns-repeated="3"/>
          <table:table-cell office:value-type="string" calcext:value-type="string">
            <text:p>fix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Trying to prove $equiv for \dlv_end_tag1_vld: failed.</text:p>
          </table:table-cell>
          <table:table-cell table:number-columns-repeated="3"/>
          <table:table-cell office:value-type="string" calcext:value-type="string">
            <text:p>fixed</text:p>
          </table:table-cell>
          <table:table-cell table:number-columns-repeated="3"/>
        </table:table-row>
        <table:table-row table:style-name="ro1" table:number-rows-repeated="104854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mac" table:style-name="ta1">
        <table:table-column table:style-name="co1" table:number-columns-repeated="5" table:default-cell-style-name="Default"/>
        <table:table-column table:style-name="co1" table:default-cell-style-name="ce12"/>
        <table:table-column table:style-name="co1" table:default-cell-style-name="Default"/>
        <table:table-column table:style-name="co1" table:default-cell-style-name="ce10"/>
        <table:table-row table:style-name="ro1">
          <table:table-cell office:value-type="string" calcext:value-type="string">
            <text:p>module</text:p>
          </table:table-cell>
          <table:table-cell table:number-columns-repeated="4"/>
          <table:table-cell office:value-type="string" calcext:value-type="string">
            <text:p>PeekPokeTe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_activate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_mac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_rt_in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_rt_out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REG_dual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V_NVDLA_CMAC_reg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V_NVDLA_CMAC_REG_single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 table:number-rows-repeated="104856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sc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csc_dual_reg</text:p>
          </table:table-cell>
          <table:table-cell table:number-columns-repeated="4"/>
          <table:table-cell office:value-type="string" calcext:value-type="string">
            <text:p>fixed on 12/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Trying to prove $equiv for \reg_rd_data [20]: failed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reg_rd_data [21]: failed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reg_rd_data [22]: failed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reg_rd_data [23]: failed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reg_rd_data [24]: failed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reg_rd_data [25]: failed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reg_rd_data [26]: failed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reg_rd_data [4]: failed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reg_rd_data [5]: failed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reg_rd_data [6]: failed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reg_rd_data [7]: failed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reg_rd_data [8]: failed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reg_rd_data [9]: failed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reg_rd_data [10]: failed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reg_rd_data [27]: failed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reg_rd_data [28]: failed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reg_rd_data [29]: failed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reg_rd_data [30]: failed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reg_rd_data [31]: failed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reg_rd_data [11]: failed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reg_rd_data [12]: failed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reg_rd_data [13]: failed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reg_rd_data [14]: failed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reg_rd_data [15]: failed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reg_rd_data [16]: failed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reg_rd_data [17]: failed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reg_rd_data [18]: failed.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csc_d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Trying to prove $equiv for \dat_l3c1 [11]: success!</text:p>
          </table:table-cell>
          <table:table-cell table:number-columns-repeated="5"/>
          <table:table-cell office:value-type="string" calcext:value-type="string">
            <text:p><text:s text:c="2"/>Trying to prove $equiv for \sc2cdma_dat_entries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2]: success!</text:p>
          </table:table-cell>
          <table:table-cell table:number-columns-repeated="5"/>
          <table:table-cell office:value-type="string" calcext:value-type="string">
            <text:p><text:s text:c="2"/>Trying to prove $equiv for \sc2cdma_dat_entries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3]: success!</text:p>
          </table:table-cell>
          <table:table-cell table:number-columns-repeated="5"/>
          <table:table-cell office:value-type="string" calcext:value-type="string">
            <text:p><text:s text:c="2"/>Trying to prove $equiv for \sc2cdma_dat_entries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4]: success!</text:p>
          </table:table-cell>
          <table:table-cell table:number-columns-repeated="5"/>
          <table:table-cell office:value-type="string" calcext:value-type="string">
            <text:p><text:s text:c="2"/>Trying to prove $equiv for \sc2cdma_dat_entries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5]: success!</text:p>
          </table:table-cell>
          <table:table-cell table:number-columns-repeated="5"/>
          <table:table-cell office:value-type="string" calcext:value-type="string">
            <text:p><text:s text:c="2"/>Trying to prove $equiv for \sc2cdma_dat_entries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6]: success!</text:p>
          </table:table-cell>
          <table:table-cell table:number-columns-repeated="5"/>
          <table:table-cell office:value-type="string" calcext:value-type="string">
            <text:p><text:s text:c="2"/>Trying to prove $equiv for \sc2cdma_dat_entries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7]: success!</text:p>
          </table:table-cell>
          <table:table-cell table:number-columns-repeated="5"/>
          <table:table-cell office:value-type="string" calcext:value-type="string">
            <text:p><text:s text:c="2"/>Trying to prove $equiv for \sc2cdma_dat_entries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8]: success!</text:p>
          </table:table-cell>
          <table:table-cell table:number-columns-repeated="5"/>
          <table:table-cell office:value-type="string" calcext:value-type="string">
            <text:p><text:s text:c="2"/>Trying to prove $equiv for \sc2cdma_dat_entries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9]: success!</text:p>
          </table:table-cell>
          <table:table-cell table:number-columns-repeated="5"/>
          <table:table-cell office:value-type="string" calcext:value-type="string">
            <text:p><text:s text:c="2"/>Trying to prove $equiv for \sc2cdma_dat_entries [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0]: success!</text:p>
          </table:table-cell>
          <table:table-cell table:number-columns-repeated="5"/>
          <table:table-cell office:value-type="string" calcext:value-type="string">
            <text:p><text:s text:c="2"/>Trying to prove $equiv for \sc2cdma_dat_entries [9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1]: success!</text:p>
          </table:table-cell>
          <table:table-cell table:number-columns-repeated="5"/>
          <table:table-cell office:value-type="string" calcext:value-type="string">
            <text:p><text:s text:c="2"/>Trying to prove $equiv for \sc2cdma_dat_entries [1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2]: success!</text:p>
          </table:table-cell>
          <table:table-cell table:number-columns-repeated="5"/>
          <table:table-cell office:value-type="string" calcext:value-type="string">
            <text:p><text:s text:c="2"/>Trying to prove $equiv for \sc2cdma_dat_entries [1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3]: success!</text:p>
          </table:table-cell>
          <table:table-cell table:number-columns-repeated="5"/>
          <table:table-cell office:value-type="string" calcext:value-type="string">
            <text:p><text:s text:c="2"/>Trying to prove $equiv for \sc2cdma_dat_entries [1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4]: success!</text:p>
          </table:table-cell>
          <table:table-cell table:number-columns-repeated="5"/>
          <table:table-cell office:value-type="string" calcext:value-type="string">
            <text:p><text:s text:c="2"/>Trying to prove $equiv for \sc2cdma_dat_entries [1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5]: success!</text:p>
          </table:table-cell>
          <table:table-cell table:number-columns-repeated="5"/>
          <table:table-cell office:value-type="string" calcext:value-type="string">
            <text:p><text:s text:c="2"/>Trying to prove $equiv for \sc2cdma_dat_entries [1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6]: success!</text:p>
          </table:table-cell>
          <table:table-cell table:number-columns-repeated="5"/>
          <table:table-cell office:value-type="string" calcext:value-type="string">
            <text:p><text:s/>Grouping SAT models for \sc2buf_dat_rd_add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7]: success!</text:p>
          </table:table-cell>
          <table:table-cell table:number-columns-repeated="5"/>
          <table:table-cell office:value-type="string" calcext:value-type="string">
            <text:p><text:s text:c="2"/>Trying to prove $equiv for \sc2buf_dat_rd_addr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8]: success!</text:p>
          </table:table-cell>
          <table:table-cell table:number-columns-repeated="5"/>
          <table:table-cell office:value-type="string" calcext:value-type="string">
            <text:p><text:s text:c="2"/>Trying to prove $equiv for \sc2buf_dat_rd_addr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9]: success!</text:p>
          </table:table-cell>
          <table:table-cell table:number-columns-repeated="5"/>
          <table:table-cell office:value-type="string" calcext:value-type="string">
            <text:p><text:s text:c="2"/>Trying to prove $equiv for \sc2buf_dat_rd_addr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0]: success!</text:p>
          </table:table-cell>
          <table:table-cell table:number-columns-repeated="5"/>
          <table:table-cell office:value-type="string" calcext:value-type="string">
            <text:p><text:s text:c="2"/>Trying to prove $equiv for \sc2buf_dat_rd_addr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1]: success!</text:p>
          </table:table-cell>
          <table:table-cell table:number-columns-repeated="5"/>
          <table:table-cell office:value-type="string" calcext:value-type="string">
            <text:p><text:s text:c="2"/>Trying to prove $equiv for \sc2buf_dat_rd_addr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2]: success!</text:p>
          </table:table-cell>
          <table:table-cell table:number-columns-repeated="5"/>
          <table:table-cell office:value-type="string" calcext:value-type="string">
            <text:p><text:s text:c="2"/>Trying to prove $equiv for \sc2buf_dat_rd_addr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3]: success!</text:p>
          </table:table-cell>
          <table:table-cell table:number-columns-repeated="5"/>
          <table:table-cell office:value-type="string" calcext:value-type="string">
            <text:p><text:s text:c="2"/>Trying to prove $equiv for \sc2buf_dat_rd_addr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4]: success!</text:p>
          </table:table-cell>
          <table:table-cell table:number-columns-repeated="5"/>
          <table:table-cell office:value-type="string" calcext:value-type="string">
            <text:p><text:s text:c="2"/>Trying to prove $equiv for \sc2buf_dat_rd_addr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5]: success!</text:p>
          </table:table-cell>
          <table:table-cell table:number-columns-repeated="5"/>
          <table:table-cell office:value-type="string" calcext:value-type="string">
            <text:p><text:s text:c="2"/>Trying to prove $equiv for \sc2buf_dat_rd_addr [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6]: success!</text:p>
          </table:table-cell>
          <table:table-cell table:number-columns-repeated="5"/>
          <table:table-cell office:value-type="string" calcext:value-type="string">
            <text:p><text:s text:c="2"/>Trying to prove $equiv for \sc2buf_dat_rd_addr [9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7]: success!</text:p>
          </table:table-cell>
          <table:table-cell table:number-columns-repeated="5"/>
          <table:table-cell office:value-type="string" calcext:value-type="string">
            <text:p><text:s text:c="2"/>Trying to prove $equiv for \sc2buf_dat_rd_addr [1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8]: success!</text:p>
          </table:table-cell>
          <table:table-cell table:number-columns-repeated="5"/>
          <table:table-cell office:value-type="string" calcext:value-type="string">
            <text:p><text:s text:c="2"/>Trying to prove $equiv for \sc2buf_dat_rd_addr [1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9]: success!</text:p>
          </table:table-cell>
          <table:table-cell table:number-columns-repeated="5"/>
          <table:table-cell office:value-type="string" calcext:value-type="string">
            <text:p><text:s text:c="2"/>Trying to prove $equiv for \sc2buf_dat_rd_addr [1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0]: success!</text:p>
          </table:table-cell>
          <table:table-cell table:number-columns-repeated="5"/>
          <table:table-cell office:value-type="string" calcext:value-type="string">
            <text:p><text:s/>Grouping SAT models for \sc2mac_dat_a_mask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1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2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3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4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5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6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7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8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9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50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9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51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1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52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1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53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1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54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1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55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1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56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1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57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1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58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1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59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1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60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19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61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2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62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2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63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2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64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2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65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2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66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2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67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2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68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2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69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2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70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29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71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3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72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3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73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3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74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3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75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3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76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3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77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3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78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3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79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3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80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39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81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4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82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4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83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4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84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4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85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4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86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4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87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4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88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4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89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4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90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49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91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5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92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5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93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5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94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5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95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5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96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5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97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5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98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5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99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5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00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59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01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6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02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6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03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6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04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mask [6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05]: success!</text:p>
          </table:table-cell>
          <table:table-cell table:number-columns-repeated="5"/>
          <table:table-cell office:value-type="string" calcext:value-type="string">
            <text:p><text:s/>Grouping SAT models for \sc2mac_dat_a_data0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06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0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07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0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08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0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09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0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10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0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11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0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12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0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13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0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14]: success!</text:p>
          </table:table-cell>
          <table:table-cell table:number-columns-repeated="5"/>
          <table:table-cell office:value-type="string" calcext:value-type="string">
            <text:p><text:s/>Grouping SAT models for \sc2mac_dat_a_data1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15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16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17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18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19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20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21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22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23]: success!</text:p>
          </table:table-cell>
          <table:table-cell table:number-columns-repeated="5"/>
          <table:table-cell office:value-type="string" calcext:value-type="string">
            <text:p><text:s/>Grouping SAT models for \sc2mac_dat_a_data2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24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25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26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27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28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29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30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31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32]: success!</text:p>
          </table:table-cell>
          <table:table-cell table:number-columns-repeated="5"/>
          <table:table-cell office:value-type="string" calcext:value-type="string">
            <text:p><text:s/>Grouping SAT models for \sc2mac_dat_a_data3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33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34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35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36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37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38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39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40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41]: success!</text:p>
          </table:table-cell>
          <table:table-cell table:number-columns-repeated="5"/>
          <table:table-cell office:value-type="string" calcext:value-type="string">
            <text:p><text:s/>Grouping SAT models for \sc2mac_dat_a_data4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42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43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44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45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46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47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48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49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50]: success!</text:p>
          </table:table-cell>
          <table:table-cell table:number-columns-repeated="5"/>
          <table:table-cell office:value-type="string" calcext:value-type="string">
            <text:p><text:s/>Grouping SAT models for \sc2mac_dat_a_data5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51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5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52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5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53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5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54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5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55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5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56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5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57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5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58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5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59]: success!</text:p>
          </table:table-cell>
          <table:table-cell table:number-columns-repeated="5"/>
          <table:table-cell office:value-type="string" calcext:value-type="string">
            <text:p><text:s/>Grouping SAT models for \sc2mac_dat_a_data6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60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6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61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6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62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6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63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6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64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6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65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6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66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6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67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6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68]: success!</text:p>
          </table:table-cell>
          <table:table-cell table:number-columns-repeated="5"/>
          <table:table-cell office:value-type="string" calcext:value-type="string">
            <text:p><text:s/>Grouping SAT models for \sc2mac_dat_a_data7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69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7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70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7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71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7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72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7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73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7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74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7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75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7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76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7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77]: success!</text:p>
          </table:table-cell>
          <table:table-cell table:number-columns-repeated="5"/>
          <table:table-cell office:value-type="string" calcext:value-type="string">
            <text:p><text:s/>Grouping SAT models for \sc2mac_dat_a_data8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78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8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79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8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80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8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81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8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82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8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83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8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84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8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85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8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86]: success!</text:p>
          </table:table-cell>
          <table:table-cell table:number-columns-repeated="5"/>
          <table:table-cell office:value-type="string" calcext:value-type="string">
            <text:p><text:s/>Grouping SAT models for \sc2mac_dat_a_data9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87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9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88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9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89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9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90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9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91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9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92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9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93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9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94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9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95]: success!</text:p>
          </table:table-cell>
          <table:table-cell table:number-columns-repeated="5"/>
          <table:table-cell office:value-type="string" calcext:value-type="string">
            <text:p><text:s/>Grouping SAT models for \sc2mac_dat_a_data10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96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0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97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0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98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0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199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0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00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0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01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0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02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0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03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0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04]: success!</text:p>
          </table:table-cell>
          <table:table-cell table:number-columns-repeated="5"/>
          <table:table-cell office:value-type="string" calcext:value-type="string">
            <text:p><text:s/>Grouping SAT models for \sc2mac_dat_a_data11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05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1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06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1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07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1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08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1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09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1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10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1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11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1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12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1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13]: success!</text:p>
          </table:table-cell>
          <table:table-cell table:number-columns-repeated="5"/>
          <table:table-cell office:value-type="string" calcext:value-type="string">
            <text:p><text:s/>Grouping SAT models for \sc2mac_dat_a_data12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14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2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15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2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16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2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17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2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18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2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19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2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20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2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21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2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22]: success!</text:p>
          </table:table-cell>
          <table:table-cell table:number-columns-repeated="5"/>
          <table:table-cell office:value-type="string" calcext:value-type="string">
            <text:p><text:s/>Grouping SAT models for \sc2mac_dat_a_data13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23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3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24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3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25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3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26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3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27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3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28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3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29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3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30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3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31]: success!</text:p>
          </table:table-cell>
          <table:table-cell table:number-columns-repeated="5"/>
          <table:table-cell office:value-type="string" calcext:value-type="string">
            <text:p><text:s/>Grouping SAT models for \sc2mac_dat_a_data14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32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4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33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4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34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4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35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4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36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4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37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4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38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4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39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4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40]: success!</text:p>
          </table:table-cell>
          <table:table-cell table:number-columns-repeated="5"/>
          <table:table-cell office:value-type="string" calcext:value-type="string">
            <text:p><text:s/>Grouping SAT models for \sc2mac_dat_a_data15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41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5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42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5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43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5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44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5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45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5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46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5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47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5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48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5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49]: success!</text:p>
          </table:table-cell>
          <table:table-cell table:number-columns-repeated="5"/>
          <table:table-cell office:value-type="string" calcext:value-type="string">
            <text:p><text:s/>Grouping SAT models for \sc2mac_dat_a_data16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50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6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51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6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52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6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53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6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54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6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55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6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56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6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57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6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58]: success!</text:p>
          </table:table-cell>
          <table:table-cell table:number-columns-repeated="5"/>
          <table:table-cell office:value-type="string" calcext:value-type="string">
            <text:p><text:s/>Grouping SAT models for \sc2mac_dat_a_data17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59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7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60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7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61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7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62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7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63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7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64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7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65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7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66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7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67]: success!</text:p>
          </table:table-cell>
          <table:table-cell table:number-columns-repeated="5"/>
          <table:table-cell office:value-type="string" calcext:value-type="string">
            <text:p><text:s/>Grouping SAT models for \sc2mac_dat_a_data18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68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8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69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8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70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8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71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8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72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8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73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8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74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8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75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8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76]: success!</text:p>
          </table:table-cell>
          <table:table-cell table:number-columns-repeated="5"/>
          <table:table-cell office:value-type="string" calcext:value-type="string">
            <text:p><text:s/>Grouping SAT models for \sc2mac_dat_a_data19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77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9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78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9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79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9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80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9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81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9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82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9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83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9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84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19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85]: success!</text:p>
          </table:table-cell>
          <table:table-cell table:number-columns-repeated="5"/>
          <table:table-cell office:value-type="string" calcext:value-type="string">
            <text:p><text:s/>Grouping SAT models for \sc2mac_dat_a_data20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86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0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87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0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88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0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89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0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90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0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91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0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92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0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93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0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94]: success!</text:p>
          </table:table-cell>
          <table:table-cell table:number-columns-repeated="5"/>
          <table:table-cell office:value-type="string" calcext:value-type="string">
            <text:p><text:s/>Grouping SAT models for \sc2mac_dat_a_data21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95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1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96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1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97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1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98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1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299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1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00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1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01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1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02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1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03]: success!</text:p>
          </table:table-cell>
          <table:table-cell table:number-columns-repeated="5"/>
          <table:table-cell office:value-type="string" calcext:value-type="string">
            <text:p><text:s/>Grouping SAT models for \sc2mac_dat_a_data22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04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2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05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2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06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2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07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2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08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2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09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2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10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2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11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2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12]: success!</text:p>
          </table:table-cell>
          <table:table-cell table:number-columns-repeated="5"/>
          <table:table-cell office:value-type="string" calcext:value-type="string">
            <text:p><text:s/>Grouping SAT models for \sc2mac_dat_a_data23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13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3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14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3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15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3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16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3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17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3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18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3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19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3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20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3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21]: success!</text:p>
          </table:table-cell>
          <table:table-cell table:number-columns-repeated="5"/>
          <table:table-cell office:value-type="string" calcext:value-type="string">
            <text:p><text:s/>Grouping SAT models for \sc2mac_dat_a_data24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22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4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23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4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24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4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25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4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26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4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27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4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28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4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29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4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30]: success!</text:p>
          </table:table-cell>
          <table:table-cell table:number-columns-repeated="5"/>
          <table:table-cell office:value-type="string" calcext:value-type="string">
            <text:p><text:s/>Grouping SAT models for \sc2mac_dat_a_data25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31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5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32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5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33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5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34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5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35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5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36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5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37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5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38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5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39]: success!</text:p>
          </table:table-cell>
          <table:table-cell table:number-columns-repeated="5"/>
          <table:table-cell office:value-type="string" calcext:value-type="string">
            <text:p><text:s/>Grouping SAT models for \sc2mac_dat_a_data26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40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6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41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6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42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6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43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6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44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6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45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6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46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6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47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6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48]: success!</text:p>
          </table:table-cell>
          <table:table-cell table:number-columns-repeated="5"/>
          <table:table-cell office:value-type="string" calcext:value-type="string">
            <text:p><text:s/>Grouping SAT models for \sc2mac_dat_a_data27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49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7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50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7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51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7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52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7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53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7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54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7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55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7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56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7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57]: success!</text:p>
          </table:table-cell>
          <table:table-cell table:number-columns-repeated="5"/>
          <table:table-cell office:value-type="string" calcext:value-type="string">
            <text:p><text:s/>Grouping SAT models for \sc2mac_dat_a_data28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58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8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59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8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60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8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61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8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62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8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63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8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64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8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65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8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66]: success!</text:p>
          </table:table-cell>
          <table:table-cell table:number-columns-repeated="5"/>
          <table:table-cell office:value-type="string" calcext:value-type="string">
            <text:p><text:s/>Grouping SAT models for \sc2mac_dat_a_data29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67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9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68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9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69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9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70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9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71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9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72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9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73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9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74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29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75]: success!</text:p>
          </table:table-cell>
          <table:table-cell table:number-columns-repeated="5"/>
          <table:table-cell office:value-type="string" calcext:value-type="string">
            <text:p><text:s/>Grouping SAT models for \sc2mac_dat_a_data30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76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0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77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0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78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0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79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0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80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0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81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0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82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0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83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0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84]: success!</text:p>
          </table:table-cell>
          <table:table-cell table:number-columns-repeated="5"/>
          <table:table-cell office:value-type="string" calcext:value-type="string">
            <text:p><text:s/>Grouping SAT models for \sc2mac_dat_a_data31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85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1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86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1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87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1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88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1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89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1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90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1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91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1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92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1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93]: success!</text:p>
          </table:table-cell>
          <table:table-cell table:number-columns-repeated="5"/>
          <table:table-cell office:value-type="string" calcext:value-type="string">
            <text:p><text:s/>Grouping SAT models for \sc2mac_dat_a_data32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94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2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95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2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96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2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97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2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98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2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399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2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00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2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01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2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02]: success!</text:p>
          </table:table-cell>
          <table:table-cell table:number-columns-repeated="5"/>
          <table:table-cell office:value-type="string" calcext:value-type="string">
            <text:p><text:s/>Grouping SAT models for \sc2mac_dat_a_data33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03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3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04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3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05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3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06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3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07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3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08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3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09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3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10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3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11]: success!</text:p>
          </table:table-cell>
          <table:table-cell table:number-columns-repeated="5"/>
          <table:table-cell office:value-type="string" calcext:value-type="string">
            <text:p><text:s/>Grouping SAT models for \sc2mac_dat_a_data34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12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4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13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4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14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4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15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4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16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4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17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4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18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4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19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4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20]: success!</text:p>
          </table:table-cell>
          <table:table-cell table:number-columns-repeated="5"/>
          <table:table-cell office:value-type="string" calcext:value-type="string">
            <text:p><text:s/>Grouping SAT models for \sc2mac_dat_a_data35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21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5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22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5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23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5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24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5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25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5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26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5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27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5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28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5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29]: success!</text:p>
          </table:table-cell>
          <table:table-cell table:number-columns-repeated="5"/>
          <table:table-cell office:value-type="string" calcext:value-type="string">
            <text:p><text:s/>Grouping SAT models for \sc2mac_dat_a_data36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30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6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31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6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32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6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33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6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34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6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35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6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36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6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37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6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38]: success!</text:p>
          </table:table-cell>
          <table:table-cell table:number-columns-repeated="5"/>
          <table:table-cell office:value-type="string" calcext:value-type="string">
            <text:p><text:s/>Grouping SAT models for \sc2mac_dat_a_data37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39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7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40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7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41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7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42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7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43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7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44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7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45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7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46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7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47]: success!</text:p>
          </table:table-cell>
          <table:table-cell table:number-columns-repeated="5"/>
          <table:table-cell office:value-type="string" calcext:value-type="string">
            <text:p><text:s/>Grouping SAT models for \sc2mac_dat_a_data38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48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8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49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8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50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8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51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8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52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8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53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8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54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8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55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8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56]: success!</text:p>
          </table:table-cell>
          <table:table-cell table:number-columns-repeated="5"/>
          <table:table-cell office:value-type="string" calcext:value-type="string">
            <text:p><text:s/>Grouping SAT models for \sc2mac_dat_a_data39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57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9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58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9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59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9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60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9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61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9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62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9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63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9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64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39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65]: success!</text:p>
          </table:table-cell>
          <table:table-cell table:number-columns-repeated="5"/>
          <table:table-cell office:value-type="string" calcext:value-type="string">
            <text:p><text:s/>Grouping SAT models for \sc2mac_dat_a_data40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66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0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67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0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68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0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69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0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70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0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71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0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72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0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73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0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74]: success!</text:p>
          </table:table-cell>
          <table:table-cell table:number-columns-repeated="5"/>
          <table:table-cell office:value-type="string" calcext:value-type="string">
            <text:p><text:s/>Grouping SAT models for \sc2mac_dat_a_data41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75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1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76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1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77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1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78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1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79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1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80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1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81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1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82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1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83]: success!</text:p>
          </table:table-cell>
          <table:table-cell table:number-columns-repeated="5"/>
          <table:table-cell office:value-type="string" calcext:value-type="string">
            <text:p><text:s/>Grouping SAT models for \sc2mac_dat_a_data42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84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2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85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2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86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2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87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2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88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2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89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2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90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2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91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2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92]: success!</text:p>
          </table:table-cell>
          <table:table-cell table:number-columns-repeated="5"/>
          <table:table-cell office:value-type="string" calcext:value-type="string">
            <text:p><text:s/>Grouping SAT models for \sc2mac_dat_a_data43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93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3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94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3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95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3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96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3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97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3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98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3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499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3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500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3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501]: success!</text:p>
          </table:table-cell>
          <table:table-cell table:number-columns-repeated="5"/>
          <table:table-cell office:value-type="string" calcext:value-type="string">
            <text:p><text:s/>Grouping SAT models for \sc2mac_dat_a_data44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502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4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503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4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504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4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505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4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506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4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507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4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508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4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509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4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510]: success!</text:p>
          </table:table-cell>
          <table:table-cell table:number-columns-repeated="5"/>
          <table:table-cell office:value-type="string" calcext:value-type="string">
            <text:p><text:s/>Grouping SAT models for \sc2mac_dat_a_data45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 [511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5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0c0_en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5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1c0_en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5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2c0_en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5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0_en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5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wg_adv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5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0c1_en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5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1c1_en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5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2c1_en: success!</text:p>
          </table:table-cell>
          <table:table-cell table:number-columns-repeated="5"/>
          <table:table-cell office:value-type="string" calcext:value-type="string">
            <text:p><text:s/>Grouping SAT models for \sc2mac_dat_a_data46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c1_en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6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dummy_l0_en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6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dummy_l1_en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6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dummy_l2_en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6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dummy_l3_en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6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0_set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6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1_set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6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2_set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46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l3_set: success!</text:p>
          </table:table-cell>
          <table:table-cell table:number-columns-repeated="5"/>
          <table:table-cell office:value-type="string" calcext:value-type="string">
            <text:p><text:s/>Grouping SAT models for \sc2mac_dat_a_data47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Grouping SAT models for \rsp_sft_cnt_l0:</text:p>
          </table:table-cell>
          <table:table-cell table:number-columns-repeated="5"/>
          <table:table-cell office:value-type="string" calcext:value-type="string">
            <text:p><text:s text:c="2"/>Trying to prove $equiv for \sc2mac_dat_a_data47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0 [0]: failed.</text:p>
          </table:table-cell>
          <table:table-cell table:number-columns-repeated="5"/>
          <table:table-cell office:value-type="string" calcext:value-type="string">
            <text:p><text:s text:c="2"/>Trying to prove $equiv for \sc2mac_dat_a_data47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0 [1]: failed.</text:p>
          </table:table-cell>
          <table:table-cell table:number-columns-repeated="5"/>
          <table:table-cell office:value-type="string" calcext:value-type="string">
            <text:p><text:s text:c="2"/>Trying to prove $equiv for \sc2mac_dat_a_data47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0 [2]: failed.</text:p>
          </table:table-cell>
          <table:table-cell table:number-columns-repeated="5"/>
          <table:table-cell office:value-type="string" calcext:value-type="string">
            <text:p><text:s text:c="2"/>Trying to prove $equiv for \sc2mac_dat_a_data47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0 [3]: failed.</text:p>
          </table:table-cell>
          <table:table-cell table:number-columns-repeated="5"/>
          <table:table-cell office:value-type="string" calcext:value-type="string">
            <text:p><text:s text:c="2"/>Trying to prove $equiv for \sc2mac_dat_a_data47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0 [4]: failed.</text:p>
          </table:table-cell>
          <table:table-cell table:number-columns-repeated="5"/>
          <table:table-cell office:value-type="string" calcext:value-type="string">
            <text:p><text:s text:c="2"/>Trying to prove $equiv for \sc2mac_dat_a_data47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0 [5]: failed.</text:p>
          </table:table-cell>
          <table:table-cell table:number-columns-repeated="5"/>
          <table:table-cell office:value-type="string" calcext:value-type="string">
            <text:p><text:s text:c="2"/>Trying to prove $equiv for \sc2mac_dat_a_data47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0 [6]: failed.</text:p>
          </table:table-cell>
          <table:table-cell table:number-columns-repeated="5"/>
          <table:table-cell office:value-type="string" calcext:value-type="string">
            <text:p><text:s text:c="2"/>Trying to prove $equiv for \sc2mac_dat_a_data47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0 [7]: failed.</text:p>
          </table:table-cell>
          <table:table-cell table:number-columns-repeated="5"/>
          <table:table-cell office:value-type="string" calcext:value-type="string">
            <text:p><text:s/>Grouping SAT models for \sc2mac_dat_a_data48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Grouping SAT models for \rsp_sft_cnt_l1:</text:p>
          </table:table-cell>
          <table:table-cell table:number-columns-repeated="5"/>
          <table:table-cell office:value-type="string" calcext:value-type="string">
            <text:p><text:s text:c="2"/>Trying to prove $equiv for \sc2mac_dat_a_data48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1 [0]: failed.</text:p>
          </table:table-cell>
          <table:table-cell table:number-columns-repeated="5"/>
          <table:table-cell office:value-type="string" calcext:value-type="string">
            <text:p><text:s text:c="2"/>Trying to prove $equiv for \sc2mac_dat_a_data48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1 [1]: failed.</text:p>
          </table:table-cell>
          <table:table-cell table:number-columns-repeated="5"/>
          <table:table-cell office:value-type="string" calcext:value-type="string">
            <text:p><text:s text:c="2"/>Trying to prove $equiv for \sc2mac_dat_a_data48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1 [2]: failed.</text:p>
          </table:table-cell>
          <table:table-cell table:number-columns-repeated="5"/>
          <table:table-cell office:value-type="string" calcext:value-type="string">
            <text:p><text:s text:c="2"/>Trying to prove $equiv for \sc2mac_dat_a_data48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1 [3]: failed.</text:p>
          </table:table-cell>
          <table:table-cell table:number-columns-repeated="5"/>
          <table:table-cell office:value-type="string" calcext:value-type="string">
            <text:p><text:s text:c="2"/>Trying to prove $equiv for \sc2mac_dat_a_data48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1 [4]: failed.</text:p>
          </table:table-cell>
          <table:table-cell table:number-columns-repeated="5"/>
          <table:table-cell office:value-type="string" calcext:value-type="string">
            <text:p><text:s text:c="2"/>Trying to prove $equiv for \sc2mac_dat_a_data48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1 [5]: failed.</text:p>
          </table:table-cell>
          <table:table-cell table:number-columns-repeated="5"/>
          <table:table-cell office:value-type="string" calcext:value-type="string">
            <text:p><text:s text:c="2"/>Trying to prove $equiv for \sc2mac_dat_a_data48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1 [6]: failed.</text:p>
          </table:table-cell>
          <table:table-cell table:number-columns-repeated="5"/>
          <table:table-cell office:value-type="string" calcext:value-type="string">
            <text:p><text:s text:c="2"/>Trying to prove $equiv for \sc2mac_dat_a_data48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1 [7]: failed.</text:p>
          </table:table-cell>
          <table:table-cell table:number-columns-repeated="5"/>
          <table:table-cell office:value-type="string" calcext:value-type="string">
            <text:p><text:s/>Grouping SAT models for \sc2mac_dat_a_data49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Grouping SAT models for \rsp_sft_cnt_l2:</text:p>
          </table:table-cell>
          <table:table-cell table:number-columns-repeated="5"/>
          <table:table-cell office:value-type="string" calcext:value-type="string">
            <text:p><text:s text:c="2"/>Trying to prove $equiv for \sc2mac_dat_a_data49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2 [0]: failed.</text:p>
          </table:table-cell>
          <table:table-cell table:number-columns-repeated="5"/>
          <table:table-cell office:value-type="string" calcext:value-type="string">
            <text:p><text:s text:c="2"/>Trying to prove $equiv for \sc2mac_dat_a_data49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2 [1]: failed.</text:p>
          </table:table-cell>
          <table:table-cell table:number-columns-repeated="5"/>
          <table:table-cell office:value-type="string" calcext:value-type="string">
            <text:p><text:s text:c="2"/>Trying to prove $equiv for \sc2mac_dat_a_data49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2 [2]: failed.</text:p>
          </table:table-cell>
          <table:table-cell table:number-columns-repeated="5"/>
          <table:table-cell office:value-type="string" calcext:value-type="string">
            <text:p><text:s text:c="2"/>Trying to prove $equiv for \sc2mac_dat_a_data49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2 [3]: failed.</text:p>
          </table:table-cell>
          <table:table-cell table:number-columns-repeated="5"/>
          <table:table-cell office:value-type="string" calcext:value-type="string">
            <text:p><text:s text:c="2"/>Trying to prove $equiv for \sc2mac_dat_a_data49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2 [4]: failed.</text:p>
          </table:table-cell>
          <table:table-cell table:number-columns-repeated="5"/>
          <table:table-cell office:value-type="string" calcext:value-type="string">
            <text:p><text:s text:c="2"/>Trying to prove $equiv for \sc2mac_dat_a_data49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2 [5]: failed.</text:p>
          </table:table-cell>
          <table:table-cell table:number-columns-repeated="5"/>
          <table:table-cell office:value-type="string" calcext:value-type="string">
            <text:p><text:s text:c="2"/>Trying to prove $equiv for \sc2mac_dat_a_data49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2 [6]: failed.</text:p>
          </table:table-cell>
          <table:table-cell table:number-columns-repeated="5"/>
          <table:table-cell office:value-type="string" calcext:value-type="string">
            <text:p><text:s text:c="2"/>Trying to prove $equiv for \sc2mac_dat_a_data49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2 [7]: failed.</text:p>
          </table:table-cell>
          <table:table-cell table:number-columns-repeated="5"/>
          <table:table-cell office:value-type="string" calcext:value-type="string">
            <text:p><text:s/>Grouping SAT models for \sc2mac_dat_a_data50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Grouping SAT models for \rsp_sft_cnt_l3:</text:p>
          </table:table-cell>
          <table:table-cell table:number-columns-repeated="5"/>
          <table:table-cell office:value-type="string" calcext:value-type="string">
            <text:p><text:s text:c="2"/>Trying to prove $equiv for \sc2mac_dat_a_data50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3 [0]: failed.</text:p>
          </table:table-cell>
          <table:table-cell table:number-columns-repeated="5"/>
          <table:table-cell office:value-type="string" calcext:value-type="string">
            <text:p><text:s text:c="2"/>Trying to prove $equiv for \sc2mac_dat_a_data50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3 [1]: failed.</text:p>
          </table:table-cell>
          <table:table-cell table:number-columns-repeated="5"/>
          <table:table-cell office:value-type="string" calcext:value-type="string">
            <text:p><text:s text:c="2"/>Trying to prove $equiv for \sc2mac_dat_a_data50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3 [2]: failed.</text:p>
          </table:table-cell>
          <table:table-cell table:number-columns-repeated="5"/>
          <table:table-cell office:value-type="string" calcext:value-type="string">
            <text:p><text:s text:c="2"/>Trying to prove $equiv for \sc2mac_dat_a_data50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3 [3]: failed.</text:p>
          </table:table-cell>
          <table:table-cell table:number-columns-repeated="5"/>
          <table:table-cell office:value-type="string" calcext:value-type="string">
            <text:p><text:s text:c="2"/>Trying to prove $equiv for \sc2mac_dat_a_data50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3 [4]: failed.</text:p>
          </table:table-cell>
          <table:table-cell table:number-columns-repeated="5"/>
          <table:table-cell office:value-type="string" calcext:value-type="string">
            <text:p><text:s text:c="2"/>Trying to prove $equiv for \sc2mac_dat_a_data50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3 [5]: failed.</text:p>
          </table:table-cell>
          <table:table-cell table:number-columns-repeated="5"/>
          <table:table-cell office:value-type="string" calcext:value-type="string">
            <text:p><text:s text:c="2"/>Trying to prove $equiv for \sc2mac_dat_a_data50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3 [6]: failed.</text:p>
          </table:table-cell>
          <table:table-cell table:number-columns-repeated="5"/>
          <table:table-cell office:value-type="string" calcext:value-type="string">
            <text:p><text:s text:c="2"/>Trying to prove $equiv for \sc2mac_dat_a_data50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3 [7]: failed.</text:p>
          </table:table-cell>
          <table:table-cell table:number-columns-repeated="5"/>
          <table:table-cell office:value-type="string" calcext:value-type="string">
            <text:p><text:s/>Grouping SAT models for \sc2mac_dat_a_data51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Grouping SAT models for \rsp_sft_cnt_l0_ori:</text:p>
          </table:table-cell>
          <table:table-cell table:number-columns-repeated="5"/>
          <table:table-cell office:value-type="string" calcext:value-type="string">
            <text:p><text:s text:c="2"/>Trying to prove $equiv for \sc2mac_dat_a_data51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0_ori [0]: failed.</text:p>
          </table:table-cell>
          <table:table-cell table:number-columns-repeated="5"/>
          <table:table-cell office:value-type="string" calcext:value-type="string">
            <text:p><text:s text:c="2"/>Trying to prove $equiv for \sc2mac_dat_a_data51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0_ori [1]: failed.</text:p>
          </table:table-cell>
          <table:table-cell table:number-columns-repeated="5"/>
          <table:table-cell office:value-type="string" calcext:value-type="string">
            <text:p><text:s text:c="2"/>Trying to prove $equiv for \sc2mac_dat_a_data51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0_ori [2]: failed.</text:p>
          </table:table-cell>
          <table:table-cell table:number-columns-repeated="5"/>
          <table:table-cell office:value-type="string" calcext:value-type="string">
            <text:p><text:s text:c="2"/>Trying to prove $equiv for \sc2mac_dat_a_data51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0_ori [3]: failed.</text:p>
          </table:table-cell>
          <table:table-cell table:number-columns-repeated="5"/>
          <table:table-cell office:value-type="string" calcext:value-type="string">
            <text:p><text:s text:c="2"/>Trying to prove $equiv for \sc2mac_dat_a_data51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0_ori [4]: failed.</text:p>
          </table:table-cell>
          <table:table-cell table:number-columns-repeated="5"/>
          <table:table-cell office:value-type="string" calcext:value-type="string">
            <text:p><text:s text:c="2"/>Trying to prove $equiv for \sc2mac_dat_a_data51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0_ori [5]: failed.</text:p>
          </table:table-cell>
          <table:table-cell table:number-columns-repeated="5"/>
          <table:table-cell office:value-type="string" calcext:value-type="string">
            <text:p><text:s text:c="2"/>Trying to prove $equiv for \sc2mac_dat_a_data51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0_ori [6]: failed.</text:p>
          </table:table-cell>
          <table:table-cell table:number-columns-repeated="5"/>
          <table:table-cell office:value-type="string" calcext:value-type="string">
            <text:p><text:s text:c="2"/>Trying to prove $equiv for \sc2mac_dat_a_data51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0_ori [7]: failed.</text:p>
          </table:table-cell>
          <table:table-cell table:number-columns-repeated="5"/>
          <table:table-cell office:value-type="string" calcext:value-type="string">
            <text:p><text:s/>Grouping SAT models for \sc2mac_dat_a_data52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Grouping SAT models for \rsp_sft_cnt_l1_ori:</text:p>
          </table:table-cell>
          <table:table-cell table:number-columns-repeated="5"/>
          <table:table-cell office:value-type="string" calcext:value-type="string">
            <text:p><text:s text:c="2"/>Trying to prove $equiv for \sc2mac_dat_a_data52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1_ori [0]: failed.</text:p>
          </table:table-cell>
          <table:table-cell table:number-columns-repeated="5"/>
          <table:table-cell office:value-type="string" calcext:value-type="string">
            <text:p><text:s text:c="2"/>Trying to prove $equiv for \sc2mac_dat_a_data52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1_ori [1]: failed.</text:p>
          </table:table-cell>
          <table:table-cell table:number-columns-repeated="5"/>
          <table:table-cell office:value-type="string" calcext:value-type="string">
            <text:p><text:s text:c="2"/>Trying to prove $equiv for \sc2mac_dat_a_data52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1_ori [2]: failed.</text:p>
          </table:table-cell>
          <table:table-cell table:number-columns-repeated="5"/>
          <table:table-cell office:value-type="string" calcext:value-type="string">
            <text:p><text:s text:c="2"/>Trying to prove $equiv for \sc2mac_dat_a_data52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1_ori [3]: failed.</text:p>
          </table:table-cell>
          <table:table-cell table:number-columns-repeated="5"/>
          <table:table-cell office:value-type="string" calcext:value-type="string">
            <text:p><text:s text:c="2"/>Trying to prove $equiv for \sc2mac_dat_a_data52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1_ori [4]: failed.</text:p>
          </table:table-cell>
          <table:table-cell table:number-columns-repeated="5"/>
          <table:table-cell office:value-type="string" calcext:value-type="string">
            <text:p><text:s text:c="2"/>Trying to prove $equiv for \sc2mac_dat_a_data52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1_ori [5]: failed.</text:p>
          </table:table-cell>
          <table:table-cell table:number-columns-repeated="5"/>
          <table:table-cell office:value-type="string" calcext:value-type="string">
            <text:p><text:s text:c="2"/>Trying to prove $equiv for \sc2mac_dat_a_data52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1_ori [6]: failed.</text:p>
          </table:table-cell>
          <table:table-cell table:number-columns-repeated="5"/>
          <table:table-cell office:value-type="string" calcext:value-type="string">
            <text:p><text:s text:c="2"/>Trying to prove $equiv for \sc2mac_dat_a_data52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1_ori [7]: failed.</text:p>
          </table:table-cell>
          <table:table-cell table:number-columns-repeated="5"/>
          <table:table-cell office:value-type="string" calcext:value-type="string">
            <text:p><text:s/>Grouping SAT models for \sc2mac_dat_a_data53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Grouping SAT models for \rsp_sft_cnt_l2_ori:</text:p>
          </table:table-cell>
          <table:table-cell table:number-columns-repeated="5"/>
          <table:table-cell office:value-type="string" calcext:value-type="string">
            <text:p><text:s text:c="2"/>Trying to prove $equiv for \sc2mac_dat_a_data53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2_ori [0]: failed.</text:p>
          </table:table-cell>
          <table:table-cell table:number-columns-repeated="5"/>
          <table:table-cell office:value-type="string" calcext:value-type="string">
            <text:p><text:s text:c="2"/>Trying to prove $equiv for \sc2mac_dat_a_data53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2_ori [1]: failed.</text:p>
          </table:table-cell>
          <table:table-cell table:number-columns-repeated="5"/>
          <table:table-cell office:value-type="string" calcext:value-type="string">
            <text:p><text:s text:c="2"/>Trying to prove $equiv for \sc2mac_dat_a_data53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2_ori [2]: failed.</text:p>
          </table:table-cell>
          <table:table-cell table:number-columns-repeated="5"/>
          <table:table-cell office:value-type="string" calcext:value-type="string">
            <text:p><text:s text:c="2"/>Trying to prove $equiv for \sc2mac_dat_a_data53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2_ori [3]: failed.</text:p>
          </table:table-cell>
          <table:table-cell table:number-columns-repeated="5"/>
          <table:table-cell office:value-type="string" calcext:value-type="string">
            <text:p><text:s text:c="2"/>Trying to prove $equiv for \sc2mac_dat_a_data53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2_ori [4]: failed.</text:p>
          </table:table-cell>
          <table:table-cell table:number-columns-repeated="5"/>
          <table:table-cell office:value-type="string" calcext:value-type="string">
            <text:p><text:s text:c="2"/>Trying to prove $equiv for \sc2mac_dat_a_data53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2_ori [5]: failed.</text:p>
          </table:table-cell>
          <table:table-cell table:number-columns-repeated="5"/>
          <table:table-cell office:value-type="string" calcext:value-type="string">
            <text:p><text:s text:c="2"/>Trying to prove $equiv for \sc2mac_dat_a_data53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2_ori [6]: failed.</text:p>
          </table:table-cell>
          <table:table-cell table:number-columns-repeated="5"/>
          <table:table-cell office:value-type="string" calcext:value-type="string">
            <text:p><text:s text:c="2"/>Trying to prove $equiv for \sc2mac_dat_a_data53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2_ori [7]: failed.</text:p>
          </table:table-cell>
          <table:table-cell table:number-columns-repeated="5"/>
          <table:table-cell office:value-type="string" calcext:value-type="string">
            <text:p><text:s/>Grouping SAT models for \sc2mac_dat_a_data54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Grouping SAT models for \rsp_sft_cnt_l3_ori:</text:p>
          </table:table-cell>
          <table:table-cell table:number-columns-repeated="5"/>
          <table:table-cell office:value-type="string" calcext:value-type="string">
            <text:p><text:s text:c="2"/>Trying to prove $equiv for \sc2mac_dat_a_data54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3_ori [0]: failed.</text:p>
          </table:table-cell>
          <table:table-cell table:number-columns-repeated="5"/>
          <table:table-cell office:value-type="string" calcext:value-type="string">
            <text:p><text:s text:c="2"/>Trying to prove $equiv for \sc2mac_dat_a_data54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3_ori [1]: failed.</text:p>
          </table:table-cell>
          <table:table-cell table:number-columns-repeated="5"/>
          <table:table-cell office:value-type="string" calcext:value-type="string">
            <text:p><text:s text:c="2"/>Trying to prove $equiv for \sc2mac_dat_a_data54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3_ori [2]: failed.</text:p>
          </table:table-cell>
          <table:table-cell table:number-columns-repeated="5"/>
          <table:table-cell office:value-type="string" calcext:value-type="string">
            <text:p><text:s text:c="2"/>Trying to prove $equiv for \sc2mac_dat_a_data54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3_ori [3]: failed.</text:p>
          </table:table-cell>
          <table:table-cell table:number-columns-repeated="5"/>
          <table:table-cell office:value-type="string" calcext:value-type="string">
            <text:p><text:s text:c="2"/>Trying to prove $equiv for \sc2mac_dat_a_data54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3_ori [4]: failed.</text:p>
          </table:table-cell>
          <table:table-cell table:number-columns-repeated="5"/>
          <table:table-cell office:value-type="string" calcext:value-type="string">
            <text:p><text:s text:c="2"/>Trying to prove $equiv for \sc2mac_dat_a_data54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3_ori [5]: failed.</text:p>
          </table:table-cell>
          <table:table-cell table:number-columns-repeated="5"/>
          <table:table-cell office:value-type="string" calcext:value-type="string">
            <text:p><text:s text:c="2"/>Trying to prove $equiv for \sc2mac_dat_a_data54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3_ori [6]: failed.</text:p>
          </table:table-cell>
          <table:table-cell table:number-columns-repeated="5"/>
          <table:table-cell office:value-type="string" calcext:value-type="string">
            <text:p><text:s text:c="2"/>Trying to prove $equiv for \sc2mac_dat_a_data54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3_ori [7]: failed.</text:p>
          </table:table-cell>
          <table:table-cell table:number-columns-repeated="5"/>
          <table:table-cell office:value-type="string" calcext:value-type="string">
            <text:p><text:s/>Grouping SAT models for \sc2mac_dat_a_data55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_pvld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55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Grouping SAT models for \rsp_sft_cnt_l0_sub:</text:p>
          </table:table-cell>
          <table:table-cell table:number-columns-repeated="5"/>
          <table:table-cell office:value-type="string" calcext:value-type="string">
            <text:p><text:s text:c="2"/>Trying to prove $equiv for \sc2mac_dat_a_data55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0_sub [0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55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0_sub [1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55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0_sub [2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55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0_sub [3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55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0_sub [4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55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0_sub [5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55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0_sub [6]: success!</text:p>
          </table:table-cell>
          <table:table-cell table:number-columns-repeated="5"/>
          <table:table-cell office:value-type="string" calcext:value-type="string">
            <text:p><text:s/>Grouping SAT models for \sc2mac_dat_a_data56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0_sub [7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56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Grouping SAT models for \rsp_sft_cnt_l1_sub:</text:p>
          </table:table-cell>
          <table:table-cell table:number-columns-repeated="5"/>
          <table:table-cell office:value-type="string" calcext:value-type="string">
            <text:p><text:s text:c="2"/>Trying to prove $equiv for \sc2mac_dat_a_data56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1_sub [0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56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1_sub [1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56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1_sub [2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56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1_sub [3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56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1_sub [4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56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1_sub [5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56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1_sub [6]: success!</text:p>
          </table:table-cell>
          <table:table-cell table:number-columns-repeated="5"/>
          <table:table-cell office:value-type="string" calcext:value-type="string">
            <text:p><text:s/>Grouping SAT models for \sc2mac_dat_a_data57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1_sub [7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57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Grouping SAT models for \rsp_sft_cnt_l2_sub:</text:p>
          </table:table-cell>
          <table:table-cell table:number-columns-repeated="5"/>
          <table:table-cell office:value-type="string" calcext:value-type="string">
            <text:p><text:s text:c="2"/>Trying to prove $equiv for \sc2mac_dat_a_data57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2_sub [0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57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2_sub [1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57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2_sub [2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57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2_sub [3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57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2_sub [4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57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2_sub [5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57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2_sub [6]: success!</text:p>
          </table:table-cell>
          <table:table-cell table:number-columns-repeated="5"/>
          <table:table-cell office:value-type="string" calcext:value-type="string">
            <text:p><text:s/>Grouping SAT models for \sc2mac_dat_a_data58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2_sub [7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58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Grouping SAT models for \rsp_sft_cnt_l3_sub:</text:p>
          </table:table-cell>
          <table:table-cell table:number-columns-repeated="5"/>
          <table:table-cell office:value-type="string" calcext:value-type="string">
            <text:p><text:s text:c="2"/>Trying to prove $equiv for \sc2mac_dat_a_data58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3_sub [0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58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3_sub [1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58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3_sub [2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58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3_sub [3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58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3_sub [4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58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3_sub [5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58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3_sub [6]: success!</text:p>
          </table:table-cell>
          <table:table-cell table:number-columns-repeated="5"/>
          <table:table-cell office:value-type="string" calcext:value-type="string">
            <text:p><text:s/>Grouping SAT models for \sc2mac_dat_a_data59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3_sub [7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59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0_en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59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1_en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59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2_en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59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3_en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59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0_ori_en: failed.</text:p>
          </table:table-cell>
          <table:table-cell table:number-columns-repeated="5"/>
          <table:table-cell office:value-type="string" calcext:value-type="string">
            <text:p><text:s text:c="2"/>Trying to prove $equiv for \sc2mac_dat_a_data59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1_ori_en: failed.</text:p>
          </table:table-cell>
          <table:table-cell table:number-columns-repeated="5"/>
          <table:table-cell office:value-type="string" calcext:value-type="string">
            <text:p><text:s text:c="2"/>Trying to prove $equiv for \sc2mac_dat_a_data59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2_ori_en: failed.</text:p>
          </table:table-cell>
          <table:table-cell table:number-columns-repeated="5"/>
          <table:table-cell office:value-type="string" calcext:value-type="string">
            <text:p><text:s text:c="2"/>Trying to prove $equiv for \sc2mac_dat_a_data59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rsp_sft_cnt_l3_ori_en: failed.</text:p>
          </table:table-cell>
          <table:table-cell table:number-columns-repeated="5"/>
          <table:table-cell office:value-type="string" calcext:value-type="string">
            <text:p><text:s/>Grouping SAT models for \sc2mac_dat_a_data60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Grouping SAT models for \dat_rsp_l0c0:</text:p>
          </table:table-cell>
          <table:table-cell table:number-columns-repeated="5"/>
          <table:table-cell office:value-type="string" calcext:value-type="string">
            <text:p><text:s text:c="2"/>Trying to prove $equiv for \sc2mac_dat_a_data60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0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60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60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60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60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60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5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60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6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60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7]: success!</text:p>
          </table:table-cell>
          <table:table-cell table:number-columns-repeated="5"/>
          <table:table-cell office:value-type="string" calcext:value-type="string">
            <text:p><text:s/>Grouping SAT models for \sc2mac_dat_a_data61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8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61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9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61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0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61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1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61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2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61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3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61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4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61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5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61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6]: success!</text:p>
          </table:table-cell>
          <table:table-cell table:number-columns-repeated="5"/>
          <table:table-cell office:value-type="string" calcext:value-type="string">
            <text:p><text:s/>Grouping SAT models for \sc2mac_dat_a_data62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7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62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8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62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9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62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0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62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1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62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2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62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3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62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4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62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5]: success!</text:p>
          </table:table-cell>
          <table:table-cell table:number-columns-repeated="5"/>
          <table:table-cell office:value-type="string" calcext:value-type="string">
            <text:p><text:s/>Grouping SAT models for \sc2mac_dat_a_data63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6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63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7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63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8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63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9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63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0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63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1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63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2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63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3]: success!</text:p>
          </table:table-cell>
          <table:table-cell table:number-columns-repeated="5"/>
          <table:table-cell office:value-type="string" calcext:value-type="string">
            <text:p><text:s text:c="2"/>Trying to prove $equiv for \sc2mac_dat_a_data63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4]: success!</text:p>
          </table:table-cell>
          <table:table-cell table:number-columns-repeated="5"/>
          <table:table-cell office:value-type="string" calcext:value-type="string">
            <text:p><text:s/>Grouping SAT models for \sc2mac_dat_b_mask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5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6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7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8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9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0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2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3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4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9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5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1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6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1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7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1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8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1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9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1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50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1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5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1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52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1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53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1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54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19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55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2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56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2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57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2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58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2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59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2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60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2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6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2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62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2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63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2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64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29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65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3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66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3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67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3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68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3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69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3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70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3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7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3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72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3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73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3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74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39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75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4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76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4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77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4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78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4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79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4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80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4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8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4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82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4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83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4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84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49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85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5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86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5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87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5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88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5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89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5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90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5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9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5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92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5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93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5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94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59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95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6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96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6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97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6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98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mask [6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99]: success!</text:p>
          </table:table-cell>
          <table:table-cell table:number-columns-repeated="5"/>
          <table:table-cell office:value-type="string" calcext:value-type="string">
            <text:p><text:s/>Grouping SAT models for \sc2mac_dat_b_data0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00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0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0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0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02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0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03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0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04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0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05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0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06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0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07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0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08]: success!</text:p>
          </table:table-cell>
          <table:table-cell table:number-columns-repeated="5"/>
          <table:table-cell office:value-type="string" calcext:value-type="string">
            <text:p><text:s/>Grouping SAT models for \sc2mac_dat_b_data1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09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10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1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12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13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14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15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16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17]: success!</text:p>
          </table:table-cell>
          <table:table-cell table:number-columns-repeated="5"/>
          <table:table-cell office:value-type="string" calcext:value-type="string">
            <text:p><text:s/>Grouping SAT models for \sc2mac_dat_b_data2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18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19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20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2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22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23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24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25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26]: success!</text:p>
          </table:table-cell>
          <table:table-cell table:number-columns-repeated="5"/>
          <table:table-cell office:value-type="string" calcext:value-type="string">
            <text:p><text:s/>Grouping SAT models for \sc2mac_dat_b_data3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27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28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29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30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3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32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33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34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35]: success!</text:p>
          </table:table-cell>
          <table:table-cell table:number-columns-repeated="5"/>
          <table:table-cell office:value-type="string" calcext:value-type="string">
            <text:p><text:s/>Grouping SAT models for \sc2mac_dat_b_data4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36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37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38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39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40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4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42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43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44]: success!</text:p>
          </table:table-cell>
          <table:table-cell table:number-columns-repeated="5"/>
          <table:table-cell office:value-type="string" calcext:value-type="string">
            <text:p><text:s/>Grouping SAT models for \sc2mac_dat_b_data5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45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46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47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48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49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50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5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52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53]: success!</text:p>
          </table:table-cell>
          <table:table-cell table:number-columns-repeated="5"/>
          <table:table-cell office:value-type="string" calcext:value-type="string">
            <text:p><text:s/>Grouping SAT models for \sc2mac_dat_b_data6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54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6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55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6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56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6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57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6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58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6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59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6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60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6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6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6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62]: success!</text:p>
          </table:table-cell>
          <table:table-cell table:number-columns-repeated="5"/>
          <table:table-cell office:value-type="string" calcext:value-type="string">
            <text:p><text:s/>Grouping SAT models for \sc2mac_dat_b_data7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63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7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64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7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65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7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66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7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67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7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68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7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69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7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70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7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71]: success!</text:p>
          </table:table-cell>
          <table:table-cell table:number-columns-repeated="5"/>
          <table:table-cell office:value-type="string" calcext:value-type="string">
            <text:p><text:s/>Grouping SAT models for \sc2mac_dat_b_data8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72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8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73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8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74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8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75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8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76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8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77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8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78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8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79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8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80]: success!</text:p>
          </table:table-cell>
          <table:table-cell table:number-columns-repeated="5"/>
          <table:table-cell office:value-type="string" calcext:value-type="string">
            <text:p><text:s/>Grouping SAT models for \sc2mac_dat_b_data9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8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9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82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9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83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9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84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9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85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9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86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9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87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9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88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9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89]: success!</text:p>
          </table:table-cell>
          <table:table-cell table:number-columns-repeated="5"/>
          <table:table-cell office:value-type="string" calcext:value-type="string">
            <text:p><text:s/>Grouping SAT models for \sc2mac_dat_b_data10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90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0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9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0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92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0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93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0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94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0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95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0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96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0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97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0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98]: success!</text:p>
          </table:table-cell>
          <table:table-cell table:number-columns-repeated="5"/>
          <table:table-cell office:value-type="string" calcext:value-type="string">
            <text:p><text:s/>Grouping SAT models for \sc2mac_dat_b_data11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199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1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00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1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0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1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02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1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03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1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04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1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05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1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06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1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07]: success!</text:p>
          </table:table-cell>
          <table:table-cell table:number-columns-repeated="5"/>
          <table:table-cell office:value-type="string" calcext:value-type="string">
            <text:p><text:s/>Grouping SAT models for \sc2mac_dat_b_data12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08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2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09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2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10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2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1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2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12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2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13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2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14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2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15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2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16]: success!</text:p>
          </table:table-cell>
          <table:table-cell table:number-columns-repeated="5"/>
          <table:table-cell office:value-type="string" calcext:value-type="string">
            <text:p><text:s/>Grouping SAT models for \sc2mac_dat_b_data13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17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3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18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3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19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3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20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3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2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3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22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3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23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3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24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3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25]: success!</text:p>
          </table:table-cell>
          <table:table-cell table:number-columns-repeated="5"/>
          <table:table-cell office:value-type="string" calcext:value-type="string">
            <text:p><text:s/>Grouping SAT models for \sc2mac_dat_b_data14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26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4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27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4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28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4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29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4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30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4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3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4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32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4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33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4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34]: success!</text:p>
          </table:table-cell>
          <table:table-cell table:number-columns-repeated="5"/>
          <table:table-cell office:value-type="string" calcext:value-type="string">
            <text:p><text:s/>Grouping SAT models for \sc2mac_dat_b_data15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35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5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36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5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37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5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38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5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39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5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40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5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4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5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42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5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43]: success!</text:p>
          </table:table-cell>
          <table:table-cell table:number-columns-repeated="5"/>
          <table:table-cell office:value-type="string" calcext:value-type="string">
            <text:p><text:s/>Grouping SAT models for \sc2mac_dat_b_data16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44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6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45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6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46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6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47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6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48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6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49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6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50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6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5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6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52]: success!</text:p>
          </table:table-cell>
          <table:table-cell table:number-columns-repeated="5"/>
          <table:table-cell office:value-type="string" calcext:value-type="string">
            <text:p><text:s/>Grouping SAT models for \sc2mac_dat_b_data17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53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7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54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7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55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7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56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7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57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7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58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7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59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7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60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7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61]: success!</text:p>
          </table:table-cell>
          <table:table-cell table:number-columns-repeated="5"/>
          <table:table-cell office:value-type="string" calcext:value-type="string">
            <text:p><text:s/>Grouping SAT models for \sc2mac_dat_b_data18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62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8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63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8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64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8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65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8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66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8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67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8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68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8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69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8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70]: success!</text:p>
          </table:table-cell>
          <table:table-cell table:number-columns-repeated="5"/>
          <table:table-cell office:value-type="string" calcext:value-type="string">
            <text:p><text:s/>Grouping SAT models for \sc2mac_dat_b_data19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7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9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72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9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73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9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74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9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75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9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76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9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77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9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78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19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79]: success!</text:p>
          </table:table-cell>
          <table:table-cell table:number-columns-repeated="5"/>
          <table:table-cell office:value-type="string" calcext:value-type="string">
            <text:p><text:s/>Grouping SAT models for \sc2mac_dat_b_data20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80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0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8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0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82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0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83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0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84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0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85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0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86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0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87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0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88]: success!</text:p>
          </table:table-cell>
          <table:table-cell table:number-columns-repeated="5"/>
          <table:table-cell office:value-type="string" calcext:value-type="string">
            <text:p><text:s/>Grouping SAT models for \sc2mac_dat_b_data21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89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1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90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1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9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1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92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1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93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1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94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1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95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1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96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1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97]: success!</text:p>
          </table:table-cell>
          <table:table-cell table:number-columns-repeated="5"/>
          <table:table-cell office:value-type="string" calcext:value-type="string">
            <text:p><text:s/>Grouping SAT models for \sc2mac_dat_b_data22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98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2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299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2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00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2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0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2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02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2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03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2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04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2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05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2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06]: success!</text:p>
          </table:table-cell>
          <table:table-cell table:number-columns-repeated="5"/>
          <table:table-cell office:value-type="string" calcext:value-type="string">
            <text:p><text:s/>Grouping SAT models for \sc2mac_dat_b_data23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07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3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08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3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09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3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10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3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1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3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12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3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13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3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14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3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15]: success!</text:p>
          </table:table-cell>
          <table:table-cell table:number-columns-repeated="5"/>
          <table:table-cell office:value-type="string" calcext:value-type="string">
            <text:p><text:s/>Grouping SAT models for \sc2mac_dat_b_data24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16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4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17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4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18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4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19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4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20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4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2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4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22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4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23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4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24]: success!</text:p>
          </table:table-cell>
          <table:table-cell table:number-columns-repeated="5"/>
          <table:table-cell office:value-type="string" calcext:value-type="string">
            <text:p><text:s/>Grouping SAT models for \sc2mac_dat_b_data25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25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5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26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5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27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5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28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5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29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5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30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5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3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5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32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5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33]: success!</text:p>
          </table:table-cell>
          <table:table-cell table:number-columns-repeated="5"/>
          <table:table-cell office:value-type="string" calcext:value-type="string">
            <text:p><text:s/>Grouping SAT models for \sc2mac_dat_b_data26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34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6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35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6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36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6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37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6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38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6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39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6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40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6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4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6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42]: success!</text:p>
          </table:table-cell>
          <table:table-cell table:number-columns-repeated="5"/>
          <table:table-cell office:value-type="string" calcext:value-type="string">
            <text:p><text:s/>Grouping SAT models for \sc2mac_dat_b_data27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43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7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44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7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45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7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46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7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47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7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48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7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49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7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50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7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51]: success!</text:p>
          </table:table-cell>
          <table:table-cell table:number-columns-repeated="5"/>
          <table:table-cell office:value-type="string" calcext:value-type="string">
            <text:p><text:s/>Grouping SAT models for \sc2mac_dat_b_data28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52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8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53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8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54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8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55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8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56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8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57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8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58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8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59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8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60]: success!</text:p>
          </table:table-cell>
          <table:table-cell table:number-columns-repeated="5"/>
          <table:table-cell office:value-type="string" calcext:value-type="string">
            <text:p><text:s/>Grouping SAT models for \sc2mac_dat_b_data29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6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9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62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9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63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9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64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9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65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9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66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9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67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9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68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29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69]: success!</text:p>
          </table:table-cell>
          <table:table-cell table:number-columns-repeated="5"/>
          <table:table-cell office:value-type="string" calcext:value-type="string">
            <text:p><text:s/>Grouping SAT models for \sc2mac_dat_b_data30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70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0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7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0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72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0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73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0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74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0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75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0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76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0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77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0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78]: success!</text:p>
          </table:table-cell>
          <table:table-cell table:number-columns-repeated="5"/>
          <table:table-cell office:value-type="string" calcext:value-type="string">
            <text:p><text:s/>Grouping SAT models for \sc2mac_dat_b_data31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79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1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80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1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8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1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82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1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83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1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84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1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85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1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86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1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87]: success!</text:p>
          </table:table-cell>
          <table:table-cell table:number-columns-repeated="5"/>
          <table:table-cell office:value-type="string" calcext:value-type="string">
            <text:p><text:s/>Grouping SAT models for \sc2mac_dat_b_data32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88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2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89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2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90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2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9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2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92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2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93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2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94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2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95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2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96]: success!</text:p>
          </table:table-cell>
          <table:table-cell table:number-columns-repeated="5"/>
          <table:table-cell office:value-type="string" calcext:value-type="string">
            <text:p><text:s/>Grouping SAT models for \sc2mac_dat_b_data33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97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3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98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3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399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3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00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3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0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3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02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3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03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3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04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3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05]: success!</text:p>
          </table:table-cell>
          <table:table-cell table:number-columns-repeated="5"/>
          <table:table-cell office:value-type="string" calcext:value-type="string">
            <text:p><text:s/>Grouping SAT models for \sc2mac_dat_b_data34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06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4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07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4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08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4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09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4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10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4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1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4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12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4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13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4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14]: success!</text:p>
          </table:table-cell>
          <table:table-cell table:number-columns-repeated="5"/>
          <table:table-cell office:value-type="string" calcext:value-type="string">
            <text:p><text:s/>Grouping SAT models for \sc2mac_dat_b_data35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15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5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16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5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17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5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18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5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19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5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20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5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2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5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22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5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23]: success!</text:p>
          </table:table-cell>
          <table:table-cell table:number-columns-repeated="5"/>
          <table:table-cell office:value-type="string" calcext:value-type="string">
            <text:p><text:s/>Grouping SAT models for \sc2mac_dat_b_data36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24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6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25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6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26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6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27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6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28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6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29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6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30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6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3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6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32]: success!</text:p>
          </table:table-cell>
          <table:table-cell table:number-columns-repeated="5"/>
          <table:table-cell office:value-type="string" calcext:value-type="string">
            <text:p><text:s/>Grouping SAT models for \sc2mac_dat_b_data37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33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7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34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7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35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7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36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7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37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7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38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7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39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7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40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7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41]: success!</text:p>
          </table:table-cell>
          <table:table-cell table:number-columns-repeated="5"/>
          <table:table-cell office:value-type="string" calcext:value-type="string">
            <text:p><text:s/>Grouping SAT models for \sc2mac_dat_b_data38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42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8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43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8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44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8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45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8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46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8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47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8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48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8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49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8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50]: success!</text:p>
          </table:table-cell>
          <table:table-cell table:number-columns-repeated="5"/>
          <table:table-cell office:value-type="string" calcext:value-type="string">
            <text:p><text:s/>Grouping SAT models for \sc2mac_dat_b_data39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5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9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52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9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53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9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54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9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55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9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56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9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57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9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58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39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59]: success!</text:p>
          </table:table-cell>
          <table:table-cell table:number-columns-repeated="5"/>
          <table:table-cell office:value-type="string" calcext:value-type="string">
            <text:p><text:s/>Grouping SAT models for \sc2mac_dat_b_data40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60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0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6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0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62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0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63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0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64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0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65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0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66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0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67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0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68]: success!</text:p>
          </table:table-cell>
          <table:table-cell table:number-columns-repeated="5"/>
          <table:table-cell office:value-type="string" calcext:value-type="string">
            <text:p><text:s/>Grouping SAT models for \sc2mac_dat_b_data41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69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1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70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1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7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1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72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1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73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1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74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1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75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1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76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1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77]: success!</text:p>
          </table:table-cell>
          <table:table-cell table:number-columns-repeated="5"/>
          <table:table-cell office:value-type="string" calcext:value-type="string">
            <text:p><text:s/>Grouping SAT models for \sc2mac_dat_b_data42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78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2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79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2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80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2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8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2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82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2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83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2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84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2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85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2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86]: success!</text:p>
          </table:table-cell>
          <table:table-cell table:number-columns-repeated="5"/>
          <table:table-cell office:value-type="string" calcext:value-type="string">
            <text:p><text:s/>Grouping SAT models for \sc2mac_dat_b_data43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87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3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88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3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89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3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90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3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9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3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92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3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93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3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94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3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95]: success!</text:p>
          </table:table-cell>
          <table:table-cell table:number-columns-repeated="5"/>
          <table:table-cell office:value-type="string" calcext:value-type="string">
            <text:p><text:s/>Grouping SAT models for \sc2mac_dat_b_data44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96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4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97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4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98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4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499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4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500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4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50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4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502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4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503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4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504]: success!</text:p>
          </table:table-cell>
          <table:table-cell table:number-columns-repeated="5"/>
          <table:table-cell office:value-type="string" calcext:value-type="string">
            <text:p><text:s/>Grouping SAT models for \sc2mac_dat_b_data45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505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5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506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5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507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5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508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5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509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5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510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5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0c0 [51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5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Grouping SAT models for \dat_rsp_l1c0:</text:p>
          </table:table-cell>
          <table:table-cell table:number-columns-repeated="5"/>
          <table:table-cell office:value-type="string" calcext:value-type="string">
            <text:p><text:s text:c="2"/>Trying to prove $equiv for \sc2mac_dat_b_data45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0]: success!</text:p>
          </table:table-cell>
          <table:table-cell table:number-columns-repeated="5"/>
          <table:table-cell office:value-type="string" calcext:value-type="string">
            <text:p><text:s/>Grouping SAT models for \sc2mac_dat_b_data46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6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6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6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6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5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6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6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6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7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6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8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6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9]: success!</text:p>
          </table:table-cell>
          <table:table-cell table:number-columns-repeated="5"/>
          <table:table-cell office:value-type="string" calcext:value-type="string">
            <text:p><text:s/>Grouping SAT models for \sc2mac_dat_b_data47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0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7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7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2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7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3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7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4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7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5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7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6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7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7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7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8]: success!</text:p>
          </table:table-cell>
          <table:table-cell table:number-columns-repeated="5"/>
          <table:table-cell office:value-type="string" calcext:value-type="string">
            <text:p><text:s/>Grouping SAT models for \sc2mac_dat_b_data48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9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8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0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8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8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2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8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3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8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4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8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5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8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6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8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7]: success!</text:p>
          </table:table-cell>
          <table:table-cell table:number-columns-repeated="5"/>
          <table:table-cell office:value-type="string" calcext:value-type="string">
            <text:p><text:s/>Grouping SAT models for \sc2mac_dat_b_data49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8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9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9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9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0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9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9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2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9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3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9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4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9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5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49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6]: success!</text:p>
          </table:table-cell>
          <table:table-cell table:number-columns-repeated="5"/>
          <table:table-cell office:value-type="string" calcext:value-type="string">
            <text:p><text:s/>Grouping SAT models for \sc2mac_dat_b_data50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7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0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8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0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9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0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0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0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0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2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0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3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0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4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0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5]: success!</text:p>
          </table:table-cell>
          <table:table-cell table:number-columns-repeated="5"/>
          <table:table-cell office:value-type="string" calcext:value-type="string">
            <text:p><text:s/>Grouping SAT models for \sc2mac_dat_b_data51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6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1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7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1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8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1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9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1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50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1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5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1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52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1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53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1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54]: success!</text:p>
          </table:table-cell>
          <table:table-cell table:number-columns-repeated="5"/>
          <table:table-cell office:value-type="string" calcext:value-type="string">
            <text:p><text:s/>Grouping SAT models for \sc2mac_dat_b_data52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55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2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56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2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57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2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58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2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59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2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60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2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6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2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62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2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63]: success!</text:p>
          </table:table-cell>
          <table:table-cell table:number-columns-repeated="5"/>
          <table:table-cell office:value-type="string" calcext:value-type="string">
            <text:p><text:s/>Grouping SAT models for \sc2mac_dat_b_data53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64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3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65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3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66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3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67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3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68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3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69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3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70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3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7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3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72]: success!</text:p>
          </table:table-cell>
          <table:table-cell table:number-columns-repeated="5"/>
          <table:table-cell office:value-type="string" calcext:value-type="string">
            <text:p><text:s/>Grouping SAT models for \sc2mac_dat_b_data54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73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4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74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4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75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4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76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4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77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4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78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4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79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4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80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4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81]: success!</text:p>
          </table:table-cell>
          <table:table-cell table:number-columns-repeated="5"/>
          <table:table-cell office:value-type="string" calcext:value-type="string">
            <text:p><text:s/>Grouping SAT models for \sc2mac_dat_b_data55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82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5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83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5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84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5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85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5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86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5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87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5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88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5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89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5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90]: success!</text:p>
          </table:table-cell>
          <table:table-cell table:number-columns-repeated="5"/>
          <table:table-cell office:value-type="string" calcext:value-type="string">
            <text:p><text:s/>Grouping SAT models for \sc2mac_dat_b_data56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9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6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92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6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93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6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94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6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95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6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96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6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97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6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98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6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99]: success!</text:p>
          </table:table-cell>
          <table:table-cell table:number-columns-repeated="5"/>
          <table:table-cell office:value-type="string" calcext:value-type="string">
            <text:p><text:s/>Grouping SAT models for \sc2mac_dat_b_data57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00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7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0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7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02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7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03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7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04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7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05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7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06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7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07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7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08]: success!</text:p>
          </table:table-cell>
          <table:table-cell table:number-columns-repeated="5"/>
          <table:table-cell office:value-type="string" calcext:value-type="string">
            <text:p><text:s/>Grouping SAT models for \sc2mac_dat_b_data58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09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8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10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8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1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8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12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8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13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8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14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8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15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8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16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8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17]: success!</text:p>
          </table:table-cell>
          <table:table-cell table:number-columns-repeated="5"/>
          <table:table-cell office:value-type="string" calcext:value-type="string">
            <text:p><text:s/>Grouping SAT models for \sc2mac_dat_b_data59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18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9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19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9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20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9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2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9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22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9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23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9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24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9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25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59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26]: success!</text:p>
          </table:table-cell>
          <table:table-cell table:number-columns-repeated="5"/>
          <table:table-cell office:value-type="string" calcext:value-type="string">
            <text:p><text:s/>Grouping SAT models for \sc2mac_dat_b_data60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27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60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28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60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29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60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30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60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3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60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32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60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33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60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34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60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35]: success!</text:p>
          </table:table-cell>
          <table:table-cell table:number-columns-repeated="5"/>
          <table:table-cell office:value-type="string" calcext:value-type="string">
            <text:p><text:s/>Grouping SAT models for \sc2mac_dat_b_data61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36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61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37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61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38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61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39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61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40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61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4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61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42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61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43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61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44]: success!</text:p>
          </table:table-cell>
          <table:table-cell table:number-columns-repeated="5"/>
          <table:table-cell office:value-type="string" calcext:value-type="string">
            <text:p><text:s/>Grouping SAT models for \sc2mac_dat_b_data62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45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62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46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62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47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62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48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62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49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62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50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62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5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62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52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62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53]: success!</text:p>
          </table:table-cell>
          <table:table-cell table:number-columns-repeated="5"/>
          <table:table-cell office:value-type="string" calcext:value-type="string">
            <text:p><text:s/>Grouping SAT models for \sc2mac_dat_b_data63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54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63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55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63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56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63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57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63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58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63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59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63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60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63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61]: success!</text:p>
          </table:table-cell>
          <table:table-cell table:number-columns-repeated="5"/>
          <table:table-cell office:value-type="string" calcext:value-type="string">
            <text:p><text:s text:c="2"/>Trying to prove $equiv for \sc2mac_dat_b_data63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62]: success!</text:p>
          </table:table-cell>
          <table:table-cell table:number-columns-repeated="5"/>
          <table:table-cell office:value-type="string" calcext:value-type="string">
            <text:p><text:s text:c="2"/>Trying to prove $equiv for \slcg_wg_en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63]: success!</text:p>
          </table:table-cell>
          <table:table-cell table:number-columns-repeated="5"/>
          <table:table-cell office:value-type="string" calcext:value-type="string">
            <text:p><text:s/>Grouping SAT models for \dat_entry_st [14:9]:</text:p>
          </table:table-cell>
          <table:table-cell table:number-columns-repeated="4"/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<text:s text:c="2"/>Trying to prove $equiv for \dat_rsp_l1c0 [164]: success!</text:p>
          </table:table-cell>
          <table:table-cell table:number-columns-repeated="5"/>
          <table:table-cell office:value-type="string" calcext:value-type="string">
            <text:p><text:s/>Grouping SAT models for { \dat_rsp_pd [26:7] \dat_rsp_pd [0] }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65]: success!</text:p>
          </table:table-cell>
          <table:table-cell table:number-columns-repeated="5"/>
          <table:table-cell office:value-type="string" calcext:value-type="string">
            <text:p><text:s text:c="2"/>Trying to prove $equiv for \dat_rsp_pd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66]: success!</text:p>
          </table:table-cell>
          <table:table-cell table:number-columns-repeated="5"/>
          <table:table-cell office:value-type="string" calcext:value-type="string">
            <text:p><text:s text:c="2"/>Trying to prove $equiv for \dat_rsp_pd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67]: success!</text:p>
          </table:table-cell>
          <table:table-cell table:number-columns-repeated="5"/>
          <table:table-cell office:value-type="string" calcext:value-type="string">
            <text:p><text:s text:c="2"/>Trying to prove $equiv for \dat_rsp_pd [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68]: success!</text:p>
          </table:table-cell>
          <table:table-cell table:number-columns-repeated="5"/>
          <table:table-cell office:value-type="string" calcext:value-type="string">
            <text:p><text:s text:c="2"/>Trying to prove $equiv for \dat_rsp_pd [9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69]: success!</text:p>
          </table:table-cell>
          <table:table-cell table:number-columns-repeated="5"/>
          <table:table-cell office:value-type="string" calcext:value-type="string">
            <text:p><text:s text:c="2"/>Trying to prove $equiv for \dat_rsp_pd [1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70]: success!</text:p>
          </table:table-cell>
          <table:table-cell table:number-columns-repeated="5"/>
          <table:table-cell office:value-type="string" calcext:value-type="string">
            <text:p><text:s text:c="2"/>Trying to prove $equiv for \dat_rsp_pd [1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71]: success!</text:p>
          </table:table-cell>
          <table:table-cell table:number-columns-repeated="5"/>
          <table:table-cell office:value-type="string" calcext:value-type="string">
            <text:p><text:s text:c="2"/>Trying to prove $equiv for \dat_rsp_pd [1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72]: success!</text:p>
          </table:table-cell>
          <table:table-cell table:number-columns-repeated="5"/>
          <table:table-cell office:value-type="string" calcext:value-type="string">
            <text:p><text:s text:c="2"/>Trying to prove $equiv for \dat_rsp_pd [1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73]: success!</text:p>
          </table:table-cell>
          <table:table-cell table:number-columns-repeated="5"/>
          <table:table-cell office:value-type="string" calcext:value-type="string">
            <text:p><text:s text:c="2"/>Trying to prove $equiv for \dat_rsp_pd [1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74]: success!</text:p>
          </table:table-cell>
          <table:table-cell table:number-columns-repeated="5"/>
          <table:table-cell office:value-type="string" calcext:value-type="string">
            <text:p><text:s text:c="2"/>Trying to prove $equiv for \dat_rsp_pd [1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75]: success!</text:p>
          </table:table-cell>
          <table:table-cell table:number-columns-repeated="5"/>
          <table:table-cell office:value-type="string" calcext:value-type="string">
            <text:p><text:s text:c="2"/>Trying to prove $equiv for \dat_rsp_pd [1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76]: success!</text:p>
          </table:table-cell>
          <table:table-cell table:number-columns-repeated="5"/>
          <table:table-cell office:value-type="string" calcext:value-type="string">
            <text:p><text:s text:c="2"/>Trying to prove $equiv for \dat_rsp_pd [1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77]: success!</text:p>
          </table:table-cell>
          <table:table-cell table:number-columns-repeated="5"/>
          <table:table-cell office:value-type="string" calcext:value-type="string">
            <text:p><text:s text:c="2"/>Trying to prove $equiv for \dat_rsp_pd [1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78]: success!</text:p>
          </table:table-cell>
          <table:table-cell table:number-columns-repeated="5"/>
          <table:table-cell office:value-type="string" calcext:value-type="string">
            <text:p><text:s text:c="2"/>Trying to prove $equiv for \dat_rsp_pd [19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79]: success!</text:p>
          </table:table-cell>
          <table:table-cell table:number-columns-repeated="5"/>
          <table:table-cell office:value-type="string" calcext:value-type="string">
            <text:p><text:s text:c="2"/>Trying to prove $equiv for \dat_rsp_pd [2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80]: success!</text:p>
          </table:table-cell>
          <table:table-cell table:number-columns-repeated="5"/>
          <table:table-cell office:value-type="string" calcext:value-type="string">
            <text:p><text:s text:c="2"/>Trying to prove $equiv for \dat_rsp_pd [2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81]: success!</text:p>
          </table:table-cell>
          <table:table-cell table:number-columns-repeated="5"/>
          <table:table-cell office:value-type="string" calcext:value-type="string">
            <text:p><text:s text:c="2"/>Trying to prove $equiv for \dat_rsp_pd [2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82]: success!</text:p>
          </table:table-cell>
          <table:table-cell table:number-columns-repeated="5"/>
          <table:table-cell office:value-type="string" calcext:value-type="string">
            <text:p><text:s text:c="2"/>Trying to prove $equiv for \dat_rsp_pd [2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83]: success!</text:p>
          </table:table-cell>
          <table:table-cell table:number-columns-repeated="5"/>
          <table:table-cell office:value-type="string" calcext:value-type="string">
            <text:p><text:s text:c="2"/>Trying to prove $equiv for \dat_rsp_pd [2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84]: success!</text:p>
          </table:table-cell>
          <table:table-cell table:number-columns-repeated="5"/>
          <table:table-cell office:value-type="string" calcext:value-type="string">
            <text:p><text:s text:c="2"/>Trying to prove $equiv for \dat_rsp_pd [2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85]: success!</text:p>
          </table:table-cell>
          <table:table-cell table:number-columns-repeated="5"/>
          <table:table-cell office:value-type="string" calcext:value-type="string">
            <text:p><text:s text:c="2"/>Trying to prove $equiv for \dat_rsp_pd [2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86]: success!</text:p>
          </table:table-cell>
          <table:table-cell table:number-columns-repeated="5"/>
          <table:table-cell office:value-type="string" calcext:value-type="string">
            <text:p><text:s/>Grouping SAT models for \dat_entry_avl_sub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87]: success!</text:p>
          </table:table-cell>
          <table:table-cell table:number-columns-repeated="5"/>
          <table:table-cell office:value-type="string" calcext:value-type="string">
            <text:p><text:s text:c="2"/>Trying to prove $equiv for \dat_entry_avl_sub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88]: success!</text:p>
          </table:table-cell>
          <table:table-cell table:number-columns-repeated="5"/>
          <table:table-cell office:value-type="string" calcext:value-type="string">
            <text:p><text:s text:c="2"/>Trying to prove $equiv for \dat_entry_avl_sub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89]: success!</text:p>
          </table:table-cell>
          <table:table-cell table:number-columns-repeated="5"/>
          <table:table-cell office:value-type="string" calcext:value-type="string">
            <text:p><text:s text:c="2"/>Trying to prove $equiv for \dat_entry_avl_sub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90]: success!</text:p>
          </table:table-cell>
          <table:table-cell table:number-columns-repeated="5"/>
          <table:table-cell office:value-type="string" calcext:value-type="string">
            <text:p><text:s text:c="2"/>Trying to prove $equiv for \dat_entry_avl_sub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91]: success!</text:p>
          </table:table-cell>
          <table:table-cell table:number-columns-repeated="5"/>
          <table:table-cell office:value-type="string" calcext:value-type="string">
            <text:p><text:s text:c="2"/>Trying to prove $equiv for \dat_entry_avl_sub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92]: success!</text:p>
          </table:table-cell>
          <table:table-cell table:number-columns-repeated="5"/>
          <table:table-cell office:value-type="string" calcext:value-type="string">
            <text:p><text:s text:c="2"/>Trying to prove $equiv for \dat_entry_avl_sub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93]: success!</text:p>
          </table:table-cell>
          <table:table-cell table:number-columns-repeated="5"/>
          <table:table-cell office:value-type="string" calcext:value-type="string">
            <text:p><text:s text:c="2"/>Trying to prove $equiv for \dat_entry_avl_sub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94]: success!</text:p>
          </table:table-cell>
          <table:table-cell table:number-columns-repeated="5"/>
          <table:table-cell office:value-type="string" calcext:value-type="string">
            <text:p><text:s text:c="2"/>Trying to prove $equiv for \dat_entry_avl_sub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95]: success!</text:p>
          </table:table-cell>
          <table:table-cell table:number-columns-repeated="5"/>
          <table:table-cell office:value-type="string" calcext:value-type="string">
            <text:p><text:s text:c="2"/>Trying to prove $equiv for \dat_entry_avl_sub [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96]: success!</text:p>
          </table:table-cell>
          <table:table-cell table:number-columns-repeated="5"/>
          <table:table-cell office:value-type="string" calcext:value-type="string">
            <text:p><text:s text:c="2"/>Trying to prove $equiv for \dat_entry_avl_sub [9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97]: success!</text:p>
          </table:table-cell>
          <table:table-cell table:number-columns-repeated="5"/>
          <table:table-cell office:value-type="string" calcext:value-type="string">
            <text:p><text:s text:c="2"/>Trying to prove $equiv for \dat_entry_avl_sub [1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98]: success!</text:p>
          </table:table-cell>
          <table:table-cell table:number-columns-repeated="5"/>
          <table:table-cell office:value-type="string" calcext:value-type="string">
            <text:p><text:s text:c="2"/>Trying to prove $equiv for \dat_entry_avl_sub [1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199]: success!</text:p>
          </table:table-cell>
          <table:table-cell table:number-columns-repeated="5"/>
          <table:table-cell office:value-type="string" calcext:value-type="string">
            <text:p><text:s text:c="2"/>Trying to prove $equiv for \dat_entry_avl_sub [1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00]: success!</text:p>
          </table:table-cell>
          <table:table-cell table:number-columns-repeated="5"/>
          <table:table-cell office:value-type="string" calcext:value-type="string">
            <text:p><text:s text:c="2"/>Trying to prove $equiv for \dat_entry_avl_sub [1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01]: success!</text:p>
          </table:table-cell>
          <table:table-cell table:number-columns-repeated="5"/>
          <table:table-cell office:value-type="string" calcext:value-type="string">
            <text:p><text:s text:c="2"/>Trying to prove $equiv for \dat_entry_avl_sub [1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02]: success!</text:p>
          </table:table-cell>
          <table:table-cell table:number-columns-repeated="5"/>
          <table:table-cell office:value-type="string" calcext:value-type="string">
            <text:p><text:s text:c="2"/>Trying to prove $equiv for \is_dat_entry_st_wrap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03]: success!</text:p>
          </table:table-cell>
          <table:table-cell table:number-columns-repeated="5"/>
          <table:table-cell office:value-type="string" calcext:value-type="string">
            <text:p><text:s text:c="2"/>Trying to prove $equiv for \dl_in_pvld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04]: success!</text:p>
          </table:table-cell>
          <table:table-cell table:number-columns-repeated="5"/>
          <table:table-cell office:value-type="string" calcext:value-type="string">
            <text:p><text:s/>Grouping SAT models for \dl_pd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05]: success!</text:p>
          </table:table-cell>
          <table:table-cell table:number-columns-repeated="5"/>
          <table:table-cell office:value-type="string" calcext:value-type="string">
            <text:p><text:s text:c="2"/>Trying to prove $equiv for \dl_pd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06]: success!</text:p>
          </table:table-cell>
          <table:table-cell table:number-columns-repeated="5"/>
          <table:table-cell office:value-type="string" calcext:value-type="string">
            <text:p><text:s text:c="2"/>Trying to prove $equiv for \dl_pd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07]: success!</text:p>
          </table:table-cell>
          <table:table-cell table:number-columns-repeated="5"/>
          <table:table-cell office:value-type="string" calcext:value-type="string">
            <text:p><text:s text:c="2"/>Trying to prove $equiv for \dl_pd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08]: success!</text:p>
          </table:table-cell>
          <table:table-cell table:number-columns-repeated="5"/>
          <table:table-cell office:value-type="string" calcext:value-type="string">
            <text:p><text:s text:c="2"/>Trying to prove $equiv for \dl_pd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09]: success!</text:p>
          </table:table-cell>
          <table:table-cell table:number-columns-repeated="5"/>
          <table:table-cell office:value-type="string" calcext:value-type="string">
            <text:p><text:s text:c="2"/>Trying to prove $equiv for \dl_pd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10]: success!</text:p>
          </table:table-cell>
          <table:table-cell table:number-columns-repeated="5"/>
          <table:table-cell office:value-type="string" calcext:value-type="string">
            <text:p><text:s text:c="2"/>Trying to prove $equiv for \dl_pd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11]: success!</text:p>
          </table:table-cell>
          <table:table-cell table:number-columns-repeated="5"/>
          <table:table-cell office:value-type="string" calcext:value-type="string">
            <text:p><text:s text:c="2"/>Trying to prove $equiv for \dl_pd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12]: success!</text:p>
          </table:table-cell>
          <table:table-cell table:number-columns-repeated="5"/>
          <table:table-cell office:value-type="string" calcext:value-type="string">
            <text:p><text:s text:c="2"/>Trying to prove $equiv for \dl_pd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13]: success!</text:p>
          </table:table-cell>
          <table:table-cell table:number-columns-repeated="5"/>
          <table:table-cell office:value-type="string" calcext:value-type="string">
            <text:p><text:s text:c="2"/>Trying to prove $equiv for \dl_pd [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14]: success!</text:p>
          </table:table-cell>
          <table:table-cell table:number-columns-repeated="5"/>
          <table:table-cell office:value-type="string" calcext:value-type="string">
            <text:p><text:s text:c="2"/>Trying to prove $equiv for \dl_pd [9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15]: success!</text:p>
          </table:table-cell>
          <table:table-cell table:number-columns-repeated="5"/>
          <table:table-cell office:value-type="string" calcext:value-type="string">
            <text:p><text:s text:c="2"/>Trying to prove $equiv for \dl_pd [1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16]: success!</text:p>
          </table:table-cell>
          <table:table-cell table:number-columns-repeated="5"/>
          <table:table-cell office:value-type="string" calcext:value-type="string">
            <text:p><text:s text:c="2"/>Trying to prove $equiv for \dl_pd [1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17]: success!</text:p>
          </table:table-cell>
          <table:table-cell table:number-columns-repeated="5"/>
          <table:table-cell office:value-type="string" calcext:value-type="string">
            <text:p><text:s text:c="2"/>Trying to prove $equiv for \dl_pd [1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18]: success!</text:p>
          </table:table-cell>
          <table:table-cell table:number-columns-repeated="5"/>
          <table:table-cell office:value-type="string" calcext:value-type="string">
            <text:p><text:s text:c="2"/>Trying to prove $equiv for \dl_pd [1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19]: success!</text:p>
          </table:table-cell>
          <table:table-cell table:number-columns-repeated="5"/>
          <table:table-cell office:value-type="string" calcext:value-type="string">
            <text:p><text:s text:c="2"/>Trying to prove $equiv for \dl_pd [1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20]: success!</text:p>
          </table:table-cell>
          <table:table-cell table:number-columns-repeated="5"/>
          <table:table-cell office:value-type="string" calcext:value-type="string">
            <text:p><text:s text:c="2"/>Trying to prove $equiv for \dl_pd [1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21]: success!</text:p>
          </table:table-cell>
          <table:table-cell table:number-columns-repeated="5"/>
          <table:table-cell office:value-type="string" calcext:value-type="string">
            <text:p><text:s text:c="2"/>Trying to prove $equiv for \dl_pd [1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22]: success!</text:p>
          </table:table-cell>
          <table:table-cell table:number-columns-repeated="5"/>
          <table:table-cell office:value-type="string" calcext:value-type="string">
            <text:p><text:s text:c="2"/>Trying to prove $equiv for \dl_pd [1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23]: success!</text:p>
          </table:table-cell>
          <table:table-cell table:number-columns-repeated="5"/>
          <table:table-cell office:value-type="string" calcext:value-type="string">
            <text:p><text:s text:c="2"/>Trying to prove $equiv for \dl_pd [1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24]: success!</text:p>
          </table:table-cell>
          <table:table-cell table:number-columns-repeated="5"/>
          <table:table-cell office:value-type="string" calcext:value-type="string">
            <text:p><text:s text:c="2"/>Trying to prove $equiv for \dl_pd [19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25]: success!</text:p>
          </table:table-cell>
          <table:table-cell table:number-columns-repeated="5"/>
          <table:table-cell office:value-type="string" calcext:value-type="string">
            <text:p><text:s text:c="2"/>Trying to prove $equiv for \dl_pd [2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26]: success!</text:p>
          </table:table-cell>
          <table:table-cell table:number-columns-repeated="5"/>
          <table:table-cell office:value-type="string" calcext:value-type="string">
            <text:p><text:s text:c="2"/>Trying to prove $equiv for \dl_pd [2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27]: success!</text:p>
          </table:table-cell>
          <table:table-cell table:number-columns-repeated="5"/>
          <table:table-cell office:value-type="string" calcext:value-type="string">
            <text:p><text:s text:c="2"/>Trying to prove $equiv for \dl_pd [2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28]: success!</text:p>
          </table:table-cell>
          <table:table-cell table:number-columns-repeated="5"/>
          <table:table-cell office:value-type="string" calcext:value-type="string">
            <text:p><text:s text:c="2"/>Trying to prove $equiv for \dl_pd [2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29]: success!</text:p>
          </table:table-cell>
          <table:table-cell table:number-columns-repeated="5"/>
          <table:table-cell office:value-type="string" calcext:value-type="string">
            <text:p><text:s text:c="2"/>Trying to prove $equiv for \dl_pd [2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30]: success!</text:p>
          </table:table-cell>
          <table:table-cell table:number-columns-repeated="5"/>
          <table:table-cell office:value-type="string" calcext:value-type="string">
            <text:p><text:s text:c="2"/>Trying to prove $equiv for \dl_pd [2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31]: success!</text:p>
          </table:table-cell>
          <table:table-cell table:number-columns-repeated="5"/>
          <table:table-cell office:value-type="string" calcext:value-type="string">
            <text:p><text:s text:c="2"/>Trying to prove $equiv for \dl_pd [2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32]: success!</text:p>
          </table:table-cell>
          <table:table-cell table:number-columns-repeated="5"/>
          <table:table-cell office:value-type="string" calcext:value-type="string">
            <text:p><text:s text:c="2"/>Trying to prove $equiv for \dl_pd [2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33]: success!</text:p>
          </table:table-cell>
          <table:table-cell table:number-columns-repeated="5"/>
          <table:table-cell office:value-type="string" calcext:value-type="string">
            <text:p><text:s text:c="2"/>Trying to prove $equiv for \dl_pd [2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34]: success!</text:p>
          </table:table-cell>
          <table:table-cell table:number-columns-repeated="5"/>
          <table:table-cell office:value-type="string" calcext:value-type="string">
            <text:p><text:s text:c="2"/>Trying to prove $equiv for \dl_pd [29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35]: success!</text:p>
          </table:table-cell>
          <table:table-cell table:number-columns-repeated="5"/>
          <table:table-cell office:value-type="string" calcext:value-type="string">
            <text:p><text:s text:c="2"/>Trying to prove $equiv for \dl_pd [3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36]: success!</text:p>
          </table:table-cell>
          <table:table-cell table:number-columns-repeated="5"/>
          <table:table-cell office:value-type="string" calcext:value-type="string">
            <text:p><text:s/>Grouping SAT models for \batch_cnt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37]: success!</text:p>
          </table:table-cell>
          <table:table-cell table:number-columns-repeated="5"/>
          <table:table-cell office:value-type="string" calcext:value-type="string">
            <text:p><text:s text:c="2"/>Trying to prove $equiv for \batch_cnt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38]: success!</text:p>
          </table:table-cell>
          <table:table-cell table:number-columns-repeated="5"/>
          <table:table-cell office:value-type="string" calcext:value-type="string">
            <text:p><text:s text:c="2"/>Trying to prove $equiv for \batch_cnt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39]: success!</text:p>
          </table:table-cell>
          <table:table-cell table:number-columns-repeated="5"/>
          <table:table-cell office:value-type="string" calcext:value-type="string">
            <text:p><text:s text:c="2"/>Trying to prove $equiv for \batch_cnt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40]: success!</text:p>
          </table:table-cell>
          <table:table-cell table:number-columns-repeated="5"/>
          <table:table-cell office:value-type="string" calcext:value-type="string">
            <text:p><text:s text:c="2"/>Trying to prove $equiv for \batch_cnt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41]: success!</text:p>
          </table:table-cell>
          <table:table-cell table:number-columns-repeated="5"/>
          <table:table-cell office:value-type="string" calcext:value-type="string">
            <text:p><text:s text:c="2"/>Trying to prove $equiv for \batch_cnt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42]: success!</text:p>
          </table:table-cell>
          <table:table-cell table:number-columns-repeated="5"/>
          <table:table-cell office:value-type="string" calcext:value-type="string">
            <text:p><text:s/>Grouping SAT models for \stripe_cnt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43]: success!</text:p>
          </table:table-cell>
          <table:table-cell table:number-columns-repeated="5"/>
          <table:table-cell office:value-type="string" calcext:value-type="string">
            <text:p><text:s text:c="2"/>Trying to prove $equiv for \stripe_cnt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44]: success!</text:p>
          </table:table-cell>
          <table:table-cell table:number-columns-repeated="5"/>
          <table:table-cell office:value-type="string" calcext:value-type="string">
            <text:p><text:s text:c="2"/>Trying to prove $equiv for \stripe_cnt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45]: success!</text:p>
          </table:table-cell>
          <table:table-cell table:number-columns-repeated="5"/>
          <table:table-cell office:value-type="string" calcext:value-type="string">
            <text:p><text:s text:c="2"/>Trying to prove $equiv for \stripe_cnt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46]: success!</text:p>
          </table:table-cell>
          <table:table-cell table:number-columns-repeated="5"/>
          <table:table-cell office:value-type="string" calcext:value-type="string">
            <text:p><text:s text:c="2"/>Trying to prove $equiv for \stripe_cnt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47]: success!</text:p>
          </table:table-cell>
          <table:table-cell table:number-columns-repeated="5"/>
          <table:table-cell office:value-type="string" calcext:value-type="string">
            <text:p><text:s text:c="2"/>Trying to prove $equiv for \stripe_cnt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48]: success!</text:p>
          </table:table-cell>
          <table:table-cell table:number-columns-repeated="5"/>
          <table:table-cell office:value-type="string" calcext:value-type="string">
            <text:p><text:s text:c="2"/>Trying to prove $equiv for \stripe_cnt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49]: success!</text:p>
          </table:table-cell>
          <table:table-cell table:number-columns-repeated="5"/>
          <table:table-cell office:value-type="string" calcext:value-type="string">
            <text:p><text:s text:c="2"/>Trying to prove $equiv for \stripe_cnt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50]: success!</text:p>
          </table:table-cell>
          <table:table-cell table:number-columns-repeated="5"/>
          <table:table-cell office:value-type="string" calcext:value-type="string">
            <text:p><text:s text:c="2"/>Trying to prove $equiv for \dat_exec_valid_d1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51]: success!</text:p>
          </table:table-cell>
          <table:table-cell table:number-columns-repeated="5"/>
          <table:table-cell office:value-type="string" calcext:value-type="string">
            <text:p><text:s text:c="2"/>Trying to prove $equiv for \sub_h_cnt_reg_en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52]: success!</text:p>
          </table:table-cell>
          <table:table-cell table:number-columns-repeated="5"/>
          <table:table-cell office:value-type="string" calcext:value-type="string">
            <text:p><text:s text:c="2"/>Trying to prove $equiv for \stripe_cnt_reg_en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53]: success!</text:p>
          </table:table-cell>
          <table:table-cell table:number-columns-repeated="5"/>
          <table:table-cell office:value-type="string" calcext:value-type="string">
            <text:p><text:s text:c="2"/>Trying to prove $equiv for \dat_pipe_local_valid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54]: success!</text:p>
          </table:table-cell>
          <table:table-cell table:number-columns-repeated="5"/>
          <table:table-cell office:value-type="string" calcext:value-type="string">
            <text:p><text:s text:c="2"/>Trying to prove $equiv for \dat_pipe_valid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55]: success!</text:p>
          </table:table-cell>
          <table:table-cell table:number-columns-repeated="5"/>
          <table:table-cell office:value-type="string" calcext:value-type="string">
            <text:p><text:s/>Grouping SAT models for \dat_req_bytes_d1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56]: success!</text:p>
          </table:table-cell>
          <table:table-cell table:number-columns-repeated="5"/>
          <table:table-cell office:value-type="string" calcext:value-type="string">
            <text:p><text:s text:c="2"/>Trying to prove $equiv for \dat_req_bytes_d1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57]: success!</text:p>
          </table:table-cell>
          <table:table-cell table:number-columns-repeated="5"/>
          <table:table-cell office:value-type="string" calcext:value-type="string">
            <text:p><text:s text:c="2"/>Trying to prove $equiv for \dat_req_bytes_d1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58]: success!</text:p>
          </table:table-cell>
          <table:table-cell table:number-columns-repeated="5"/>
          <table:table-cell office:value-type="string" calcext:value-type="string">
            <text:p><text:s text:c="2"/>Trying to prove $equiv for \dat_req_bytes_d1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59]: success!</text:p>
          </table:table-cell>
          <table:table-cell table:number-columns-repeated="5"/>
          <table:table-cell office:value-type="string" calcext:value-type="string">
            <text:p><text:s text:c="2"/>Trying to prove $equiv for \dat_req_bytes_d1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60]: success!</text:p>
          </table:table-cell>
          <table:table-cell table:number-columns-repeated="5"/>
          <table:table-cell office:value-type="string" calcext:value-type="string">
            <text:p><text:s text:c="2"/>Trying to prove $equiv for \dat_req_bytes_d1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61]: success!</text:p>
          </table:table-cell>
          <table:table-cell table:number-columns-repeated="5"/>
          <table:table-cell office:value-type="string" calcext:value-type="string">
            <text:p><text:s text:c="2"/>Trying to prove $equiv for \dat_req_bytes_d1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62]: success!</text:p>
          </table:table-cell>
          <table:table-cell table:number-columns-repeated="5"/>
          <table:table-cell office:value-type="string" calcext:value-type="string">
            <text:p><text:s text:c="2"/>Trying to prove $equiv for \dat_req_bytes_d1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63]: success!</text:p>
          </table:table-cell>
          <table:table-cell table:number-columns-repeated="5"/>
          <table:table-cell office:value-type="string" calcext:value-type="string">
            <text:p><text:s text:c="2"/>Trying to prove $equiv for \dat_req_bytes_d1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64]: success!</text:p>
          </table:table-cell>
          <table:table-cell table:number-columns-repeated="5"/>
          <table:table-cell office:value-type="string" calcext:value-type="string">
            <text:p><text:s/>Grouping SAT models for \dataout_w_cnt [12:4]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65]: success!</text:p>
          </table:table-cell>
          <table:table-cell table:number-columns-repeated="5"/>
          <table:table-cell office:value-type="string" calcext:value-type="string">
            <text:p><text:s text:c="2"/>Trying to prove $equiv for \dataout_w_cnt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66]: success!</text:p>
          </table:table-cell>
          <table:table-cell table:number-columns-repeated="5"/>
          <table:table-cell office:value-type="string" calcext:value-type="string">
            <text:p><text:s text:c="2"/>Trying to prove $equiv for \dataout_w_cnt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67]: success!</text:p>
          </table:table-cell>
          <table:table-cell table:number-columns-repeated="5"/>
          <table:table-cell office:value-type="string" calcext:value-type="string">
            <text:p><text:s text:c="2"/>Trying to prove $equiv for \dataout_w_cnt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68]: success!</text:p>
          </table:table-cell>
          <table:table-cell table:number-columns-repeated="5"/>
          <table:table-cell office:value-type="string" calcext:value-type="string">
            <text:p><text:s text:c="2"/>Trying to prove $equiv for \dataout_w_cnt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69]: success!</text:p>
          </table:table-cell>
          <table:table-cell table:number-columns-repeated="5"/>
          <table:table-cell office:value-type="string" calcext:value-type="string">
            <text:p><text:s text:c="2"/>Trying to prove $equiv for \dataout_w_cnt [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70]: success!</text:p>
          </table:table-cell>
          <table:table-cell table:number-columns-repeated="5"/>
          <table:table-cell office:value-type="string" calcext:value-type="string">
            <text:p><text:s text:c="2"/>Trying to prove $equiv for \dataout_w_cnt [9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71]: success!</text:p>
          </table:table-cell>
          <table:table-cell table:number-columns-repeated="5"/>
          <table:table-cell office:value-type="string" calcext:value-type="string">
            <text:p><text:s text:c="2"/>Trying to prove $equiv for \dataout_w_cnt [1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72]: success!</text:p>
          </table:table-cell>
          <table:table-cell table:number-columns-repeated="5"/>
          <table:table-cell office:value-type="string" calcext:value-type="string">
            <text:p><text:s text:c="2"/>Trying to prove $equiv for \dataout_w_cnt [1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73]: success!</text:p>
          </table:table-cell>
          <table:table-cell table:number-columns-repeated="5"/>
          <table:table-cell office:value-type="string" calcext:value-type="string">
            <text:p><text:s text:c="2"/>Trying to prove $equiv for \dataout_w_cnt [1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74]: success!</text:p>
          </table:table-cell>
          <table:table-cell table:number-columns-repeated="5"/>
          <table:table-cell office:value-type="string" calcext:value-type="string">
            <text:p><text:s/>Grouping SAT models for \dataout_w_ori [12:4]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75]: success!</text:p>
          </table:table-cell>
          <table:table-cell table:number-columns-repeated="5"/>
          <table:table-cell office:value-type="string" calcext:value-type="string">
            <text:p><text:s text:c="2"/>Trying to prove $equiv for \dataout_w_ori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76]: success!</text:p>
          </table:table-cell>
          <table:table-cell table:number-columns-repeated="5"/>
          <table:table-cell office:value-type="string" calcext:value-type="string">
            <text:p><text:s text:c="2"/>Trying to prove $equiv for \dataout_w_ori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77]: success!</text:p>
          </table:table-cell>
          <table:table-cell table:number-columns-repeated="5"/>
          <table:table-cell office:value-type="string" calcext:value-type="string">
            <text:p><text:s text:c="2"/>Trying to prove $equiv for \dataout_w_ori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78]: success!</text:p>
          </table:table-cell>
          <table:table-cell table:number-columns-repeated="5"/>
          <table:table-cell office:value-type="string" calcext:value-type="string">
            <text:p><text:s text:c="2"/>Trying to prove $equiv for \dataout_w_ori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79]: success!</text:p>
          </table:table-cell>
          <table:table-cell table:number-columns-repeated="5"/>
          <table:table-cell office:value-type="string" calcext:value-type="string">
            <text:p><text:s text:c="2"/>Trying to prove $equiv for \dataout_w_ori [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80]: success!</text:p>
          </table:table-cell>
          <table:table-cell table:number-columns-repeated="5"/>
          <table:table-cell office:value-type="string" calcext:value-type="string">
            <text:p><text:s text:c="2"/>Trying to prove $equiv for \dataout_w_ori [9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81]: success!</text:p>
          </table:table-cell>
          <table:table-cell table:number-columns-repeated="5"/>
          <table:table-cell office:value-type="string" calcext:value-type="string">
            <text:p><text:s text:c="2"/>Trying to prove $equiv for \dataout_w_ori [1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82]: success!</text:p>
          </table:table-cell>
          <table:table-cell table:number-columns-repeated="5"/>
          <table:table-cell office:value-type="string" calcext:value-type="string">
            <text:p><text:s text:c="2"/>Trying to prove $equiv for \dataout_w_ori [1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83]: success!</text:p>
          </table:table-cell>
          <table:table-cell table:number-columns-repeated="5"/>
          <table:table-cell office:value-type="string" calcext:value-type="string">
            <text:p><text:s text:c="2"/>Trying to prove $equiv for \dataout_w_ori [1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84]: success!</text:p>
          </table:table-cell>
          <table:table-cell table:number-columns-repeated="5"/>
          <table:table-cell office:value-type="string" calcext:value-type="string">
            <text:p><text:s/>Grouping SAT models for \dataout_w_cnt_inc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85]: success!</text:p>
          </table:table-cell>
          <table:table-cell table:number-columns-repeated="5"/>
          <table:table-cell office:value-type="string" calcext:value-type="string">
            <text:p><text:s text:c="2"/>Trying to prove $equiv for \dataout_w_cnt_inc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86]: success!</text:p>
          </table:table-cell>
          <table:table-cell table:number-columns-repeated="5"/>
          <table:table-cell office:value-type="string" calcext:value-type="string">
            <text:p><text:s text:c="2"/>Trying to prove $equiv for \dataout_w_cnt_inc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87]: success!</text:p>
          </table:table-cell>
          <table:table-cell table:number-columns-repeated="5"/>
          <table:table-cell office:value-type="string" calcext:value-type="string">
            <text:p><text:s text:c="2"/>Trying to prove $equiv for \dataout_w_cnt_inc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88]: success!</text:p>
          </table:table-cell>
          <table:table-cell table:number-columns-repeated="5"/>
          <table:table-cell office:value-type="string" calcext:value-type="string">
            <text:p><text:s text:c="2"/>Trying to prove $equiv for \dataout_w_cnt_inc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89]: success!</text:p>
          </table:table-cell>
          <table:table-cell table:number-columns-repeated="5"/>
          <table:table-cell office:value-type="string" calcext:value-type="string">
            <text:p><text:s text:c="2"/>Trying to prove $equiv for \dataout_w_cnt_inc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90]: success!</text:p>
          </table:table-cell>
          <table:table-cell table:number-columns-repeated="5"/>
          <table:table-cell office:value-type="string" calcext:value-type="string">
            <text:p><text:s text:c="2"/>Trying to prove $equiv for \dataout_w_cnt_inc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91]: success!</text:p>
          </table:table-cell>
          <table:table-cell table:number-columns-repeated="5"/>
          <table:table-cell office:value-type="string" calcext:value-type="string">
            <text:p><text:s text:c="2"/>Trying to prove $equiv for \dataout_w_cnt_inc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92]: success!</text:p>
          </table:table-cell>
          <table:table-cell table:number-columns-repeated="5"/>
          <table:table-cell office:value-type="string" calcext:value-type="string">
            <text:p><text:s text:c="2"/>Trying to prove $equiv for \dataout_w_cnt_inc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93]: success!</text:p>
          </table:table-cell>
          <table:table-cell table:number-columns-repeated="5"/>
          <table:table-cell office:value-type="string" calcext:value-type="string">
            <text:p><text:s text:c="2"/>Trying to prove $equiv for \dataout_w_cnt_inc [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94]: success!</text:p>
          </table:table-cell>
          <table:table-cell table:number-columns-repeated="5"/>
          <table:table-cell office:value-type="string" calcext:value-type="string">
            <text:p><text:s text:c="2"/>Trying to prove $equiv for \dataout_w_cnt_inc [9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95]: success!</text:p>
          </table:table-cell>
          <table:table-cell table:number-columns-repeated="5"/>
          <table:table-cell office:value-type="string" calcext:value-type="string">
            <text:p><text:s text:c="2"/>Trying to prove $equiv for \dataout_w_cnt_inc [1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96]: success!</text:p>
          </table:table-cell>
          <table:table-cell table:number-columns-repeated="5"/>
          <table:table-cell office:value-type="string" calcext:value-type="string">
            <text:p><text:s text:c="2"/>Trying to prove $equiv for \dataout_w_cnt_inc [1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97]: success!</text:p>
          </table:table-cell>
          <table:table-cell table:number-columns-repeated="5"/>
          <table:table-cell office:value-type="string" calcext:value-type="string">
            <text:p><text:s text:c="2"/>Trying to prove $equiv for \dataout_w_cnt_inc [1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98]: success!</text:p>
          </table:table-cell>
          <table:table-cell table:number-columns-repeated="5"/>
          <table:table-cell office:value-type="string" calcext:value-type="string">
            <text:p><text:s text:c="2"/>Trying to prove $equiv for \dataout_w_cnt_reg_en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299]: success!</text:p>
          </table:table-cell>
          <table:table-cell table:number-columns-repeated="5"/>
          <table:table-cell office:value-type="string" calcext:value-type="string">
            <text:p><text:s text:c="2"/>Trying to prove $equiv for \dataout_w_ori_reg_en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00]: success!</text:p>
          </table:table-cell>
          <table:table-cell table:number-columns-repeated="5"/>
          <table:table-cell office:value-type="string" calcext:value-type="string">
            <text:p><text:s text:c="2"/>Trying to prove $equiv for \datain_c_cnt_reg_en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01]: success!</text:p>
          </table:table-cell>
          <table:table-cell table:number-columns-repeated="5"/>
          <table:table-cell office:value-type="string" calcext:value-type="string">
            <text:p><text:s/>Grouping SAT models for \pixel_w_cnt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02]: success!</text:p>
          </table:table-cell>
          <table:table-cell table:number-columns-repeated="5"/>
          <table:table-cell office:value-type="string" calcext:value-type="string">
            <text:p><text:s text:c="2"/>Trying to prove $equiv for \pixel_w_cnt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03]: success!</text:p>
          </table:table-cell>
          <table:table-cell table:number-columns-repeated="5"/>
          <table:table-cell office:value-type="string" calcext:value-type="string">
            <text:p><text:s text:c="2"/>Trying to prove $equiv for \pixel_w_cnt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04]: success!</text:p>
          </table:table-cell>
          <table:table-cell table:number-columns-repeated="5"/>
          <table:table-cell office:value-type="string" calcext:value-type="string">
            <text:p><text:s text:c="2"/>Trying to prove $equiv for \pixel_w_cnt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05]: success!</text:p>
          </table:table-cell>
          <table:table-cell table:number-columns-repeated="5"/>
          <table:table-cell office:value-type="string" calcext:value-type="string">
            <text:p><text:s text:c="2"/>Trying to prove $equiv for \pixel_w_cnt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06]: success!</text:p>
          </table:table-cell>
          <table:table-cell table:number-columns-repeated="5"/>
          <table:table-cell office:value-type="string" calcext:value-type="string">
            <text:p><text:s text:c="2"/>Trying to prove $equiv for \pixel_w_cnt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07]: success!</text:p>
          </table:table-cell>
          <table:table-cell table:number-columns-repeated="5"/>
          <table:table-cell office:value-type="string" calcext:value-type="string">
            <text:p><text:s text:c="2"/>Trying to prove $equiv for \pixel_w_cnt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08]: success!</text:p>
          </table:table-cell>
          <table:table-cell table:number-columns-repeated="5"/>
          <table:table-cell office:value-type="string" calcext:value-type="string">
            <text:p><text:s text:c="2"/>Trying to prove $equiv for \pixel_w_cnt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09]: success!</text:p>
          </table:table-cell>
          <table:table-cell table:number-columns-repeated="5"/>
          <table:table-cell office:value-type="string" calcext:value-type="string">
            <text:p><text:s text:c="2"/>Trying to prove $equiv for \pixel_w_cnt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10]: success!</text:p>
          </table:table-cell>
          <table:table-cell table:number-columns-repeated="5"/>
          <table:table-cell office:value-type="string" calcext:value-type="string">
            <text:p><text:s text:c="2"/>Trying to prove $equiv for \pixel_w_cnt [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11]: success!</text:p>
          </table:table-cell>
          <table:table-cell table:number-columns-repeated="5"/>
          <table:table-cell office:value-type="string" calcext:value-type="string">
            <text:p><text:s text:c="2"/>Trying to prove $equiv for \pixel_w_cnt [9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12]: success!</text:p>
          </table:table-cell>
          <table:table-cell table:number-columns-repeated="5"/>
          <table:table-cell office:value-type="string" calcext:value-type="string">
            <text:p><text:s text:c="2"/>Trying to prove $equiv for \pixel_w_cnt [1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13]: success!</text:p>
          </table:table-cell>
          <table:table-cell table:number-columns-repeated="5"/>
          <table:table-cell office:value-type="string" calcext:value-type="string">
            <text:p><text:s text:c="2"/>Trying to prove $equiv for \pixel_w_cnt [1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14]: success!</text:p>
          </table:table-cell>
          <table:table-cell table:number-columns-repeated="5"/>
          <table:table-cell office:value-type="string" calcext:value-type="string">
            <text:p><text:s text:c="2"/>Trying to prove $equiv for \pixel_w_cnt [1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15]: success!</text:p>
          </table:table-cell>
          <table:table-cell table:number-columns-repeated="5"/>
          <table:table-cell office:value-type="string" calcext:value-type="string">
            <text:p><text:s text:c="2"/>Trying to prove $equiv for \pixel_w_cnt [1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16]: success!</text:p>
          </table:table-cell>
          <table:table-cell table:number-columns-repeated="5"/>
          <table:table-cell office:value-type="string" calcext:value-type="string">
            <text:p><text:s text:c="2"/>Trying to prove $equiv for \pixel_w_cnt [1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17]: success!</text:p>
          </table:table-cell>
          <table:table-cell table:number-columns-repeated="5"/>
          <table:table-cell office:value-type="string" calcext:value-type="string">
            <text:p><text:s text:c="2"/>Trying to prove $equiv for \pixel_w_cnt [1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18]: success!</text:p>
          </table:table-cell>
          <table:table-cell table:number-columns-repeated="5"/>
          <table:table-cell office:value-type="string" calcext:value-type="string">
            <text:p><text:s/>Grouping SAT models for \pixel_w_ori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19]: success!</text:p>
          </table:table-cell>
          <table:table-cell table:number-columns-repeated="5"/>
          <table:table-cell office:value-type="string" calcext:value-type="string">
            <text:p><text:s text:c="2"/>Trying to prove $equiv for \pixel_w_ori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20]: success!</text:p>
          </table:table-cell>
          <table:table-cell table:number-columns-repeated="5"/>
          <table:table-cell office:value-type="string" calcext:value-type="string">
            <text:p><text:s text:c="2"/>Trying to prove $equiv for \pixel_w_ori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21]: success!</text:p>
          </table:table-cell>
          <table:table-cell table:number-columns-repeated="5"/>
          <table:table-cell office:value-type="string" calcext:value-type="string">
            <text:p><text:s text:c="2"/>Trying to prove $equiv for \pixel_w_ori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22]: success!</text:p>
          </table:table-cell>
          <table:table-cell table:number-columns-repeated="5"/>
          <table:table-cell office:value-type="string" calcext:value-type="string">
            <text:p><text:s text:c="2"/>Trying to prove $equiv for \pixel_w_ori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23]: success!</text:p>
          </table:table-cell>
          <table:table-cell table:number-columns-repeated="5"/>
          <table:table-cell office:value-type="string" calcext:value-type="string">
            <text:p><text:s text:c="2"/>Trying to prove $equiv for \pixel_w_ori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24]: success!</text:p>
          </table:table-cell>
          <table:table-cell table:number-columns-repeated="5"/>
          <table:table-cell office:value-type="string" calcext:value-type="string">
            <text:p><text:s text:c="2"/>Trying to prove $equiv for \pixel_w_ori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25]: success!</text:p>
          </table:table-cell>
          <table:table-cell table:number-columns-repeated="5"/>
          <table:table-cell office:value-type="string" calcext:value-type="string">
            <text:p><text:s text:c="2"/>Trying to prove $equiv for \pixel_w_ori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26]: success!</text:p>
          </table:table-cell>
          <table:table-cell table:number-columns-repeated="5"/>
          <table:table-cell office:value-type="string" calcext:value-type="string">
            <text:p><text:s text:c="2"/>Trying to prove $equiv for \pixel_w_ori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27]: success!</text:p>
          </table:table-cell>
          <table:table-cell table:number-columns-repeated="5"/>
          <table:table-cell office:value-type="string" calcext:value-type="string">
            <text:p><text:s text:c="2"/>Trying to prove $equiv for \pixel_w_ori [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28]: success!</text:p>
          </table:table-cell>
          <table:table-cell table:number-columns-repeated="5"/>
          <table:table-cell office:value-type="string" calcext:value-type="string">
            <text:p><text:s text:c="2"/>Trying to prove $equiv for \pixel_w_ori [9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29]: success!</text:p>
          </table:table-cell>
          <table:table-cell table:number-columns-repeated="5"/>
          <table:table-cell office:value-type="string" calcext:value-type="string">
            <text:p><text:s text:c="2"/>Trying to prove $equiv for \pixel_w_ori [1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30]: success!</text:p>
          </table:table-cell>
          <table:table-cell table:number-columns-repeated="5"/>
          <table:table-cell office:value-type="string" calcext:value-type="string">
            <text:p><text:s text:c="2"/>Trying to prove $equiv for \pixel_w_ori [1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31]: success!</text:p>
          </table:table-cell>
          <table:table-cell table:number-columns-repeated="5"/>
          <table:table-cell office:value-type="string" calcext:value-type="string">
            <text:p><text:s text:c="2"/>Trying to prove $equiv for \pixel_w_ori [1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32]: success!</text:p>
          </table:table-cell>
          <table:table-cell table:number-columns-repeated="5"/>
          <table:table-cell office:value-type="string" calcext:value-type="string">
            <text:p><text:s text:c="2"/>Trying to prove $equiv for \pixel_w_ori [1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33]: success!</text:p>
          </table:table-cell>
          <table:table-cell table:number-columns-repeated="5"/>
          <table:table-cell office:value-type="string" calcext:value-type="string">
            <text:p><text:s text:c="2"/>Trying to prove $equiv for \pixel_w_ori [1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34]: success!</text:p>
          </table:table-cell>
          <table:table-cell table:number-columns-repeated="5"/>
          <table:table-cell office:value-type="string" calcext:value-type="string">
            <text:p><text:s text:c="2"/>Trying to prove $equiv for \pixel_w_ori [1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35]: success!</text:p>
          </table:table-cell>
          <table:table-cell table:number-columns-repeated="5"/>
          <table:table-cell office:value-type="string" calcext:value-type="string">
            <text:p><text:s/>Grouping SAT models for \pixel_w_ch_ori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36]: success!</text:p>
          </table:table-cell>
          <table:table-cell table:number-columns-repeated="5"/>
          <table:table-cell office:value-type="string" calcext:value-type="string">
            <text:p><text:s text:c="2"/>Trying to prove $equiv for \pixel_w_ch_ori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37]: success!</text:p>
          </table:table-cell>
          <table:table-cell table:number-columns-repeated="5"/>
          <table:table-cell office:value-type="string" calcext:value-type="string">
            <text:p><text:s text:c="2"/>Trying to prove $equiv for \pixel_w_ch_ori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38]: success!</text:p>
          </table:table-cell>
          <table:table-cell table:number-columns-repeated="5"/>
          <table:table-cell office:value-type="string" calcext:value-type="string">
            <text:p><text:s text:c="2"/>Trying to prove $equiv for \pixel_w_ch_ori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39]: success!</text:p>
          </table:table-cell>
          <table:table-cell table:number-columns-repeated="5"/>
          <table:table-cell office:value-type="string" calcext:value-type="string">
            <text:p><text:s text:c="2"/>Trying to prove $equiv for \pixel_w_ch_ori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40]: success!</text:p>
          </table:table-cell>
          <table:table-cell table:number-columns-repeated="5"/>
          <table:table-cell office:value-type="string" calcext:value-type="string">
            <text:p><text:s text:c="2"/>Trying to prove $equiv for \pixel_w_ch_ori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41]: success!</text:p>
          </table:table-cell>
          <table:table-cell table:number-columns-repeated="5"/>
          <table:table-cell office:value-type="string" calcext:value-type="string">
            <text:p><text:s text:c="2"/>Trying to prove $equiv for \pixel_w_ch_ori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42]: success!</text:p>
          </table:table-cell>
          <table:table-cell table:number-columns-repeated="5"/>
          <table:table-cell office:value-type="string" calcext:value-type="string">
            <text:p><text:s text:c="2"/>Trying to prove $equiv for \pixel_w_ch_ori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43]: success!</text:p>
          </table:table-cell>
          <table:table-cell table:number-columns-repeated="5"/>
          <table:table-cell office:value-type="string" calcext:value-type="string">
            <text:p><text:s text:c="2"/>Trying to prove $equiv for \pixel_w_ch_ori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44]: success!</text:p>
          </table:table-cell>
          <table:table-cell table:number-columns-repeated="5"/>
          <table:table-cell office:value-type="string" calcext:value-type="string">
            <text:p><text:s text:c="2"/>Trying to prove $equiv for \pixel_w_ch_ori [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45]: success!</text:p>
          </table:table-cell>
          <table:table-cell table:number-columns-repeated="5"/>
          <table:table-cell office:value-type="string" calcext:value-type="string">
            <text:p><text:s text:c="2"/>Trying to prove $equiv for \pixel_w_ch_ori [9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46]: success!</text:p>
          </table:table-cell>
          <table:table-cell table:number-columns-repeated="5"/>
          <table:table-cell office:value-type="string" calcext:value-type="string">
            <text:p><text:s text:c="2"/>Trying to prove $equiv for \pixel_w_ch_ori [1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47]: success!</text:p>
          </table:table-cell>
          <table:table-cell table:number-columns-repeated="5"/>
          <table:table-cell office:value-type="string" calcext:value-type="string">
            <text:p><text:s text:c="2"/>Trying to prove $equiv for \pixel_w_ch_ori [1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48]: success!</text:p>
          </table:table-cell>
          <table:table-cell table:number-columns-repeated="5"/>
          <table:table-cell office:value-type="string" calcext:value-type="string">
            <text:p><text:s text:c="2"/>Trying to prove $equiv for \pixel_w_ch_ori [1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49]: success!</text:p>
          </table:table-cell>
          <table:table-cell table:number-columns-repeated="5"/>
          <table:table-cell office:value-type="string" calcext:value-type="string">
            <text:p><text:s text:c="2"/>Trying to prove $equiv for \pixel_w_ch_ori [1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50]: success!</text:p>
          </table:table-cell>
          <table:table-cell table:number-columns-repeated="5"/>
          <table:table-cell office:value-type="string" calcext:value-type="string">
            <text:p><text:s text:c="2"/>Trying to prove $equiv for \pixel_w_ch_ori [1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51]: success!</text:p>
          </table:table-cell>
          <table:table-cell table:number-columns-repeated="5"/>
          <table:table-cell office:value-type="string" calcext:value-type="string">
            <text:p><text:s text:c="2"/>Trying to prove $equiv for \pixel_w_ch_ori [1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52]: success!</text:p>
          </table:table-cell>
          <table:table-cell table:number-columns-repeated="5"/>
          <table:table-cell office:value-type="string" calcext:value-type="string">
            <text:p><text:s text:c="2"/>Trying to prove $equiv for \pixel_force_clr_d1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53]: success!</text:p>
          </table:table-cell>
          <table:table-cell table:number-columns-repeated="5"/>
          <table:table-cell office:value-type="string" calcext:value-type="string">
            <text:p><text:s text:c="2"/>Trying to prove $equiv for \pixel_force_fetch_d1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54]: success!</text:p>
          </table:table-cell>
          <table:table-cell table:number-columns-repeated="5"/>
          <table:table-cell office:value-type="string" calcext:value-type="string">
            <text:p><text:s text:c="2"/>Trying to prove $equiv for \datain_w_cnt_reg_en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55]: success!</text:p>
          </table:table-cell>
          <table:table-cell table:number-columns-repeated="5"/>
          <table:table-cell office:value-type="string" calcext:value-type="string">
            <text:p><text:s text:c="2"/>Trying to prove $equiv for \datain_w_ori_reg_en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56]: success!</text:p>
          </table:table-cell>
          <table:table-cell table:number-columns-repeated="5"/>
          <table:table-cell office:value-type="string" calcext:value-type="string">
            <text:p><text:s text:c="2"/>Trying to prove $equiv for \pixel_ch_ori_reg_en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57]: success!</text:p>
          </table:table-cell>
          <table:table-cell table:number-columns-repeated="5"/>
          <table:table-cell office:value-type="string" calcext:value-type="string">
            <text:p><text:s text:c="2"/>Trying to prove $equiv for \pixel_force_fetch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58]: success!</text:p>
          </table:table-cell>
          <table:table-cell table:number-columns-repeated="5"/>
          <table:table-cell office:value-type="string" calcext:value-type="string">
            <text:p><text:s/>Grouping SAT models for \datain_h_cnt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59]: success!</text:p>
          </table:table-cell>
          <table:table-cell table:number-columns-repeated="5"/>
          <table:table-cell office:value-type="string" calcext:value-type="string">
            <text:p><text:s text:c="2"/>Trying to prove $equiv for \datain_h_cnt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60]: success!</text:p>
          </table:table-cell>
          <table:table-cell table:number-columns-repeated="5"/>
          <table:table-cell office:value-type="string" calcext:value-type="string">
            <text:p><text:s text:c="2"/>Trying to prove $equiv for \datain_h_cnt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61]: success!</text:p>
          </table:table-cell>
          <table:table-cell table:number-columns-repeated="5"/>
          <table:table-cell office:value-type="string" calcext:value-type="string">
            <text:p><text:s text:c="2"/>Trying to prove $equiv for \datain_h_cnt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62]: success!</text:p>
          </table:table-cell>
          <table:table-cell table:number-columns-repeated="5"/>
          <table:table-cell office:value-type="string" calcext:value-type="string">
            <text:p><text:s text:c="2"/>Trying to prove $equiv for \datain_h_cnt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63]: success!</text:p>
          </table:table-cell>
          <table:table-cell table:number-columns-repeated="5"/>
          <table:table-cell office:value-type="string" calcext:value-type="string">
            <text:p><text:s text:c="2"/>Trying to prove $equiv for \datain_h_cnt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64]: success!</text:p>
          </table:table-cell>
          <table:table-cell table:number-columns-repeated="5"/>
          <table:table-cell office:value-type="string" calcext:value-type="string">
            <text:p><text:s text:c="2"/>Trying to prove $equiv for \datain_h_cnt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65]: success!</text:p>
          </table:table-cell>
          <table:table-cell table:number-columns-repeated="5"/>
          <table:table-cell office:value-type="string" calcext:value-type="string">
            <text:p><text:s text:c="2"/>Trying to prove $equiv for \datain_h_cnt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66]: success!</text:p>
          </table:table-cell>
          <table:table-cell table:number-columns-repeated="5"/>
          <table:table-cell office:value-type="string" calcext:value-type="string">
            <text:p><text:s text:c="2"/>Trying to prove $equiv for \datain_h_cnt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67]: success!</text:p>
          </table:table-cell>
          <table:table-cell table:number-columns-repeated="5"/>
          <table:table-cell office:value-type="string" calcext:value-type="string">
            <text:p><text:s text:c="2"/>Trying to prove $equiv for \datain_h_cnt [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68]: success!</text:p>
          </table:table-cell>
          <table:table-cell table:number-columns-repeated="5"/>
          <table:table-cell office:value-type="string" calcext:value-type="string">
            <text:p><text:s text:c="2"/>Trying to prove $equiv for \datain_h_cnt [9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69]: success!</text:p>
          </table:table-cell>
          <table:table-cell table:number-columns-repeated="5"/>
          <table:table-cell office:value-type="string" calcext:value-type="string">
            <text:p><text:s text:c="2"/>Trying to prove $equiv for \datain_h_cnt [1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70]: success!</text:p>
          </table:table-cell>
          <table:table-cell table:number-columns-repeated="5"/>
          <table:table-cell office:value-type="string" calcext:value-type="string">
            <text:p><text:s text:c="2"/>Trying to prove $equiv for \datain_h_cnt [1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71]: success!</text:p>
          </table:table-cell>
          <table:table-cell table:number-columns-repeated="5"/>
          <table:table-cell office:value-type="string" calcext:value-type="string">
            <text:p><text:s text:c="2"/>Trying to prove $equiv for \datain_h_cnt [1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72]: success!</text:p>
          </table:table-cell>
          <table:table-cell table:number-columns-repeated="5"/>
          <table:table-cell office:value-type="string" calcext:value-type="string">
            <text:p><text:s text:c="2"/>Trying to prove $equiv for \datain_h_cnt [1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73]: success!</text:p>
          </table:table-cell>
          <table:table-cell table:number-columns-repeated="5"/>
          <table:table-cell office:value-type="string" calcext:value-type="string">
            <text:p><text:s text:c="2"/>Trying to prove $equiv for \datain_h_cnt_reg_en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74]: success!</text:p>
          </table:table-cell>
          <table:table-cell table:number-columns-repeated="5"/>
          <table:table-cell office:value-type="string" calcext:value-type="string">
            <text:p><text:s text:c="2"/>Trying to prove $equiv for \dat_conv_req_dummy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75]: success!</text:p>
          </table:table-cell>
          <table:table-cell table:number-columns-repeated="5"/>
          <table:table-cell office:value-type="string" calcext:value-type="string">
            <text:p><text:s text:c="2"/>Trying to prove $equiv for \dat_wg_req_skip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76]: success!</text:p>
          </table:table-cell>
          <table:table-cell table:number-columns-repeated="5"/>
          <table:table-cell office:value-type="string" calcext:value-type="string">
            <text:p><text:s text:c="2"/>Trying to prove $equiv for \dat_img_req_dummy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77]: success!</text:p>
          </table:table-cell>
          <table:table-cell table:number-columns-repeated="5"/>
          <table:table-cell office:value-type="string" calcext:value-type="string">
            <text:p><text:s/>Grouping SAT models for \w_bias_int8 [12:0]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78]: success!</text:p>
          </table:table-cell>
          <table:table-cell table:number-columns-repeated="5"/>
          <table:table-cell office:value-type="string" calcext:value-type="string">
            <text:p><text:s text:c="2"/>Trying to prove $equiv for \w_bias_int8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79]: success!</text:p>
          </table:table-cell>
          <table:table-cell table:number-columns-repeated="5"/>
          <table:table-cell office:value-type="string" calcext:value-type="string">
            <text:p><text:s text:c="2"/>Trying to prove $equiv for \w_bias_int8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80]: success!</text:p>
          </table:table-cell>
          <table:table-cell table:number-columns-repeated="5"/>
          <table:table-cell office:value-type="string" calcext:value-type="string">
            <text:p><text:s text:c="2"/>Trying to prove $equiv for \w_bias_int8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81]: success!</text:p>
          </table:table-cell>
          <table:table-cell table:number-columns-repeated="5"/>
          <table:table-cell office:value-type="string" calcext:value-type="string">
            <text:p><text:s text:c="2"/>Trying to prove $equiv for \w_bias_int8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82]: success!</text:p>
          </table:table-cell>
          <table:table-cell table:number-columns-repeated="5"/>
          <table:table-cell office:value-type="string" calcext:value-type="string">
            <text:p><text:s text:c="2"/>Trying to prove $equiv for \w_bias_int8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83]: success!</text:p>
          </table:table-cell>
          <table:table-cell table:number-columns-repeated="5"/>
          <table:table-cell office:value-type="string" calcext:value-type="string">
            <text:p><text:s text:c="2"/>Trying to prove $equiv for \w_bias_int8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84]: success!</text:p>
          </table:table-cell>
          <table:table-cell table:number-columns-repeated="5"/>
          <table:table-cell office:value-type="string" calcext:value-type="string">
            <text:p><text:s text:c="2"/>Trying to prove $equiv for \w_bias_int8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85]: success!</text:p>
          </table:table-cell>
          <table:table-cell table:number-columns-repeated="5"/>
          <table:table-cell office:value-type="string" calcext:value-type="string">
            <text:p><text:s text:c="2"/>Trying to prove $equiv for \w_bias_int8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86]: success!</text:p>
          </table:table-cell>
          <table:table-cell table:number-columns-repeated="5"/>
          <table:table-cell office:value-type="string" calcext:value-type="string">
            <text:p><text:s text:c="2"/>Trying to prove $equiv for \w_bias_int8 [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87]: success!</text:p>
          </table:table-cell>
          <table:table-cell table:number-columns-repeated="5"/>
          <table:table-cell office:value-type="string" calcext:value-type="string">
            <text:p><text:s text:c="2"/>Trying to prove $equiv for \w_bias_int8 [9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88]: success!</text:p>
          </table:table-cell>
          <table:table-cell table:number-columns-repeated="5"/>
          <table:table-cell office:value-type="string" calcext:value-type="string">
            <text:p><text:s text:c="2"/>Trying to prove $equiv for \w_bias_int8 [1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89]: success!</text:p>
          </table:table-cell>
          <table:table-cell table:number-columns-repeated="5"/>
          <table:table-cell office:value-type="string" calcext:value-type="string">
            <text:p><text:s text:c="2"/>Trying to prove $equiv for \w_bias_int8 [1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90]: success!</text:p>
          </table:table-cell>
          <table:table-cell table:number-columns-repeated="5"/>
          <table:table-cell office:value-type="string" calcext:value-type="string">
            <text:p><text:s text:c="2"/>Trying to prove $equiv for \w_bias_int8 [1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91]: success!</text:p>
          </table:table-cell>
          <table:table-cell table:number-columns-repeated="5"/>
          <table:table-cell office:value-type="string" calcext:value-type="string">
            <text:p><text:s text:c="2"/>Trying to prove $equiv for \dat_req_valid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92]: success!</text:p>
          </table:table-cell>
          <table:table-cell table:number-columns-repeated="5"/>
          <table:table-cell office:value-type="string" calcext:value-type="string">
            <text:p><text:s text:c="2"/>Trying to prove $equiv for \dat_req_sub_w_st_en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93]: success!</text:p>
          </table:table-cell>
          <table:table-cell table:number-columns-repeated="5"/>
          <table:table-cell office:value-type="string" calcext:value-type="string">
            <text:p><text:s/>Grouping SAT models for \dat_req_sub_w_d1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94]: success!</text:p>
          </table:table-cell>
          <table:table-cell table:number-columns-repeated="5"/>
          <table:table-cell office:value-type="string" calcext:value-type="string">
            <text:p><text:s text:c="2"/>Trying to prove $equiv for \dat_req_sub_w_d1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95]: success!</text:p>
          </table:table-cell>
          <table:table-cell table:number-columns-repeated="5"/>
          <table:table-cell office:value-type="string" calcext:value-type="string">
            <text:p><text:s text:c="2"/>Trying to prove $equiv for \dat_req_sub_w_d1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96]: success!</text:p>
          </table:table-cell>
          <table:table-cell table:number-columns-repeated="5"/>
          <table:table-cell office:value-type="string" calcext:value-type="string">
            <text:p><text:s/>Grouping SAT models for \dat_req_sub_h_d1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97]: success!</text:p>
          </table:table-cell>
          <table:table-cell table:number-columns-repeated="5"/>
          <table:table-cell office:value-type="string" calcext:value-type="string">
            <text:p><text:s text:c="2"/>Trying to prove $equiv for \dat_req_sub_h_d1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98]: success!</text:p>
          </table:table-cell>
          <table:table-cell table:number-columns-repeated="5"/>
          <table:table-cell office:value-type="string" calcext:value-type="string">
            <text:p><text:s text:c="2"/>Trying to prove $equiv for \dat_req_sub_h_d1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399]: success!</text:p>
          </table:table-cell>
          <table:table-cell table:number-columns-repeated="5"/>
          <table:table-cell office:value-type="string" calcext:value-type="string">
            <text:p><text:s text:c="2"/>Trying to prove $equiv for \dat_req_sub_c_d1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00]: success!</text:p>
          </table:table-cell>
          <table:table-cell table:number-columns-repeated="5"/>
          <table:table-cell office:value-type="string" calcext:value-type="string">
            <text:p><text:s text:c="2"/>Trying to prove $equiv for \dat_req_ch_end_d1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01]: success!</text:p>
          </table:table-cell>
          <table:table-cell table:number-columns-repeated="5"/>
          <table:table-cell office:value-type="string" calcext:value-type="string">
            <text:p><text:s text:c="2"/>Trying to prove $equiv for \dat_req_dummy_d1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02]: success!</text:p>
          </table:table-cell>
          <table:table-cell table:number-columns-repeated="5"/>
          <table:table-cell office:value-type="string" calcext:value-type="string">
            <text:p><text:s/>Grouping SAT models for \dat_req_cur_sub_h_d1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03]: success!</text:p>
          </table:table-cell>
          <table:table-cell table:number-columns-repeated="5"/>
          <table:table-cell office:value-type="string" calcext:value-type="string">
            <text:p><text:s text:c="2"/>Trying to prove $equiv for \dat_req_cur_sub_h_d1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04]: success!</text:p>
          </table:table-cell>
          <table:table-cell table:number-columns-repeated="5"/>
          <table:table-cell office:value-type="string" calcext:value-type="string">
            <text:p><text:s text:c="2"/>Trying to prove $equiv for \dat_req_cur_sub_h_d1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05]: success!</text:p>
          </table:table-cell>
          <table:table-cell table:number-columns-repeated="5"/>
          <table:table-cell office:value-type="string" calcext:value-type="string">
            <text:p><text:s text:c="2"/>Trying to prove $equiv for \dat_req_sub_w_st_d1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06]: success!</text:p>
          </table:table-cell>
          <table:table-cell table:number-columns-repeated="5"/>
          <table:table-cell office:value-type="string" calcext:value-type="string">
            <text:p><text:s/>Grouping SAT models for \dat_req_flag_d1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07]: success!</text:p>
          </table:table-cell>
          <table:table-cell table:number-columns-repeated="5"/>
          <table:table-cell office:value-type="string" calcext:value-type="string">
            <text:p><text:s text:c="2"/>Trying to prove $equiv for \dat_req_flag_d1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08]: success!</text:p>
          </table:table-cell>
          <table:table-cell table:number-columns-repeated="5"/>
          <table:table-cell office:value-type="string" calcext:value-type="string">
            <text:p><text:s text:c="2"/>Trying to prove $equiv for \dat_req_flag_d1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09]: success!</text:p>
          </table:table-cell>
          <table:table-cell table:number-columns-repeated="5"/>
          <table:table-cell office:value-type="string" calcext:value-type="string">
            <text:p><text:s text:c="2"/>Trying to prove $equiv for \dat_req_flag_d1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10]: success!</text:p>
          </table:table-cell>
          <table:table-cell table:number-columns-repeated="5"/>
          <table:table-cell office:value-type="string" calcext:value-type="string">
            <text:p><text:s text:c="2"/>Trying to prove $equiv for \dat_req_flag_d1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11]: success!</text:p>
          </table:table-cell>
          <table:table-cell table:number-columns-repeated="5"/>
          <table:table-cell office:value-type="string" calcext:value-type="string">
            <text:p><text:s text:c="2"/>Trying to prove $equiv for \dat_req_flag_d1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12]: success!</text:p>
          </table:table-cell>
          <table:table-cell table:number-columns-repeated="5"/>
          <table:table-cell office:value-type="string" calcext:value-type="string">
            <text:p><text:s text:c="2"/>Trying to prove $equiv for \dat_req_flag_d1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13]: success!</text:p>
          </table:table-cell>
          <table:table-cell table:number-columns-repeated="5"/>
          <table:table-cell office:value-type="string" calcext:value-type="string">
            <text:p><text:s text:c="2"/>Trying to prove $equiv for \dat_req_flag_d1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14]: success!</text:p>
          </table:table-cell>
          <table:table-cell table:number-columns-repeated="5"/>
          <table:table-cell office:value-type="string" calcext:value-type="string">
            <text:p><text:s text:c="2"/>Trying to prove $equiv for \dat_req_flag_d1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15]: success!</text:p>
          </table:table-cell>
          <table:table-cell table:number-columns-repeated="5"/>
          <table:table-cell office:value-type="string" calcext:value-type="string">
            <text:p><text:s text:c="2"/>Trying to prove $equiv for \dat_req_flag_d1 [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16]: success!</text:p>
          </table:table-cell>
          <table:table-cell table:number-columns-repeated="5"/>
          <table:table-cell office:value-type="string" calcext:value-type="string">
            <text:p><text:s text:c="2"/>Trying to prove $equiv for \dat_req_rls_d1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17]: success!</text:p>
          </table:table-cell>
          <table:table-cell table:number-columns-repeated="5"/>
          <table:table-cell office:value-type="string" calcext:value-type="string">
            <text:p><text:s/>Grouping SAT models for \h_bias_0_d1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18]: success!</text:p>
          </table:table-cell>
          <table:table-cell table:number-columns-repeated="5"/>
          <table:table-cell office:value-type="string" calcext:value-type="string">
            <text:p><text:s text:c="2"/>Trying to prove $equiv for \h_bias_0_d1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19]: success!</text:p>
          </table:table-cell>
          <table:table-cell table:number-columns-repeated="5"/>
          <table:table-cell office:value-type="string" calcext:value-type="string">
            <text:p><text:s text:c="2"/>Trying to prove $equiv for \h_bias_0_d1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20]: success!</text:p>
          </table:table-cell>
          <table:table-cell table:number-columns-repeated="5"/>
          <table:table-cell office:value-type="string" calcext:value-type="string">
            <text:p><text:s text:c="2"/>Trying to prove $equiv for \h_bias_0_d1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21]: success!</text:p>
          </table:table-cell>
          <table:table-cell table:number-columns-repeated="5"/>
          <table:table-cell office:value-type="string" calcext:value-type="string">
            <text:p><text:s text:c="2"/>Trying to prove $equiv for \h_bias_0_d1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22]: success!</text:p>
          </table:table-cell>
          <table:table-cell table:number-columns-repeated="5"/>
          <table:table-cell office:value-type="string" calcext:value-type="string">
            <text:p><text:s text:c="2"/>Trying to prove $equiv for \h_bias_0_d1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23]: success!</text:p>
          </table:table-cell>
          <table:table-cell table:number-columns-repeated="5"/>
          <table:table-cell office:value-type="string" calcext:value-type="string">
            <text:p><text:s text:c="2"/>Trying to prove $equiv for \h_bias_0_d1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24]: success!</text:p>
          </table:table-cell>
          <table:table-cell table:number-columns-repeated="5"/>
          <table:table-cell office:value-type="string" calcext:value-type="string">
            <text:p><text:s text:c="2"/>Trying to prove $equiv for \h_bias_0_d1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25]: success!</text:p>
          </table:table-cell>
          <table:table-cell table:number-columns-repeated="5"/>
          <table:table-cell office:value-type="string" calcext:value-type="string">
            <text:p><text:s text:c="2"/>Trying to prove $equiv for \h_bias_0_d1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26]: success!</text:p>
          </table:table-cell>
          <table:table-cell table:number-columns-repeated="5"/>
          <table:table-cell office:value-type="string" calcext:value-type="string">
            <text:p><text:s text:c="2"/>Trying to prove $equiv for \h_bias_0_d1 [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27]: success!</text:p>
          </table:table-cell>
          <table:table-cell table:number-columns-repeated="5"/>
          <table:table-cell office:value-type="string" calcext:value-type="string">
            <text:p><text:s text:c="2"/>Trying to prove $equiv for \h_bias_0_d1 [9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28]: success!</text:p>
          </table:table-cell>
          <table:table-cell table:number-columns-repeated="5"/>
          <table:table-cell office:value-type="string" calcext:value-type="string">
            <text:p><text:s text:c="2"/>Trying to prove $equiv for \h_bias_0_d1 [1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29]: success!</text:p>
          </table:table-cell>
          <table:table-cell table:number-columns-repeated="5"/>
          <table:table-cell office:value-type="string" calcext:value-type="string">
            <text:p><text:s text:c="2"/>Trying to prove $equiv for \h_bias_0_d1 [1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30]: success!</text:p>
          </table:table-cell>
          <table:table-cell table:number-columns-repeated="5"/>
          <table:table-cell office:value-type="string" calcext:value-type="string">
            <text:p><text:s text:c="2"/>Trying to prove $equiv for \h_bias_0_d1 [1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31]: success!</text:p>
          </table:table-cell>
          <table:table-cell table:number-columns-repeated="5"/>
          <table:table-cell office:value-type="string" calcext:value-type="string">
            <text:p><text:s/>Grouping SAT models for \h_bias_1_d1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32]: success!</text:p>
          </table:table-cell>
          <table:table-cell table:number-columns-repeated="5"/>
          <table:table-cell office:value-type="string" calcext:value-type="string">
            <text:p><text:s text:c="2"/>Trying to prove $equiv for \h_bias_1_d1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33]: success!</text:p>
          </table:table-cell>
          <table:table-cell table:number-columns-repeated="5"/>
          <table:table-cell office:value-type="string" calcext:value-type="string">
            <text:p><text:s text:c="2"/>Trying to prove $equiv for \h_bias_1_d1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34]: success!</text:p>
          </table:table-cell>
          <table:table-cell table:number-columns-repeated="5"/>
          <table:table-cell office:value-type="string" calcext:value-type="string">
            <text:p><text:s text:c="2"/>Trying to prove $equiv for \h_bias_1_d1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35]: success!</text:p>
          </table:table-cell>
          <table:table-cell table:number-columns-repeated="5"/>
          <table:table-cell office:value-type="string" calcext:value-type="string">
            <text:p><text:s text:c="2"/>Trying to prove $equiv for \h_bias_1_d1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36]: success!</text:p>
          </table:table-cell>
          <table:table-cell table:number-columns-repeated="5"/>
          <table:table-cell office:value-type="string" calcext:value-type="string">
            <text:p><text:s text:c="2"/>Trying to prove $equiv for \h_bias_1_d1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37]: success!</text:p>
          </table:table-cell>
          <table:table-cell table:number-columns-repeated="5"/>
          <table:table-cell office:value-type="string" calcext:value-type="string">
            <text:p><text:s text:c="2"/>Trying to prove $equiv for \h_bias_1_d1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38]: success!</text:p>
          </table:table-cell>
          <table:table-cell table:number-columns-repeated="5"/>
          <table:table-cell office:value-type="string" calcext:value-type="string">
            <text:p><text:s text:c="2"/>Trying to prove $equiv for \h_bias_1_d1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39]: success!</text:p>
          </table:table-cell>
          <table:table-cell table:number-columns-repeated="5"/>
          <table:table-cell office:value-type="string" calcext:value-type="string">
            <text:p><text:s text:c="2"/>Trying to prove $equiv for \h_bias_1_d1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40]: success!</text:p>
          </table:table-cell>
          <table:table-cell table:number-columns-repeated="5"/>
          <table:table-cell office:value-type="string" calcext:value-type="string">
            <text:p><text:s text:c="2"/>Trying to prove $equiv for \h_bias_1_d1 [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41]: success!</text:p>
          </table:table-cell>
          <table:table-cell table:number-columns-repeated="5"/>
          <table:table-cell office:value-type="string" calcext:value-type="string">
            <text:p><text:s text:c="2"/>Trying to prove $equiv for \h_bias_1_d1 [9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42]: success!</text:p>
          </table:table-cell>
          <table:table-cell table:number-columns-repeated="5"/>
          <table:table-cell office:value-type="string" calcext:value-type="string">
            <text:p><text:s text:c="2"/>Trying to prove $equiv for \h_bias_1_d1 [1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43]: success!</text:p>
          </table:table-cell>
          <table:table-cell table:number-columns-repeated="5"/>
          <table:table-cell office:value-type="string" calcext:value-type="string">
            <text:p><text:s text:c="2"/>Trying to prove $equiv for \h_bias_1_d1 [1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44]: success!</text:p>
          </table:table-cell>
          <table:table-cell table:number-columns-repeated="5"/>
          <table:table-cell office:value-type="string" calcext:value-type="string">
            <text:p><text:s text:c="2"/>Trying to prove $equiv for \h_bias_1_d1 [1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45]: success!</text:p>
          </table:table-cell>
          <table:table-cell table:number-columns-repeated="5"/>
          <table:table-cell office:value-type="string" calcext:value-type="string">
            <text:p><text:s/>Grouping SAT models for \h_bias_2_d1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46]: success!</text:p>
          </table:table-cell>
          <table:table-cell table:number-columns-repeated="5"/>
          <table:table-cell office:value-type="string" calcext:value-type="string">
            <text:p><text:s text:c="2"/>Trying to prove $equiv for \h_bias_2_d1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47]: success!</text:p>
          </table:table-cell>
          <table:table-cell table:number-columns-repeated="5"/>
          <table:table-cell office:value-type="string" calcext:value-type="string">
            <text:p><text:s text:c="2"/>Trying to prove $equiv for \h_bias_2_d1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48]: success!</text:p>
          </table:table-cell>
          <table:table-cell table:number-columns-repeated="5"/>
          <table:table-cell office:value-type="string" calcext:value-type="string">
            <text:p><text:s text:c="2"/>Trying to prove $equiv for \h_bias_2_d1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49]: success!</text:p>
          </table:table-cell>
          <table:table-cell table:number-columns-repeated="5"/>
          <table:table-cell office:value-type="string" calcext:value-type="string">
            <text:p><text:s text:c="2"/>Trying to prove $equiv for \h_bias_2_d1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50]: success!</text:p>
          </table:table-cell>
          <table:table-cell table:number-columns-repeated="5"/>
          <table:table-cell office:value-type="string" calcext:value-type="string">
            <text:p><text:s text:c="2"/>Trying to prove $equiv for \h_bias_2_d1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51]: success!</text:p>
          </table:table-cell>
          <table:table-cell table:number-columns-repeated="5"/>
          <table:table-cell office:value-type="string" calcext:value-type="string">
            <text:p><text:s text:c="2"/>Trying to prove $equiv for \h_bias_2_d1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52]: success!</text:p>
          </table:table-cell>
          <table:table-cell table:number-columns-repeated="5"/>
          <table:table-cell office:value-type="string" calcext:value-type="string">
            <text:p><text:s text:c="2"/>Trying to prove $equiv for \h_bias_2_d1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53]: success!</text:p>
          </table:table-cell>
          <table:table-cell table:number-columns-repeated="5"/>
          <table:table-cell office:value-type="string" calcext:value-type="string">
            <text:p><text:s text:c="2"/>Trying to prove $equiv for \h_bias_2_d1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54]: success!</text:p>
          </table:table-cell>
          <table:table-cell table:number-columns-repeated="5"/>
          <table:table-cell office:value-type="string" calcext:value-type="string">
            <text:p><text:s text:c="2"/>Trying to prove $equiv for \h_bias_2_d1 [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55]: success!</text:p>
          </table:table-cell>
          <table:table-cell table:number-columns-repeated="5"/>
          <table:table-cell office:value-type="string" calcext:value-type="string">
            <text:p><text:s text:c="2"/>Trying to prove $equiv for \h_bias_2_d1 [9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56]: success!</text:p>
          </table:table-cell>
          <table:table-cell table:number-columns-repeated="5"/>
          <table:table-cell office:value-type="string" calcext:value-type="string">
            <text:p><text:s text:c="2"/>Trying to prove $equiv for \h_bias_2_d1 [1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57]: success!</text:p>
          </table:table-cell>
          <table:table-cell table:number-columns-repeated="5"/>
          <table:table-cell office:value-type="string" calcext:value-type="string">
            <text:p><text:s text:c="2"/>Trying to prove $equiv for \h_bias_2_d1 [1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58]: success!</text:p>
          </table:table-cell>
          <table:table-cell table:number-columns-repeated="5"/>
          <table:table-cell office:value-type="string" calcext:value-type="string">
            <text:p><text:s text:c="2"/>Trying to prove $equiv for \h_bias_2_d1 [1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59]: success!</text:p>
          </table:table-cell>
          <table:table-cell table:number-columns-repeated="5"/>
          <table:table-cell office:value-type="string" calcext:value-type="string">
            <text:p><text:s/>Grouping SAT models for \h_bias_3_d1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60]: success!</text:p>
          </table:table-cell>
          <table:table-cell table:number-columns-repeated="5"/>
          <table:table-cell office:value-type="string" calcext:value-type="string">
            <text:p><text:s text:c="2"/>Trying to prove $equiv for \h_bias_3_d1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61]: success!</text:p>
          </table:table-cell>
          <table:table-cell table:number-columns-repeated="5"/>
          <table:table-cell office:value-type="string" calcext:value-type="string">
            <text:p><text:s text:c="2"/>Trying to prove $equiv for \h_bias_3_d1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62]: success!</text:p>
          </table:table-cell>
          <table:table-cell table:number-columns-repeated="5"/>
          <table:table-cell office:value-type="string" calcext:value-type="string">
            <text:p><text:s text:c="2"/>Trying to prove $equiv for \h_bias_3_d1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63]: success!</text:p>
          </table:table-cell>
          <table:table-cell table:number-columns-repeated="5"/>
          <table:table-cell office:value-type="string" calcext:value-type="string">
            <text:p><text:s text:c="2"/>Trying to prove $equiv for \h_bias_3_d1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64]: success!</text:p>
          </table:table-cell>
          <table:table-cell table:number-columns-repeated="5"/>
          <table:table-cell office:value-type="string" calcext:value-type="string">
            <text:p><text:s text:c="2"/>Trying to prove $equiv for \h_bias_3_d1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65]: success!</text:p>
          </table:table-cell>
          <table:table-cell table:number-columns-repeated="5"/>
          <table:table-cell office:value-type="string" calcext:value-type="string">
            <text:p><text:s text:c="2"/>Trying to prove $equiv for \h_bias_3_d1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66]: success!</text:p>
          </table:table-cell>
          <table:table-cell table:number-columns-repeated="5"/>
          <table:table-cell office:value-type="string" calcext:value-type="string">
            <text:p><text:s text:c="2"/>Trying to prove $equiv for \h_bias_3_d1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67]: success!</text:p>
          </table:table-cell>
          <table:table-cell table:number-columns-repeated="5"/>
          <table:table-cell office:value-type="string" calcext:value-type="string">
            <text:p><text:s text:c="2"/>Trying to prove $equiv for \h_bias_3_d1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68]: success!</text:p>
          </table:table-cell>
          <table:table-cell table:number-columns-repeated="5"/>
          <table:table-cell office:value-type="string" calcext:value-type="string">
            <text:p><text:s text:c="2"/>Trying to prove $equiv for \h_bias_3_d1 [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69]: success!</text:p>
          </table:table-cell>
          <table:table-cell table:number-columns-repeated="5"/>
          <table:table-cell office:value-type="string" calcext:value-type="string">
            <text:p><text:s text:c="2"/>Trying to prove $equiv for \h_bias_3_d1 [9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70]: success!</text:p>
          </table:table-cell>
          <table:table-cell table:number-columns-repeated="5"/>
          <table:table-cell office:value-type="string" calcext:value-type="string">
            <text:p><text:s text:c="2"/>Trying to prove $equiv for \h_bias_3_d1 [1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71]: success!</text:p>
          </table:table-cell>
          <table:table-cell table:number-columns-repeated="5"/>
          <table:table-cell office:value-type="string" calcext:value-type="string">
            <text:p><text:s text:c="2"/>Trying to prove $equiv for \h_bias_3_d1 [1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72]: success!</text:p>
          </table:table-cell>
          <table:table-cell table:number-columns-repeated="5"/>
          <table:table-cell office:value-type="string" calcext:value-type="string">
            <text:p><text:s text:c="2"/>Trying to prove $equiv for \h_bias_3_d1 [1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73]: success!</text:p>
          </table:table-cell>
          <table:table-cell table:number-columns-repeated="5"/>
          <table:table-cell office:value-type="string" calcext:value-type="string">
            <text:p><text:s/>Grouping SAT models for \w_bias_d1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74]: success!</text:p>
          </table:table-cell>
          <table:table-cell table:number-columns-repeated="5"/>
          <table:table-cell office:value-type="string" calcext:value-type="string">
            <text:p><text:s text:c="2"/>Trying to prove $equiv for \w_bias_d1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75]: success!</text:p>
          </table:table-cell>
          <table:table-cell table:number-columns-repeated="5"/>
          <table:table-cell office:value-type="string" calcext:value-type="string">
            <text:p><text:s text:c="2"/>Trying to prove $equiv for \w_bias_d1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76]: success!</text:p>
          </table:table-cell>
          <table:table-cell table:number-columns-repeated="5"/>
          <table:table-cell office:value-type="string" calcext:value-type="string">
            <text:p><text:s text:c="2"/>Trying to prove $equiv for \w_bias_d1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77]: success!</text:p>
          </table:table-cell>
          <table:table-cell table:number-columns-repeated="5"/>
          <table:table-cell office:value-type="string" calcext:value-type="string">
            <text:p><text:s text:c="2"/>Trying to prove $equiv for \w_bias_d1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78]: success!</text:p>
          </table:table-cell>
          <table:table-cell table:number-columns-repeated="5"/>
          <table:table-cell office:value-type="string" calcext:value-type="string">
            <text:p><text:s text:c="2"/>Trying to prove $equiv for \w_bias_d1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79]: success!</text:p>
          </table:table-cell>
          <table:table-cell table:number-columns-repeated="5"/>
          <table:table-cell office:value-type="string" calcext:value-type="string">
            <text:p><text:s text:c="2"/>Trying to prove $equiv for \w_bias_d1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80]: success!</text:p>
          </table:table-cell>
          <table:table-cell table:number-columns-repeated="5"/>
          <table:table-cell office:value-type="string" calcext:value-type="string">
            <text:p><text:s text:c="2"/>Trying to prove $equiv for \w_bias_d1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81]: success!</text:p>
          </table:table-cell>
          <table:table-cell table:number-columns-repeated="5"/>
          <table:table-cell office:value-type="string" calcext:value-type="string">
            <text:p><text:s text:c="2"/>Trying to prove $equiv for \w_bias_d1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82]: success!</text:p>
          </table:table-cell>
          <table:table-cell table:number-columns-repeated="5"/>
          <table:table-cell office:value-type="string" calcext:value-type="string">
            <text:p><text:s text:c="2"/>Trying to prove $equiv for \w_bias_d1 [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83]: success!</text:p>
          </table:table-cell>
          <table:table-cell table:number-columns-repeated="5"/>
          <table:table-cell office:value-type="string" calcext:value-type="string">
            <text:p><text:s text:c="2"/>Trying to prove $equiv for \w_bias_d1 [9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84]: success!</text:p>
          </table:table-cell>
          <table:table-cell table:number-columns-repeated="5"/>
          <table:table-cell office:value-type="string" calcext:value-type="string">
            <text:p><text:s text:c="2"/>Trying to prove $equiv for \w_bias_d1 [1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85]: success!</text:p>
          </table:table-cell>
          <table:table-cell table:number-columns-repeated="5"/>
          <table:table-cell office:value-type="string" calcext:value-type="string">
            <text:p><text:s text:c="2"/>Trying to prove $equiv for \w_bias_d1 [1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86]: success!</text:p>
          </table:table-cell>
          <table:table-cell table:number-columns-repeated="5"/>
          <table:table-cell office:value-type="string" calcext:value-type="string">
            <text:p><text:s text:c="2"/>Trying to prove $equiv for \w_bias_d1 [1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87]: success!</text:p>
          </table:table-cell>
          <table:table-cell table:number-columns-repeated="5"/>
          <table:table-cell office:value-type="string" calcext:value-type="string">
            <text:p><text:s text:c="2"/>Trying to prove $equiv for \is_dat_req_addr_wrap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88]: success!</text:p>
          </table:table-cell>
          <table:table-cell table:number-columns-repeated="5"/>
          <table:table-cell office:value-type="string" calcext:value-type="string">
            <text:p><text:s/>Grouping SAT models for \dat_req_addr_last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89]: success!</text:p>
          </table:table-cell>
          <table:table-cell table:number-columns-repeated="5"/>
          <table:table-cell office:value-type="string" calcext:value-type="string">
            <text:p><text:s text:c="2"/>Trying to prove $equiv for \dat_req_addr_last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90]: success!</text:p>
          </table:table-cell>
          <table:table-cell table:number-columns-repeated="5"/>
          <table:table-cell office:value-type="string" calcext:value-type="string">
            <text:p><text:s text:c="2"/>Trying to prove $equiv for \dat_req_addr_last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91]: success!</text:p>
          </table:table-cell>
          <table:table-cell table:number-columns-repeated="5"/>
          <table:table-cell office:value-type="string" calcext:value-type="string">
            <text:p><text:s text:c="2"/>Trying to prove $equiv for \dat_req_addr_last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92]: success!</text:p>
          </table:table-cell>
          <table:table-cell table:number-columns-repeated="5"/>
          <table:table-cell office:value-type="string" calcext:value-type="string">
            <text:p><text:s text:c="2"/>Trying to prove $equiv for \dat_req_addr_last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93]: success!</text:p>
          </table:table-cell>
          <table:table-cell table:number-columns-repeated="5"/>
          <table:table-cell office:value-type="string" calcext:value-type="string">
            <text:p><text:s text:c="2"/>Trying to prove $equiv for \dat_req_addr_last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94]: success!</text:p>
          </table:table-cell>
          <table:table-cell table:number-columns-repeated="5"/>
          <table:table-cell office:value-type="string" calcext:value-type="string">
            <text:p><text:s text:c="2"/>Trying to prove $equiv for \dat_req_addr_last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95]: success!</text:p>
          </table:table-cell>
          <table:table-cell table:number-columns-repeated="5"/>
          <table:table-cell office:value-type="string" calcext:value-type="string">
            <text:p><text:s text:c="2"/>Trying to prove $equiv for \dat_req_addr_last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96]: success!</text:p>
          </table:table-cell>
          <table:table-cell table:number-columns-repeated="5"/>
          <table:table-cell office:value-type="string" calcext:value-type="string">
            <text:p><text:s text:c="2"/>Trying to prove $equiv for \dat_req_addr_last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97]: success!</text:p>
          </table:table-cell>
          <table:table-cell table:number-columns-repeated="5"/>
          <table:table-cell office:value-type="string" calcext:value-type="string">
            <text:p><text:s text:c="2"/>Trying to prove $equiv for \dat_req_addr_last [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98]: success!</text:p>
          </table:table-cell>
          <table:table-cell table:number-columns-repeated="5"/>
          <table:table-cell office:value-type="string" calcext:value-type="string">
            <text:p><text:s text:c="2"/>Trying to prove $equiv for \dat_req_addr_last [9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499]: success!</text:p>
          </table:table-cell>
          <table:table-cell table:number-columns-repeated="5"/>
          <table:table-cell office:value-type="string" calcext:value-type="string">
            <text:p><text:s text:c="2"/>Trying to prove $equiv for \dat_req_addr_last [1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500]: success!</text:p>
          </table:table-cell>
          <table:table-cell table:number-columns-repeated="5"/>
          <table:table-cell office:value-type="string" calcext:value-type="string">
            <text:p><text:s text:c="2"/>Trying to prove $equiv for \dat_req_addr_last [1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501]: success!</text:p>
          </table:table-cell>
          <table:table-cell table:number-columns-repeated="5"/>
          <table:table-cell office:value-type="string" calcext:value-type="string">
            <text:p><text:s text:c="2"/>Trying to prove $equiv for \dat_req_addr_last [1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502]: success!</text:p>
          </table:table-cell>
          <table:table-cell table:number-columns-repeated="5"/>
          <table:table-cell office:value-type="string" calcext:value-type="string">
            <text:p><text:s text:c="2"/>Trying to prove $equiv for \sc2buf_dat_rd_en_w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503]: success!</text:p>
          </table:table-cell>
          <table:table-cell table:number-columns-repeated="5"/>
          <table:table-cell office:value-type="string" calcext:value-type="string">
            <text:p><text:s text:c="2"/>Trying to prove $equiv for \dat_rsp_pipe_pvld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504]: success!</text:p>
          </table:table-cell>
          <table:table-cell table:number-columns-repeated="5"/>
          <table:table-cell office:value-type="string" calcext:value-type="string">
            <text:p><text:s/>Grouping SAT models for \dat_rsp_pipe_pd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505]: success!</text:p>
          </table:table-cell>
          <table:table-cell table:number-columns-repeated="5"/>
          <table:table-cell office:value-type="string" calcext:value-type="string">
            <text:p><text:s text:c="2"/>Trying to prove $equiv for \dat_rsp_pipe_pd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506]: success!</text:p>
          </table:table-cell>
          <table:table-cell table:number-columns-repeated="5"/>
          <table:table-cell office:value-type="string" calcext:value-type="string">
            <text:p><text:s text:c="2"/>Trying to prove $equiv for \dat_rsp_pipe_pd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507]: success!</text:p>
          </table:table-cell>
          <table:table-cell table:number-columns-repeated="5"/>
          <table:table-cell office:value-type="string" calcext:value-type="string">
            <text:p><text:s text:c="2"/>Trying to prove $equiv for \dat_rsp_pipe_pd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508]: success!</text:p>
          </table:table-cell>
          <table:table-cell table:number-columns-repeated="5"/>
          <table:table-cell office:value-type="string" calcext:value-type="string">
            <text:p><text:s text:c="2"/>Trying to prove $equiv for \dat_rsp_pipe_pd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509]: success!</text:p>
          </table:table-cell>
          <table:table-cell table:number-columns-repeated="5"/>
          <table:table-cell office:value-type="string" calcext:value-type="string">
            <text:p><text:s text:c="2"/>Trying to prove $equiv for \dat_rsp_pipe_pd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510]: success!</text:p>
          </table:table-cell>
          <table:table-cell table:number-columns-repeated="5"/>
          <table:table-cell office:value-type="string" calcext:value-type="string">
            <text:p><text:s text:c="2"/>Trying to prove $equiv for \dat_rsp_pipe_pd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1c0 [511]: success!</text:p>
          </table:table-cell>
          <table:table-cell table:number-columns-repeated="5"/>
          <table:table-cell office:value-type="string" calcext:value-type="string">
            <text:p><text:s text:c="2"/>Trying to prove $equiv for \dat_rsp_pipe_pd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Grouping SAT models for \dat_rsp_l2c0:</text:p>
          </table:table-cell>
          <table:table-cell table:number-columns-repeated="5"/>
          <table:table-cell office:value-type="string" calcext:value-type="string">
            <text:p><text:s text:c="2"/>Trying to prove $equiv for \dat_rsp_pipe_pd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0]: success!</text:p>
          </table:table-cell>
          <table:table-cell table:number-columns-repeated="5"/>
          <table:table-cell office:value-type="string" calcext:value-type="string">
            <text:p><text:s text:c="2"/>Trying to prove $equiv for \dat_rsp_pipe_pd [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1]: success!</text:p>
          </table:table-cell>
          <table:table-cell table:number-columns-repeated="5"/>
          <table:table-cell office:value-type="string" calcext:value-type="string">
            <text:p><text:s text:c="2"/>Trying to prove $equiv for \dat_rsp_pipe_pd [9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2]: success!</text:p>
          </table:table-cell>
          <table:table-cell table:number-columns-repeated="5"/>
          <table:table-cell office:value-type="string" calcext:value-type="string">
            <text:p><text:s text:c="2"/>Trying to prove $equiv for \dat_rsp_pipe_pd [1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3]: success!</text:p>
          </table:table-cell>
          <table:table-cell table:number-columns-repeated="5"/>
          <table:table-cell office:value-type="string" calcext:value-type="string">
            <text:p><text:s text:c="2"/>Trying to prove $equiv for \dat_rsp_pipe_pd [1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4]: success!</text:p>
          </table:table-cell>
          <table:table-cell table:number-columns-repeated="5"/>
          <table:table-cell office:value-type="string" calcext:value-type="string">
            <text:p><text:s text:c="2"/>Trying to prove $equiv for \dat_rsp_pipe_pd [1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5]: success!</text:p>
          </table:table-cell>
          <table:table-cell table:number-columns-repeated="5"/>
          <table:table-cell office:value-type="string" calcext:value-type="string">
            <text:p><text:s text:c="2"/>Trying to prove $equiv for \dat_rsp_pipe_pd [1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6]: success!</text:p>
          </table:table-cell>
          <table:table-cell table:number-columns-repeated="5"/>
          <table:table-cell office:value-type="string" calcext:value-type="string">
            <text:p><text:s text:c="2"/>Trying to prove $equiv for \dat_rsp_pipe_pd [1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7]: success!</text:p>
          </table:table-cell>
          <table:table-cell table:number-columns-repeated="5"/>
          <table:table-cell office:value-type="string" calcext:value-type="string">
            <text:p><text:s text:c="2"/>Trying to prove $equiv for \dat_rsp_pipe_pd [1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8]: success!</text:p>
          </table:table-cell>
          <table:table-cell table:number-columns-repeated="5"/>
          <table:table-cell office:value-type="string" calcext:value-type="string">
            <text:p><text:s text:c="2"/>Trying to prove $equiv for \dat_rsp_pipe_pd [1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9]: success!</text:p>
          </table:table-cell>
          <table:table-cell table:number-columns-repeated="5"/>
          <table:table-cell office:value-type="string" calcext:value-type="string">
            <text:p><text:s text:c="2"/>Trying to prove $equiv for \dat_rsp_pipe_pd [1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10]: success!</text:p>
          </table:table-cell>
          <table:table-cell table:number-columns-repeated="5"/>
          <table:table-cell office:value-type="string" calcext:value-type="string">
            <text:p><text:s text:c="2"/>Trying to prove $equiv for \dat_rsp_pipe_pd [1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11]: success!</text:p>
          </table:table-cell>
          <table:table-cell table:number-columns-repeated="5"/>
          <table:table-cell office:value-type="string" calcext:value-type="string">
            <text:p><text:s text:c="2"/>Trying to prove $equiv for \dat_rsp_pipe_pd [19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12]: success!</text:p>
          </table:table-cell>
          <table:table-cell table:number-columns-repeated="5"/>
          <table:table-cell office:value-type="string" calcext:value-type="string">
            <text:p><text:s text:c="2"/>Trying to prove $equiv for \dat_rsp_pipe_pd [2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13]: success!</text:p>
          </table:table-cell>
          <table:table-cell table:number-columns-repeated="5"/>
          <table:table-cell office:value-type="string" calcext:value-type="string">
            <text:p><text:s text:c="2"/>Trying to prove $equiv for \dat_rsp_pipe_pd [2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14]: success!</text:p>
          </table:table-cell>
          <table:table-cell table:number-columns-repeated="5"/>
          <table:table-cell office:value-type="string" calcext:value-type="string">
            <text:p><text:s text:c="2"/>Trying to prove $equiv for \dat_rsp_pipe_pd [2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15]: success!</text:p>
          </table:table-cell>
          <table:table-cell table:number-columns-repeated="5"/>
          <table:table-cell office:value-type="string" calcext:value-type="string">
            <text:p><text:s text:c="2"/>Trying to prove $equiv for \dat_rsp_pipe_pd [2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16]: success!</text:p>
          </table:table-cell>
          <table:table-cell table:number-columns-repeated="5"/>
          <table:table-cell office:value-type="string" calcext:value-type="string">
            <text:p><text:s text:c="2"/>Trying to prove $equiv for \dat_rsp_pipe_pd [2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17]: success!</text:p>
          </table:table-cell>
          <table:table-cell table:number-columns-repeated="5"/>
          <table:table-cell office:value-type="string" calcext:value-type="string">
            <text:p><text:s text:c="2"/>Trying to prove $equiv for \dat_rsp_pipe_pd [2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18]: success!</text:p>
          </table:table-cell>
          <table:table-cell table:number-columns-repeated="5"/>
          <table:table-cell office:value-type="string" calcext:value-type="string">
            <text:p><text:s text:c="2"/>Trying to prove $equiv for \dat_rsp_pipe_pd [2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19]: success!</text:p>
          </table:table-cell>
          <table:table-cell table:number-columns-repeated="5"/>
          <table:table-cell office:value-type="string" calcext:value-type="string">
            <text:p><text:s text:c="2"/>Trying to prove $equiv for \dat_rsp_pipe_pd [2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20]: success!</text:p>
          </table:table-cell>
          <table:table-cell table:number-columns-repeated="5"/>
          <table:table-cell office:value-type="string" calcext:value-type="string">
            <text:p><text:s text:c="2"/>Trying to prove $equiv for \dat_rsp_pipe_pd [2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21]: success!</text:p>
          </table:table-cell>
          <table:table-cell table:number-columns-repeated="5"/>
          <table:table-cell office:value-type="string" calcext:value-type="string">
            <text:p><text:s text:c="2"/>Trying to prove $equiv for \dat_rsp_exec_pvld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22]: success!</text:p>
          </table:table-cell>
          <table:table-cell table:number-columns-repeated="5"/>
          <table:table-cell office:value-type="string" calcext:value-type="string">
            <text:p><text:s text:c="2"/>Trying to prove $equiv for \dat_rsp_exec_dummy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23]: success!</text:p>
          </table:table-cell>
          <table:table-cell table:number-columns-repeated="5"/>
          <table:table-cell office:value-type="string" calcext:value-type="string">
            <text:p><text:s/>Grouping SAT models for \dat_rsp_exec_sub_h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24]: success!</text:p>
          </table:table-cell>
          <table:table-cell table:number-columns-repeated="5"/>
          <table:table-cell office:value-type="string" calcext:value-type="string">
            <text:p><text:s text:c="2"/>Trying to prove $equiv for \dat_rsp_exec_sub_h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25]: success!</text:p>
          </table:table-cell>
          <table:table-cell table:number-columns-repeated="5"/>
          <table:table-cell office:value-type="string" calcext:value-type="string">
            <text:p><text:s text:c="2"/>Trying to prove $equiv for \dat_rsp_exec_sub_h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26]: success!</text:p>
          </table:table-cell>
          <table:table-cell table:number-columns-repeated="5"/>
          <table:table-cell office:value-type="string" calcext:value-type="string">
            <text:p><text:s/>Grouping SAT models for \rsp_sft_cnt_l0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27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0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28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0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29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0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30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0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31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0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32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0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33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0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34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0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35]: success!</text:p>
          </table:table-cell>
          <table:table-cell table:number-columns-repeated="5"/>
          <table:table-cell office:value-type="string" calcext:value-type="string">
            <text:p><text:s/>Grouping SAT models for \rsp_sft_cnt_l1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36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1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37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1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38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1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39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1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40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1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41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1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42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1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43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1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44]: success!</text:p>
          </table:table-cell>
          <table:table-cell table:number-columns-repeated="5"/>
          <table:table-cell office:value-type="string" calcext:value-type="string">
            <text:p><text:s/>Grouping SAT models for \rsp_sft_cnt_l2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45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2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46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2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47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2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48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2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49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2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50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2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51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2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52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2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53]: success!</text:p>
          </table:table-cell>
          <table:table-cell table:number-columns-repeated="5"/>
          <table:table-cell office:value-type="string" calcext:value-type="string">
            <text:p><text:s/>Grouping SAT models for \rsp_sft_cnt_l3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54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3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55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3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56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3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57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3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58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3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59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3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60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3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61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3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62]: success!</text:p>
          </table:table-cell>
          <table:table-cell table:number-columns-repeated="5"/>
          <table:table-cell office:value-type="string" calcext:value-type="string">
            <text:p><text:s/>Grouping SAT models for \rsp_sft_cnt_l0_ori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63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0_ori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64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0_ori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65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0_ori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66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0_ori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67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0_ori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68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0_ori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69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0_ori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70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0_ori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71]: success!</text:p>
          </table:table-cell>
          <table:table-cell table:number-columns-repeated="5"/>
          <table:table-cell office:value-type="string" calcext:value-type="string">
            <text:p><text:s/>Grouping SAT models for \rsp_sft_cnt_l1_ori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72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1_ori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73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1_ori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74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1_ori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75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1_ori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76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1_ori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77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1_ori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78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1_ori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79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1_ori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80]: success!</text:p>
          </table:table-cell>
          <table:table-cell table:number-columns-repeated="5"/>
          <table:table-cell office:value-type="string" calcext:value-type="string">
            <text:p><text:s/>Grouping SAT models for \rsp_sft_cnt_l2_ori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81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2_ori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82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2_ori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83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2_ori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84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2_ori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85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2_ori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86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2_ori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87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2_ori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88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2_ori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89]: success!</text:p>
          </table:table-cell>
          <table:table-cell table:number-columns-repeated="5"/>
          <table:table-cell office:value-type="string" calcext:value-type="string">
            <text:p><text:s/>Grouping SAT models for \rsp_sft_cnt_l3_ori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90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3_ori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91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3_ori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92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3_ori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93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3_ori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94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3_ori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95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3_ori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96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3_ori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97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3_ori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98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0_ori_en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99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1_ori_en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100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2_ori_en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101]: success!</text:p>
          </table:table-cell>
          <table:table-cell table:number-columns-repeated="5"/>
          <table:table-cell office:value-type="string" calcext:value-type="string">
            <text:p><text:s text:c="2"/>Trying to prove $equiv for \rsp_sft_cnt_l3_ori_en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102]: success!</text:p>
          </table:table-cell>
          <table:table-cell table:number-columns-repeated="5"/>
          <table:table-cell office:value-type="string" calcext:value-type="string">
            <text:p><text:s text:c="2"/>Trying to prove $equiv for \dat_out_pvld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103]: success!</text:p>
          </table:table-cell>
          <table:table-cell table:number-columns-repeated="5"/>
          <table:table-cell office:value-type="string" calcext:value-type="string">
            <text:p><text:s/>Grouping SAT models for \dat_out_flag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104]: success!</text:p>
          </table:table-cell>
          <table:table-cell table:number-columns-repeated="5"/>
          <table:table-cell office:value-type="string" calcext:value-type="string">
            <text:p><text:s text:c="2"/>Trying to prove $equiv for \dat_out_flag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105]: success!</text:p>
          </table:table-cell>
          <table:table-cell table:number-columns-repeated="5"/>
          <table:table-cell office:value-type="string" calcext:value-type="string">
            <text:p><text:s text:c="2"/>Trying to prove $equiv for \dat_out_flag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106]: success!</text:p>
          </table:table-cell>
          <table:table-cell table:number-columns-repeated="5"/>
          <table:table-cell office:value-type="string" calcext:value-type="string">
            <text:p><text:s text:c="2"/>Trying to prove $equiv for \dat_out_flag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107]: success!</text:p>
          </table:table-cell>
          <table:table-cell table:number-columns-repeated="5"/>
          <table:table-cell office:value-type="string" calcext:value-type="string">
            <text:p><text:s text:c="2"/>Trying to prove $equiv for \dat_out_flag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108]: success!</text:p>
          </table:table-cell>
          <table:table-cell table:number-columns-repeated="5"/>
          <table:table-cell office:value-type="string" calcext:value-type="string">
            <text:p><text:s text:c="2"/>Trying to prove $equiv for \dat_out_flag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109]: success!</text:p>
          </table:table-cell>
          <table:table-cell table:number-columns-repeated="5"/>
          <table:table-cell office:value-type="string" calcext:value-type="string">
            <text:p><text:s text:c="2"/>Trying to prove $equiv for \dat_out_flag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110]: success!</text:p>
          </table:table-cell>
          <table:table-cell table:number-columns-repeated="5"/>
          <table:table-cell office:value-type="string" calcext:value-type="string">
            <text:p><text:s text:c="2"/>Trying to prove $equiv for \dat_out_flag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111]: success!</text:p>
          </table:table-cell>
          <table:table-cell table:number-columns-repeated="5"/>
          <table:table-cell office:value-type="string" calcext:value-type="string">
            <text:p><text:s text:c="2"/>Trying to prove $equiv for \dat_out_flag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112]: success!</text:p>
          </table:table-cell>
          <table:table-cell table:number-columns-repeated="5"/>
          <table:table-cell office:value-type="string" calcext:value-type="string">
            <text:p><text:s text:c="2"/>Trying to prove $equiv for \dat_out_flag [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113]: success!</text:p>
          </table:table-cell>
          <table:table-cell table:number-columns-repeated="5"/>
          <table:table-cell office:value-type="string" calcext:value-type="string">
            <text:p><text:s text:c="2"/>Trying to prove $equiv for \dat_out_pvld_w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114]: success!</text:p>
          </table:table-cell>
          <table:table-cell table:number-columns-repeated="5"/>
          <table:table-cell office:value-type="string" calcext:value-type="string">
            <text:p>Proved 0 previously unproven $equiv cells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dat_rsp_l2c0 [1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1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2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3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4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5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5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5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5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5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5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5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5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5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5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5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0 [5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Grouping SAT models for \dat_rsp_l3c0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1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2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3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4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5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5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5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5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5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5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5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5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5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5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5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0 [5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Grouping SAT models for \dat_rsp_l0c1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1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2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3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4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5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5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5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5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5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5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5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5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5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5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5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c1 [5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Grouping SAT models for \dat_rsp_l1c1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1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2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3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4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5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5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5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5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5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5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5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5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5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5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5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c1 [5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Grouping SAT models for \dat_rsp_l2c1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1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2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3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4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5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5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5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5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5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5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5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5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5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5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5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c1 [5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Grouping SAT models for \dat_rsp_l3c1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1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2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3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4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5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5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5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5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5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5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5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5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5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5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5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c1 [5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Grouping SAT models for \dat_rsp_l0_sft_in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2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3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4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5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6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7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8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9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0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0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0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0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0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0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0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0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0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0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0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0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0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0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0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0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0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0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0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0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0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0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0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0_sft_in [10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Grouping SAT models for \dat_rsp_l1_sft_in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2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3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4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5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6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7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8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9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0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0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0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0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0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0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0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0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0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0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0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0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0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0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0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0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0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0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0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0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0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0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0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1_sft_in [10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Grouping SAT models for \dat_rsp_l2_sft_in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2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3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4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5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6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7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8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9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0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0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0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0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0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0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0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0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0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0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0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0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0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0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0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0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0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0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0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0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0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0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0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2_sft_in [10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Grouping SAT models for \dat_rsp_l3_sft_in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2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3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4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5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6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7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8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6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6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6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6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6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6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7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7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7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7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7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7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7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7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7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7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8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8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8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8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8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8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8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8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8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8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9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9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9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9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9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9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9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9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9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99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00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00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00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00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00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00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00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00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00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00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0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0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0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0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0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0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0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0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0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0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0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0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0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l3_sft_in [10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sft_d1_en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sft_d2_en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sft_d3_en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Grouping SAT models for \dat_rsp_cur_h_mask_p1 [31:0]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1 [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1 [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1 [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1 [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1 [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1 [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1 [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1 [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1 [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1 [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1 [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1 [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1 [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1 [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1 [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1 [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1 [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1 [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1 [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1 [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1 [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1 [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1 [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1 [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1 [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1 [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1 [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1 [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1 [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1 [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1 [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1 [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Grouping SAT models for \dat_rsp_cur_h_mask_p2 [15:0]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2 [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2 [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2 [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2 [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2 [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2 [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2 [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2 [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2 [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2 [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2 [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2 [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2 [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2 [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2 [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2 [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Grouping SAT models for \dat_rsp_cur_h_mask_p3 [15:0]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3 [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3 [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3 [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3 [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3 [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3 [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3 [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3 [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3 [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3 [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3 [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3 [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3 [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3 [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3 [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cur_h_mask_p3 [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Grouping SAT models for \dat_rsp_mask_8b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1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1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1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1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1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1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1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1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1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1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2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2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2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2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2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2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2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2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2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2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3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3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3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3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3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3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3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3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3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3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4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4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4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4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4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4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4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4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4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4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5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5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5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5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5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5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5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5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5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59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6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6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6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rsp_mask_8b [6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out_pvld: failed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Grouping SAT models for \dat_out_flag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out_flag [0]: failed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out_flag [1]: failed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out_flag [2]: failed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out_flag [3]: failed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out_flag [4]: failed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out_flag [5]: failed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out_flag [6]: failed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out_flag [7]: failed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out_flag [8]: failed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at_out_pvld_w: failed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l_out_pvld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Grouping SAT models for \dl_out_flag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l_out_flag [0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l_out_flag [1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l_out_flag [2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l_out_flag [3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l_out_flag [4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l_out_flag [5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l_out_flag [6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l_out_flag [7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l_out_flag [8]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rying to prove $equiv for \dl_out_pvld_d1: success!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oved 13087 previously unproven $equiv cells.</text:p>
          </table:table-cell>
          <table:table-cell table:number-columns-repeated="11"/>
        </table:table-row>
        <table:table-row table:style-name="ro1" table:number-rows-repeated="944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number-columns-repeated="12"/>
        </table:table-row>
        <table:table-row table:style-name="ro1" table:number-rows-repeated="2">
          <table:table-cell table:number-columns-repeated="12"/>
        </table:table-row>
        <table:table-row table:style-name="ro1" table:number-rows-repeated="36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number-columns-repeated="12"/>
        </table:table-row>
        <table:table-row table:style-name="ro1" table:number-rows-repeated="15">
          <table:table-cell table:number-columns-repeated="12"/>
        </table:table-row>
        <table:table-row table:style-name="ro1" table:number-rows-repeated="3273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waived</text:p>
          </table:table-cell>
          <table:table-cell table:number-columns-repeated="6"/>
        </table:table-row>
      </table:table>
      <table:table table:name="apb2csb" table:style-name="ta1">
        <table:table-column table:style-name="co1" table:number-columns-repeated="7" table:default-cell-style-name="Default"/>
        <table:table-column table:style-name="co1" table:default-cell-style-name="ce10"/>
        <table:table-row table:style-name="ro1">
          <table:table-cell table:style-name="ce9" office:value-type="string" calcext:value-type="string">
            <text:p>Trying to prove $equiv for \rd_trans_low: failed.</text:p>
          </table:table-cell>
          <table:table-cell table:number-columns-repeated="5"/>
          <table:table-cell office:value-type="string" calcext:value-type="string">
            <text:p>tested on firesim</text:p>
          </table:table-cell>
          <table:table-cell/>
        </table:table-row>
        <table:table-row table:style-name="ro1" table:number-rows-repeated="104857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fgrom" table:style-name="ta1">
        <table:table-column table:style-name="co1" table:number-columns-repeated="7" table:default-cell-style-name="Default"/>
        <table:table-column table:style-name="co1" table:default-cell-style-name="ce10"/>
        <table:table-row table:style-name="ro1">
          <table:table-cell office:value-type="string" calcext:value-type="string">
            <text:p><text:s text:c="2"/>Trying to prove $equiv for \cfgrom2csb_resp_pd [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3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3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3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valid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3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9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5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2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7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8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4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0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16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3]: fail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rying to prove $equiv for \cfgrom2csb_resp_pd [25]: failed.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3"/>
          <table:table-cell table:number-columns-repeated="7"/>
        </table:table-row>
        <table:table-row table:style-name="ro1">
          <table:table-cell table:style-name="ce14" office:value-type="string" calcext:value-type="string">
            <text:p>NV_NVDLA_CFGROM_r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s</text:p>
          </table:table-cell>
          <table:table-cell table:number-columns-repeated="7"/>
        </table:table-row>
        <table:table-row table:style-name="ro1" table:number-rows-repeated="104853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libs" table:style-name="ta1">
        <table:table-column table:style-name="co1" table:number-columns-repeated="5" table:default-cell-style-name="Default"/>
        <table:table-column table:style-name="co1" table:default-cell-style-name="ce12"/>
        <table:table-column table:style-name="co1" table:default-cell-style-name="Default"/>
        <table:table-column table:style-name="co1" table:default-cell-style-name="ce10"/>
        <table:table-column table:style-name="co1" table:number-columns-repeated="3" table:default-cell-style-name="Default"/>
        <table:table-row table:style-name="ro1">
          <table:table-cell table:number-columns-repeated="5"/>
          <table:table-cell office:value-type="string" calcext:value-type="string">
            <text:p>ppt</text:p>
          </table:table-cell>
          <table:table-cell/>
          <table:table-cell office:value-type="string" calcext:value-type="string">
            <text:p>equiv_check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AN2D4PO4 </text:p>
          </table:table-cell>
          <table:table-cell table:number-columns-repeated="4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CKLNQD12 </text:p>
          </table:table-cell>
          <table:table-cell table:number-columns-repeated="4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CKLNQD12PO</text:p>
          </table:table-cell>
          <table:table-cell table:number-columns-repeated="4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BC_Pipe 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IS_Pipe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MUX2D4 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MUX2HDD2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OR2D1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K_GATING</text:p>
          </table:table-cell>
          <table:table-cell/>
          <table:table-cell office:value-type="string" calcext:value-type="string">
            <text:p>try to disable on fpga</text:p>
          </table:table-cell>
          <table:table-cell table:number-columns-repeated="6"/>
          <table:table-cell office:value-type="string" calcext:value-type="string">
            <text:p>Failed on Firesim</text:p>
          </table:table-cell>
          <table:table-cell office:value-type="string" calcext:value-type="string">
            <text:p>WARNING: [Place 30-568] A LUT 'WRAPPER_INST/CL/firesim_top/top/sim/target/nvdla/u_nvdla/nvdla_top/u_partition_ma/u_NV_NVDLA_cmac/wrapper/NV_soDLA_cmac/NV_NVDLA_CMAC_core/NV_NVDLA_slcg_11/SO_CLK_gate_power/p_clkgate/_T_1423[21]_bret_bret_i_3__14' is driving clock pin of 24824 registers. This could lead to large hold time violations. First few involved registers are: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WARNING: [Place 30-568] A LUT 'WRAPPER_INST/CL/firesim_top/top/sim/target/nvdla/u_nvdla/nvdla_top/u_partition_mb/u_NV_NVDLA_cmac/wrapper/NV_soDLA_cmac/NV_NVDLA_CMAC_core/NV_NVDLA_slcg/SO_CLK_gate_power/p_clkgate/_T_1423[21]_bret_bret_i_3__29' is driving clock pin of 2101 registers. This could lead to large hold time violations. First few involved registers are: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WARNING: [Place 30-568] A LUT 'WRAPPER_INST/CL/firesim_top/top/sim/target/nvdla/u_nvdla/nvdla_top/u_partition_ma/u_NV_NVDLA_cmac/wrapper/NV_soDLA_cmac/NV_NVDLA_CMAC_core/NV_NVDLA_slcg/SO_CLK_gate_power/p_clkgate/_T_1423[21]_bret_bret_i_3__13' is driving clock pin of 2101 registers. This could lead to large hold time violations. First few involved registers are: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WARNING: [Place 30-568] A LUT 'WRAPPER_INST/CL/firesim_top/top/sim/target/nvdla/u_nvdla/nvdla_top/u_partition_mb/u_NV_NVDLA_cmac/wrapper/NV_soDLA_cmac/NV_NVDLA_CMAC_core/NV_NVDLA_slcg_11/SO_CLK_gate_power/p_clkgate/_T_1423[21]_bret_bret_i_3__30' is driving clock pin of 24816 registers. This could lead to large hold time violations. First few involved registers are:</text:p>
          </table:table-cell>
        </table:table-row>
        <table:table-row table:style-name="ro1">
          <table:table-cell office:value-type="string" calcext:value-type="string">
            <text:p>NV_NVDLA_HLS_saturate</text:p>
          </table:table-cell>
          <table:table-cell table:number-columns-repeated="6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_NVDLA_HLS_shiftleftsu</text:p>
          </table:table-cell>
          <table:table-cell table:number-columns-repeated="6"/>
          <table:table-cell office:value-type="string" calcext:value-type="string">
            <text:p>data_out(16-31) failed, due to &lt;&lt; has automated width expan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_NVDLA_HLS_shiftrightss</text:p>
          </table:table-cell>
          <table:table-cell table:number-columns-repeated="6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_NVDLA_HLS_shiftrightsu</text:p>
          </table:table-cell>
          <table:table-cell table:number-columns-repeated="6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_NVDLA_HLS_shiftrightusz</text:p>
          </table:table-cell>
          <table:table-cell table:number-columns-repeated="6"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V_NVDLA_HLS_shiftrightsatsu</text:p>
          </table:table-cell>
          <table:table-cell table:number-columns-repeated="6"/>
          <table:table-cell office:value-type="string" calcext:value-type="string">
            <text:p>Trying to prove $equiv for \left_shift_sat: failed. ‘&lt;&lt;’ has automated width expansion</text:p>
          </table:table-cell>
          <table:table-cell table:number-columns-repeated="3"/>
        </table:table-row>
        <table:table-row table:style-name="ro1" table:number-rows-repeated="104855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dp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DP_RDMA_REG_d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DP_REG_dual</text:p>
          </table:table-cell>
          <table:table-cell/>
          <table:table-cell office:value-type="string" calcext:value-type="string">
            <text:p>fix on 12/14</text:p>
          </table:table-cell>
        </table:table-row>
        <table:table-row table:style-name="ro1">
          <table:table-cell office:value-type="string" calcext:value-type="string">
            <text:p>bn_mul_prelu: failed.</text:p>
          </table:table-cell>
          <table:table-cell table:number-columns-repeated="2"/>
        </table:table-row>
      </table:table>
      <table:table table:name="cdp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V_soDLA_CDP_RDMA_REG_du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V_soDLA_CDP_REG_dual</text:p>
          </table:table-cell>
          <table:table-cell table:number-columns-repeated="3"/>
          <table:table-cell office:value-type="string" calcext:value-type="string">
            <text:p>fixed on 12/14</text:p>
          </table:table-cell>
        </table:table-row>
        <table:table-row table:style-name="ro1">
          <table:table-cell office:value-type="string" calcext:value-type="string">
            <text:p>dst_base_addr_low fail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ying to prove $equiv for \input_data_type [0]: fail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ying to prove $equiv for \datin_scale [0]: fail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ying to prove $equiv for \datout_scale [0]: failed.</text:p>
          </table:table-cell>
          <table:table-cell table:number-columns-repeated="4"/>
        </table:table-row>
      </table:table>
      <table:table table:name="cdma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dma_reg</text:p>
          </table:table-cell>
          <table:table-cell table:number-columns-repeated="4"/>
          <table:table-cell office:value-type="string" calcext:value-type="string">
            <text:p>fix on 12/14</text:p>
          </table:table-cell>
        </table:table-row>
        <table:table-row table:style-name="ro1">
          <table:table-cell office:value-type="string" calcext:value-type="string">
            <text:p><text:s text:c="2"/>Trying to prove $equiv for \line_stride [1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9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1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1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5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6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7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1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19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2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2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11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1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1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22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23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24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28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29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30]: fail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rying to prove $equiv for \line_stride [31]: failed.</text:p>
          </table:table-cell>
          <table:table-cell table:number-columns-repeated="5"/>
        </table:table-row>
      </table:table>
      <table:table table:name="risk accessment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hazard analysi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: Frequently</text:p>
          </table:table-cell>
          <table:table-cell office:value-type="string" calcext:value-type="string">
            <text:p>B: Probable</text:p>
          </table:table-cell>
          <table:table-cell office:value-type="string" calcext:value-type="string">
            <text:p>C: Occasional</text:p>
          </table:table-cell>
          <table:table-cell office:value-type="string" calcext:value-type="string">
            <text:p>D: Remote</text:p>
          </table:table-cell>
          <table:table-cell office:value-type="string" calcext:value-type="string">
            <text:p>E: Improbable</text:p>
          </table:table-cell>
        </table:table-row>
        <table:table-row table:style-name="ro1">
          <table:table-cell/>
          <table:table-cell office:value-type="string" calcext:value-type="string">
            <text:p>1. Catastrophic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</table:table-row>
        <table:table-row table:style-name="ro1">
          <table:table-cell/>
          <table:table-cell office:value-type="string" calcext:value-type="string">
            <text:p>2. Critical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</table:table-row>
        <table:table-row table:style-name="ro1">
          <table:table-cell/>
          <table:table-cell office:value-type="string" calcext:value-type="string">
            <text:p>3. Serious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</table:table-row>
        <table:table-row table:style-name="ro1">
          <table:table-cell/>
          <table:table-cell office:value-type="string" calcext:value-type="string">
            <text:p>4. Minor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</table:table-row>
      </table:table>
      <table:named-expressions/>
      <table:database-ranges>
        <table:database-range table:name="__Anonymous_Sheet_DB__4" table:target-range-address="csc.E19:csc.E1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ans-Italic" svg:font-family="LiberationSans-Italic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9">00/00/0000</text:date>, <text:time style:data-style-name="N2" text:time-value="16:11:03.5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1.1$Windows_X86_64 LibreOffice_project/60bfb1526849283ce2491346ed2aa51c465abfe6</meta:generator>
    <dc:date>2019-12-19T21:17:42.135000000</dc:date>
    <meta:editing-duration>PT4H57M53S</meta:editing-duration>
    <meta:editing-cycles>13</meta:editing-cycles>
    <meta:document-statistic meta:table-count="12" meta:cell-count="11016" meta:object-count="0"/>
  </office:meta>
</office:document-meta>
</file>